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216cm"/>
    </style:style>
    <style:style style:name="co2" style:family="table-column">
      <style:table-column-properties fo:break-before="auto" style:column-width="3.667cm"/>
    </style:style>
    <style:style style:name="co3" style:family="table-column">
      <style:table-column-properties fo:break-before="auto" style:column-width="2.612cm"/>
    </style:style>
    <style:style style:name="co4" style:family="table-column">
      <style:table-column-properties fo:break-before="auto" style:column-width="9.079cm"/>
    </style:style>
    <style:style style:name="co5" style:family="table-column">
      <style:table-column-properties fo:break-before="auto" style:column-width="1.586cm"/>
    </style:style>
    <style:style style:name="co6" style:family="table-column">
      <style:table-column-properties fo:break-before="auto" style:column-width="2.752cm"/>
    </style:style>
    <style:style style:name="co7" style:family="table-column">
      <style:table-column-properties fo:break-before="auto" style:column-width="3.473cm"/>
    </style:style>
    <style:style style:name="co8" style:family="table-column">
      <style:table-column-properties fo:break-before="auto" style:column-width="14.656cm"/>
    </style:style>
    <style:style style:name="co9" style:family="table-column">
      <style:table-column-properties fo:break-before="auto" style:column-width="4.583cm"/>
    </style:style>
    <style:style style:name="co10" style:family="table-column">
      <style:table-column-properties fo:break-before="auto" style:column-width="18.514cm"/>
    </style:style>
    <style:style style:name="co11" style:family="table-column">
      <style:table-column-properties fo:break-before="auto" style:column-width="11.53cm"/>
    </style:style>
    <style:style style:name="co12" style:family="table-column">
      <style:table-column-properties fo:break-before="auto" style:column-width="40.916cm"/>
    </style:style>
    <style:style style:name="co13" style:family="table-column">
      <style:table-column-properties fo:break-before="auto" style:column-width="37.606cm"/>
    </style:style>
    <style:style style:name="co14" style:family="table-column">
      <style:table-column-properties fo:break-before="auto" style:column-width="7.468cm"/>
    </style:style>
    <style:style style:name="co15" style:family="table-column">
      <style:table-column-properties fo:break-before="auto" style:column-width="2.267cm"/>
    </style:style>
    <style:style style:name="ro1"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office:automatic-styles>
  <office:body>
    <office:spreadsheet>
      <table:table table:name="Feuille1" table:style-name="ta1" table:print="false">
        <table:table-column table:style-name="co1" table:default-cell-style-name="ce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receivingnews2filename</text:p>
          </table:table-cell>
          <table:table-cell office:value-type="string">
            <text:p>filename</text:p>
          </table:table-cell>
          <table:table-cell office:value-type="string">
            <text:p>GMT_timestamp</text:p>
          </table:table-cell>
          <table:table-cell office:value-type="string">
            <text:p>local_timestamp</text:p>
          </table:table-cell>
          <table:table-cell office:value-type="string">
            <text:p>id</text:p>
          </table:table-cell>
          <table:table-cell office:value-type="string">
            <text:p>link</text:p>
          </table:table-cell>
          <table:table-cell office:value-type="string">
            <text:p>duration</text:p>
          </table:table-cell>
          <table:table-cell office:value-type="string">
            <text:p>duration_m</text:p>
          </table:table-cell>
          <table:table-cell office:value-type="string">
            <text:p>row4</text:p>
          </table:table-cell>
          <table:table-cell office:value-type="string">
            <text:p>row5</text:p>
          </table:table-cell>
          <table:table-cell office:value-type="string">
            <text:p>row6</text:p>
          </table:table-cell>
          <table:table-cell office:value-type="string">
            <text:p>row7</text:p>
          </table:table-cell>
          <table:table-cell office:value-type="string">
            <text:p>row8</text:p>
          </table:table-cell>
          <table:table-cell office:value-type="string">
            <text:p>row9</text:p>
          </table:table-cell>
          <table:table-cell office:value-type="string">
            <text:p>row10</text:p>
          </table:table-cell>
          <table:table-cell office:value-type="string">
            <text:p>row11</text:p>
          </table:table-cell>
          <table:table-cell office:value-type="string">
            <text:p>row12</text:p>
          </table:table-cell>
          <table:table-cell office:value-type="string">
            <text:p>row13</text:p>
          </table:table-cell>
          <table:table-cell office:value-type="string">
            <text:p>row15</text:p>
          </table:table-cell>
          <table:table-cell office:value-type="string">
            <text:p>row16</text:p>
          </table:table-cell>
          <table:table-cell office:value-type="string">
            <text:p>row17</text:p>
          </table:table-cell>
          <table:table-cell office:value-type="string">
            <text:p>row19</text:p>
          </table:table-cell>
          <table:table-cell office:value-type="string">
            <text:p>row20</text:p>
          </table:table-cell>
          <table:table-cell office:value-type="string">
            <text:p>row21</text:p>
          </table:table-cell>
          <table:table-cell office:value-type="string">
            <text:p>row22</text:p>
          </table:table-cell>
        </table:table-row>
        <table:table-row table:style-name="ro1">
          <table:table-cell office:value-type="string">
            <text:p>294929_201112_154613_M081642.csv</text:p>
          </table:table-cell>
          <table:table-cell office:value-type="string">
            <text:p>589965_201112_155113_M081642.csv</text:p>
          </table:table-cell>
          <table:table-cell office:value-type="string">
            <text:p>2020-11-12_15:46:59</text:p>
          </table:table-cell>
          <table:table-cell office:value-type="string">
            <text:p>2020-11-12_16:46:59</text:p>
          </table:table-cell>
          <table:table-cell office:value-type="string">
            <text:p>M081642</text:p>
          </table:table-cell>
          <table:table-cell office:value-type="string">
            <text:p>https://www.testable.org/experiment/4303/589965/start</text:p>
          </table:table-cell>
          <table:table-cell office:value-type="float" office:value="269045">
            <text:p>269045</text:p>
          </table:table-cell>
          <table:table-cell office:value-type="float" office:value="4.4840833333333">
            <text:p>4.4840833333</text:p>
          </table:table-cell>
          <table:table-cell office:value-type="string">
            <text:p>Presque toujours</text:p>
          </table:table-cell>
          <table:table-cell office:value-type="string">
            <text:p>Presque jamais</text:p>
          </table:table-cell>
          <table:table-cell office:value-type="string">
            <text:p>Souvent</text:p>
          </table:table-cell>
          <table:table-cell office:value-type="string">
            <text:p>Presque jamais</text:p>
          </table:table-cell>
          <table:table-cell office:value-type="string">
            <text:p>Souvent</text:p>
          </table:table-cell>
          <table:table-cell office:value-type="string">
            <text:p>Presque toujours</text:p>
          </table:table-cell>
          <table:table-cell table:number-columns-repeated="2" office:value-type="string">
            <text:p>Souvent</text:p>
          </table:table-cell>
          <table:table-cell table:number-columns-repeated="2" office:value-type="string">
            <text:p>Presque toujours</text:p>
          </table:table-cell>
          <table:table-cell office:value-type="string">
            <text:p>Internet;Réseaux sociaux</text:p>
          </table:table-cell>
          <table:table-cell office:value-type="string">
            <text:p>4 à 5 fois par jour</text:p>
          </table:table-cell>
          <table:table-cell office:value-type="float" office:value="3">
            <text:p>3</text:p>
          </table:table-cell>
          <table:table-cell office:value-type="string">
            <text:p>j'ai fais en fonction de mes connaissances, si j'ai un doute je laisse le robot décider.</text:p>
          </table:table-cell>
          <table:table-cell office:value-type="string">
            <text:p>j'ai fais en fonction de mes connaissances encore une fois, si j'ai un doute je prends l'information</text:p>
          </table:table-cell>
          <table:table-cell office:value-type="string">
            <text:p>Oui</text:p>
          </table:table-cell>
          <table:table-cell office:value-type="string">
            <text:p>david.nazarian65@outlook.fr</text:p>
          </table:table-cell>
        </table:table-row>
        <table:table-row table:style-name="ro1">
          <table:table-cell office:value-type="string">
            <text:p>294929_201112_170739_M087773.csv</text:p>
          </table:table-cell>
          <table:table-cell office:value-type="string">
            <text:p>589965_201112_171835_M087773.csv</text:p>
          </table:table-cell>
          <table:table-cell office:value-type="string">
            <text:p>2020-11-12_17:08:55</text:p>
          </table:table-cell>
          <table:table-cell office:value-type="string">
            <text:p>2020-11-12_18:08:55</text:p>
          </table:table-cell>
          <table:table-cell office:value-type="string">
            <text:p>M087773</text:p>
          </table:table-cell>
          <table:table-cell office:value-type="string">
            <text:p>https://www.testable.org/experiment/4303/589965/start</text:p>
          </table:table-cell>
          <table:table-cell office:value-type="float" office:value="608567">
            <text:p>608567</text:p>
          </table:table-cell>
          <table:table-cell office:value-type="float" office:value="10.142783333333">
            <text:p>10.1427833333</text:p>
          </table:table-cell>
          <table:table-cell table:number-columns-repeated="2" office:value-type="string">
            <text:p>De temps en temps</text:p>
          </table:table-cell>
          <table:table-cell office:value-type="string">
            <text:p>Souvent</text:p>
          </table:table-cell>
          <table:table-cell table:number-columns-repeated="4" office:value-type="string">
            <text:p>Presque toujours</text:p>
          </table:table-cell>
          <table:table-cell office:value-type="string">
            <text:p>De temps en temps</text:p>
          </table:table-cell>
          <table:table-cell table:number-columns-repeated="2" office:value-type="string">
            <text:p>Presque toujours</text:p>
          </table:table-cell>
          <table:table-cell office:value-type="string">
            <text:p>Internet;Votre entourage</text:p>
          </table:table-cell>
          <table:table-cell office:value-type="string">
            <text:p>Moins d'1 fois par semaine</text:p>
          </table:table-cell>
          <table:table-cell office:value-type="float" office:value="4">
            <text:p>4</text:p>
          </table:table-cell>
          <table:table-cell office:value-type="string">
            <text:p>Me baser sur mes connaissances, ma logique et mon instinct.</text:p>
          </table:table-cell>
          <table:table-cell office:value-type="string">
            <text:p>Quand je souhaitais en recevoir je choisissais sois 5 ou 10 points en fonctions de mon envie en demandant de les recevoir.\nQuand cela ne m'intéressait pas, je choisissais 1 point en demandant de ne pas les recevoir.</text:p>
          </table:table-cell>
          <table:table-cell office:value-type="string">
            <text:p>J'en ai fortement douté, surtout du fait que je n'ai absolument pas communiqué mon adresse email nulle part durant toute l'expérience.</text:p>
          </table:table-cell>
          <table:table-cell office:value-type="string">
            <text:p>dec772@gmail.com</text:p>
          </table:table-cell>
        </table:table-row>
        <table:table-row table:style-name="ro1">
          <table:table-cell office:value-type="string">
            <text:p>294929_201114_223907_M089275.csv</text:p>
          </table:table-cell>
          <table:table-cell office:value-type="string">
            <text:p>589965_201114_224506_M089275.csv</text:p>
          </table:table-cell>
          <table:table-cell office:value-type="string">
            <text:p>2020-11-14_22:39:49</text:p>
          </table:table-cell>
          <table:table-cell office:value-type="string">
            <text:p>2020-11-14_23:39:49</text:p>
          </table:table-cell>
          <table:table-cell office:value-type="string">
            <text:p>M089275</text:p>
          </table:table-cell>
          <table:table-cell office:value-type="string">
            <text:p>https://www.testable.org/experiment/4303/589965/start</text:p>
          </table:table-cell>
          <table:table-cell office:value-type="float" office:value="359560">
            <text:p>359560</text:p>
          </table:table-cell>
          <table:table-cell office:value-type="float" office:value="5.9926666666667">
            <text:p>5.9926666667</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table:number-columns-repeated="3" office:value-type="string">
            <text:p>Presque toujours</text:p>
          </table:table-cell>
          <table:table-cell table:number-columns-repeated="3" office:value-type="string">
            <text:p>De temps en temps</text:p>
          </table:table-cell>
          <table:table-cell office:value-type="string">
            <text:p>Télévision;Journaux et magazines papier;Internet;Réseaux sociaux</text:p>
          </table:table-cell>
          <table:table-cell office:value-type="string">
            <text:p>2 à 3 fois par jour</text:p>
          </table:table-cell>
          <table:table-cell office:value-type="string">
            <text:p>une dizaine</text:p>
          </table:table-cell>
          <table:table-cell office:value-type="string">
            <text:p>selon mes estimations de ce qui pourrait s'avérer faux et vrai, et de temps en temps mes connaissances.</text:p>
          </table:table-cell>
          <table:table-cell office:value-type="string">
            <text:p>J'ai demandé à avoir des informations supplémentaires pour les affirmations qui m'intéressaient le plus et pour lesquelles je me questionnais vraiment sur la véracité du sujet</text:p>
          </table:table-cell>
          <table:table-cell office:value-type="string">
            <text:p>oui</text:p>
          </table:table-cell>
          <table:table-cell office:value-type="string">
            <text:p>awad.fb.pauline@gmail.com</text:p>
          </table:table-cell>
        </table:table-row>
        <table:table-row table:style-name="ro1">
          <table:table-cell office:value-type="string">
            <text:p>294929_201116_212417_M068026.csv</text:p>
          </table:table-cell>
          <table:table-cell office:value-type="string">
            <text:p>589965_201116_212959_Sam-Desobeaux.csv</text:p>
          </table:table-cell>
          <table:table-cell office:value-type="string">
            <text:p>2020-11-16_21:25:53</text:p>
          </table:table-cell>
          <table:table-cell office:value-type="string">
            <text:p>2020-11-16_22:25:53</text:p>
          </table:table-cell>
          <table:table-cell office:value-type="string">
            <text:p>Sam Desobe</text:p>
          </table:table-cell>
          <table:table-cell office:value-type="string">
            <text:p>https://www.testable.org/experiment/4303/589965/start</text:p>
          </table:table-cell>
          <table:table-cell office:value-type="float" office:value="256342">
            <text:p>256342</text:p>
          </table:table-cell>
          <table:table-cell office:value-type="float" office:value="4.2723666666667">
            <text:p>4.2723666667</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Presque jamais</text:p>
          </table:table-cell>
          <table:table-cell office:value-type="string">
            <text:p>Souvent</text:p>
          </table:table-cell>
          <table:table-cell office:value-type="string">
            <text:p>Télévision;Radio;Journaux et magazines papier;Internet;Réseaux sociaux;Votre entourage</text:p>
          </table:table-cell>
          <table:table-cell office:value-type="string">
            <text:p>4 à 5 fois parsemaine</text:p>
          </table:table-cell>
          <table:table-cell office:value-type="float" office:value="5">
            <text:p>5</text:p>
          </table:table-cell>
          <table:table-cell office:value-type="string">
            <text:p>Réfléchir attentivement pour être certain de ne pas me tromper</text:p>
          </table:table-cell>
          <table:table-cell office:value-type="string">
            <text:p>Mon envie à vouloir en apprendre plus ou non</text:p>
          </table:table-cell>
          <table:table-cell office:value-type="string">
            <text:p>Je ne sais pas</text:p>
          </table:table-cell>
          <table:table-cell office:value-type="string">
            <text:p>sam.desobeaux1611@gmail.com</text:p>
          </table:table-cell>
        </table:table-row>
        <table:table-row table:style-name="ro1">
          <table:table-cell office:value-type="string">
            <text:p>294929_201117_142632_M023115.csv</text:p>
          </table:table-cell>
          <table:table-cell office:value-type="string">
            <text:p>589965_201117_143005_Isabella.csv</text:p>
          </table:table-cell>
          <table:table-cell office:value-type="string">
            <text:p>2020-11-17_14:27:24</text:p>
          </table:table-cell>
          <table:table-cell office:value-type="string">
            <text:p>2020-11-17_15:27:24</text:p>
          </table:table-cell>
          <table:table-cell office:value-type="string">
            <text:p>Isabella</text:p>
          </table:table-cell>
          <table:table-cell office:value-type="string">
            <text:p>https://www.testable.org/experiment/4303/589965/start</text:p>
          </table:table-cell>
          <table:table-cell office:value-type="float" office:value="176016">
            <text:p>176016</text:p>
          </table:table-cell>
          <table:table-cell office:value-type="float" office:value="2.9336">
            <text:p>2.9336</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De temps en temps</text:p>
          </table:table-cell>
          <table:table-cell table:number-columns-repeated="2" office:value-type="string">
            <text:p>Presque toujours</text:p>
          </table:table-cell>
          <table:table-cell table:number-columns-repeated="2" office:value-type="string">
            <text:p>Souvent</text:p>
          </table:table-cell>
          <table:table-cell office:value-type="string">
            <text:p>De temps en temps</text:p>
          </table:table-cell>
          <table:table-cell office:value-type="string">
            <text:p>Souvent</text:p>
          </table:table-cell>
          <table:table-cell office:value-type="string">
            <text:p>Télévision;Internet;Réseaux sociaux;Votre entourage</text:p>
          </table:table-cell>
          <table:table-cell office:value-type="string">
            <text:p>1 fois par jour</text:p>
          </table:table-cell>
          <table:table-cell office:value-type="float" office:value="4">
            <text:p>4</text:p>
          </table:table-cell>
          <table:table-cell table:number-columns-repeated="2" office:value-type="string">
            <text:p>intuition</text:p>
          </table:table-cell>
          <table:table-cell office:value-type="string">
            <text:p>non</text:p>
          </table:table-cell>
          <table:table-cell office:value-type="string">
            <text:p>isabellapdc@hotmail.com</text:p>
          </table:table-cell>
        </table:table-row>
        <table:table-row table:style-name="ro1">
          <table:table-cell office:value-type="string">
            <text:p>294929_201117_151623_M065810.csv</text:p>
          </table:table-cell>
          <table:table-cell office:value-type="string">
            <text:p>589965_201117_152019_Ariane-Fagot-Barraly.csv</text:p>
          </table:table-cell>
          <table:table-cell office:value-type="string">
            <text:p>2020-11-17_15:16:40</text:p>
          </table:table-cell>
          <table:table-cell office:value-type="string">
            <text:p>2020-11-17_16:16:40</text:p>
          </table:table-cell>
          <table:table-cell office:value-type="string">
            <text:p>Ariane Fag</text:p>
          </table:table-cell>
          <table:table-cell office:value-type="string">
            <text:p>https://www.testable.org/experiment/4303/589965/start</text:p>
          </table:table-cell>
          <table:table-cell office:value-type="float" office:value="237760">
            <text:p>237760</text:p>
          </table:table-cell>
          <table:table-cell office:value-type="float" office:value="3.9626666666667">
            <text:p>3.9626666667</text:p>
          </table:table-cell>
          <table:table-cell office:value-type="string">
            <text:p>Presque toujours</text:p>
          </table:table-cell>
          <table:table-cell office:value-type="string">
            <text:p>De temps en temps</text:p>
          </table:table-cell>
          <table:table-cell office:value-type="string">
            <text:p>Souvent</text:p>
          </table:table-cell>
          <table:table-cell table:number-columns-repeated="7" office:value-type="string">
            <text:p>Presque toujours</text:p>
          </table:table-cell>
          <table:table-cell office:value-type="string">
            <text:p>Télévision;Radio;Internet;Réseaux sociaux</text:p>
          </table:table-cell>
          <table:table-cell office:value-type="string">
            <text:p>Plus de 4 à 5 fois par jour</text:p>
          </table:table-cell>
          <table:table-cell office:value-type="float" office:value="10">
            <text:p>10</text:p>
          </table:table-cell>
          <table:table-cell office:value-type="string">
            <text:p>J'ai réfléchi</text:p>
          </table:table-cell>
          <table:table-cell office:value-type="string">
            <text:p>Je n'ai pas voulu recevoir ces infos</text:p>
          </table:table-cell>
          <table:table-cell office:value-type="string">
            <text:p>oui</text:p>
          </table:table-cell>
          <table:table-cell office:value-type="string">
            <text:p>fagotbarraly.a@gmail.com</text:p>
          </table:table-cell>
        </table:table-row>
        <table:table-row table:style-name="ro1">
          <table:table-cell office:value-type="string">
            <text:p>294929_201117_201058_M035500.csv</text:p>
          </table:table-cell>
          <table:table-cell office:value-type="string">
            <text:p>589965_201117_201357_Clotilde.csv</text:p>
          </table:table-cell>
          <table:table-cell office:value-type="string">
            <text:p>2020-11-17_20:11:39</text:p>
          </table:table-cell>
          <table:table-cell office:value-type="string">
            <text:p>2020-11-17_21:11:39</text:p>
          </table:table-cell>
          <table:table-cell office:value-type="string">
            <text:p>Clotilde</text:p>
          </table:table-cell>
          <table:table-cell office:value-type="string">
            <text:p>https://www.testable.org/experiment/4303/589965/start</text:p>
          </table:table-cell>
          <table:table-cell office:value-type="float" office:value="157398">
            <text:p>157398</text:p>
          </table:table-cell>
          <table:table-cell office:value-type="float" office:value="2.6233">
            <text:p>2.6233</text:p>
          </table:table-cell>
          <table:table-cell table:number-columns-repeated="2" office:value-type="string">
            <text:p>Presque toujours</text:p>
          </table:table-cell>
          <table:table-cell office:value-type="string">
            <text:p>Souvent</text:p>
          </table:table-cell>
          <table:table-cell office:value-type="string">
            <text:p>De temps en temps</text:p>
          </table:table-cell>
          <table:table-cell table:number-columns-repeated="2" office:value-type="string">
            <text:p>Presque toujours</text:p>
          </table:table-cell>
          <table:table-cell office:value-type="string">
            <text:p>Souvent</text:p>
          </table:table-cell>
          <table:table-cell table:number-columns-repeated="3" office:value-type="string">
            <text:p>Presque toujours</text:p>
          </table:table-cell>
          <table:table-cell office:value-type="string">
            <text:p>Radio;Journaux et magazines papier;Internet;Réseaux sociaux;Votre entourage</text:p>
          </table:table-cell>
          <table:table-cell office:value-type="string">
            <text:p>4 à 5 fois par jour</text:p>
          </table:table-cell>
          <table:table-cell office:value-type="float" office:value="8">
            <text:p>8</text:p>
          </table:table-cell>
          <table:table-cell office:value-type="string">
            <text:p>Je me fondais sur mes a prioris et ma culture générale.</text:p>
          </table:table-cell>
          <table:table-cell office:value-type="string">
            <text:p>Les sujets où je n'arrivais pas à me décider</text:p>
          </table:table-cell>
          <table:table-cell office:value-type="string">
            <text:p>Oui, vraiment</text:p>
          </table:table-cell>
          <table:table-cell office:value-type="string">
            <text:p>clotilde.albert@edu.em-lyon.com</text:p>
          </table:table-cell>
        </table:table-row>
        <table:table-row table:style-name="ro1">
          <table:table-cell office:value-type="string">
            <text:p>294929_201117_202637_M034392.csv</text:p>
          </table:table-cell>
          <table:table-cell office:value-type="string">
            <text:p>589965_201117_202955_Alyssa.csv</text:p>
          </table:table-cell>
          <table:table-cell office:value-type="string">
            <text:p>2020-11-17_20:27:09</text:p>
          </table:table-cell>
          <table:table-cell office:value-type="string">
            <text:p>2020-11-17_21:27:09</text:p>
          </table:table-cell>
          <table:table-cell office:value-type="string">
            <text:p>Alyssa</text:p>
          </table:table-cell>
          <table:table-cell office:value-type="string">
            <text:p>https://www.testable.org/experiment/4303/589965/start</text:p>
          </table:table-cell>
          <table:table-cell office:value-type="float" office:value="180459">
            <text:p>180459</text:p>
          </table:table-cell>
          <table:table-cell office:value-type="float" office:value="3.00765">
            <text:p>3.00765</text:p>
          </table:table-cell>
          <table:table-cell office:value-type="string">
            <text:p>Souvent</text:p>
          </table:table-cell>
          <table:table-cell office:value-type="string">
            <text:p>De temps en temps</text:p>
          </table:table-cell>
          <table:table-cell office:value-type="string">
            <text:p>Souvent</text:p>
          </table:table-cell>
          <table:table-cell table:number-columns-repeated="2"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Internet;Réseaux sociaux</text:p>
          </table:table-cell>
          <table:table-cell office:value-type="string">
            <text:p>2 à 3 fois par semaine</text:p>
          </table:table-cell>
          <table:table-cell office:value-type="float" office:value="4">
            <text:p>4</text:p>
          </table:table-cell>
          <table:table-cell office:value-type="string">
            <text:p>L'instinct</text:p>
          </table:table-cell>
          <table:table-cell office:value-type="string">
            <text:p>L'instinc</text:p>
          </table:table-cell>
          <table:table-cell office:value-type="string">
            <text:p>Je ne sais pas</text:p>
          </table:table-cell>
          <table:table-cell office:value-type="string">
            <text:p>carotinealyssa@gmail.com</text:p>
          </table:table-cell>
        </table:table-row>
        <table:table-row table:style-name="ro1">
          <table:table-cell office:value-type="string">
            <text:p>294929_201117_210059_M062486.csv</text:p>
          </table:table-cell>
          <table:table-cell office:value-type="string">
            <text:p>589965_201117_210801_M062486.csv</text:p>
          </table:table-cell>
          <table:table-cell office:value-type="string">
            <text:p>2020-11-17_21:02:00</text:p>
          </table:table-cell>
          <table:table-cell office:value-type="string">
            <text:p>2020-11-17_22:02:00</text:p>
          </table:table-cell>
          <table:table-cell office:value-type="string">
            <text:p>M062486</text:p>
          </table:table-cell>
          <table:table-cell office:value-type="string">
            <text:p>https://www.testable.org/experiment/4303/589965/start</text:p>
          </table:table-cell>
          <table:table-cell office:value-type="float" office:value="376743">
            <text:p>376743</text:p>
          </table:table-cell>
          <table:table-cell office:value-type="float" office:value="6.27905">
            <text:p>6.27905</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Radio;Internet;Réseaux sociaux;Votre entourage</text:p>
          </table:table-cell>
          <table:table-cell office:value-type="string">
            <text:p>2 à 3 fois par jour</text:p>
          </table:table-cell>
          <table:table-cell office:value-type="string">
            <text:p>Entre 1 et 3 par jour environ.</text:p>
          </table:table-cell>
          <table:table-cell office:value-type="string">
            <text:p>Plus j'étais sur et plus je choisissais un nombre proche de 100. Si je faisais plus confiance au robot j'essayais de ne pas prendre de risques.</text:p>
          </table:table-cell>
          <table:table-cell office:value-type="string">
            <text:p>Moins je connaissais le sujet et plus je choisissais des informations complémentaires .</text:p>
          </table:table-cell>
          <table:table-cell office:value-type="string">
            <text:p>Oui, je pensais recevoir une partie des informations.</text:p>
          </table:table-cell>
          <table:table-cell office:value-type="string">
            <text:p>nicolasdesbois05@gmail.com</text:p>
          </table:table-cell>
        </table:table-row>
        <table:table-row table:style-name="ro1">
          <table:table-cell office:value-type="string">
            <text:p>294929_201117_210723_M077087.csv</text:p>
          </table:table-cell>
          <table:table-cell office:value-type="string">
            <text:p>589965_201117_211242_Lohann-Dao.csv</text:p>
          </table:table-cell>
          <table:table-cell office:value-type="string">
            <text:p>2020-11-17_21:08:27</text:p>
          </table:table-cell>
          <table:table-cell office:value-type="string">
            <text:p>2020-11-17_22:08:27</text:p>
          </table:table-cell>
          <table:table-cell office:value-type="string">
            <text:p>Lohann Dao</text:p>
          </table:table-cell>
          <table:table-cell office:value-type="string">
            <text:p>https://www.testable.org/experiment/4303/589965/start</text:p>
          </table:table-cell>
          <table:table-cell office:value-type="float" office:value="268910">
            <text:p>268910</text:p>
          </table:table-cell>
          <table:table-cell office:value-type="float" office:value="4.4818333333333">
            <text:p>4.4818333333</text:p>
          </table:table-cell>
          <table:table-cell office:value-type="string">
            <text:p>Presque toujours</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Internet;Réseaux sociaux;Votre entourage</text:p>
          </table:table-cell>
          <table:table-cell office:value-type="string">
            <text:p>2 à 3 fois par jour</text:p>
          </table:table-cell>
          <table:table-cell office:value-type="float" office:value="2">
            <text:p>2</text:p>
          </table:table-cell>
          <table:table-cell office:value-type="string">
            <text:p>A l'instinct, en fonction de mon ressenti sur la véracité de ma réponse</text:p>
          </table:table-cell>
          <table:table-cell office:value-type="string">
            <text:p>En fonction de mon intérêt pour l'informations</text:p>
          </table:table-cell>
          <table:table-cell office:value-type="string">
            <text:p>Je pense que oui, je me suis posé la question durant toute l'expérience</text:p>
          </table:table-cell>
          <table:table-cell office:value-type="string">
            <text:p>lohannhardy@hotmail.fr</text:p>
          </table:table-cell>
        </table:table-row>
        <table:table-row table:style-name="ro1">
          <table:table-cell office:value-type="string">
            <text:p>294929_201117_211513_M033284.csv</text:p>
          </table:table-cell>
          <table:table-cell office:value-type="string">
            <text:p>589965_201117_211920_M033284.csv</text:p>
          </table:table-cell>
          <table:table-cell office:value-type="string">
            <text:p>2020-11-17_21:16:09</text:p>
          </table:table-cell>
          <table:table-cell office:value-type="string">
            <text:p>2020-11-17_22:16:09</text:p>
          </table:table-cell>
          <table:table-cell office:value-type="string">
            <text:p>M033284</text:p>
          </table:table-cell>
          <table:table-cell office:value-type="string">
            <text:p>https://www.testable.org/experiment/4303/589965/start</text:p>
          </table:table-cell>
          <table:table-cell office:value-type="float" office:value="205688">
            <text:p>205688</text:p>
          </table:table-cell>
          <table:table-cell office:value-type="float" office:value="3.4281333333333">
            <text:p>3.4281333333</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De temps en temps</text:p>
          </table:table-cell>
          <table:table-cell table:number-columns-repeated="2" office:value-type="string">
            <text:p>Souvent</text:p>
          </table:table-cell>
          <table:table-cell office:value-type="string">
            <text:p>Presque jamais</text:p>
          </table:table-cell>
          <table:table-cell office:value-type="string">
            <text:p>Souvent</text:p>
          </table:table-cell>
          <table:table-cell office:value-type="string">
            <text:p>Radio;Journaux et magazines papier</text:p>
          </table:table-cell>
          <table:table-cell office:value-type="string">
            <text:p>2 à 3 fois par jour</text:p>
          </table:table-cell>
          <table:table-cell office:value-type="float" office:value="2">
            <text:p>2</text:p>
          </table:table-cell>
          <table:table-cell office:value-type="string">
            <text:p>Sentiment personnel</text:p>
          </table:table-cell>
          <table:table-cell office:value-type="string">
            <text:p>Aucune</text:p>
          </table:table-cell>
          <table:table-cell office:value-type="string">
            <text:p>Oui</text:p>
          </table:table-cell>
          <table:table-cell office:value-type="string">
            <text:p>eliegerard7@gmail.com</text:p>
          </table:table-cell>
        </table:table-row>
        <table:table-row table:style-name="ro1">
          <table:table-cell office:value-type="string">
            <text:p>294929_201117_211229_M017575.csv</text:p>
          </table:table-cell>
          <table:table-cell office:value-type="string">
            <text:p>589965_201117_211950_Guillaume-Brault.csv</text:p>
          </table:table-cell>
          <table:table-cell office:value-type="string">
            <text:p>2020-11-17_21:13:07</text:p>
          </table:table-cell>
          <table:table-cell office:value-type="string">
            <text:p>2020-11-17_22:13:07</text:p>
          </table:table-cell>
          <table:table-cell office:value-type="string">
            <text:p>Guillaume </text:p>
          </table:table-cell>
          <table:table-cell office:value-type="string">
            <text:p>https://www.testable.org/experiment/4303/589965/start</text:p>
          </table:table-cell>
          <table:table-cell office:value-type="float" office:value="421737">
            <text:p>421737</text:p>
          </table:table-cell>
          <table:table-cell office:value-type="float" office:value="7.02895">
            <text:p>7.02895</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De temps en temps</text:p>
          </table:table-cell>
          <table:table-cell table:number-columns-repeated="2" office:value-type="string">
            <text:p>Presque toujours</text:p>
          </table:table-cell>
          <table:table-cell table:number-columns-repeated="2" office:value-type="string">
            <text:p>Souvent</text:p>
          </table:table-cell>
          <table:table-cell office:value-type="string">
            <text:p>Internet;Réseaux sociaux</text:p>
          </table:table-cell>
          <table:table-cell office:value-type="string">
            <text:p>Plus de 4 à 5 fois par jour</text:p>
          </table:table-cell>
          <table:table-cell office:value-type="string">
            <text:p>2 quotidiens nationaux, de multiples agences de presse internationales via twitter, les réseaux sociaux en général</text:p>
          </table:table-cell>
          <table:table-cell office:value-type="string">
            <text:p>Si j'ai bien compris le fonctionnement du jeu, donner une réponse en dessous de 50 ne sert à rien puisqu'il y aurait alors une probabilité &gt; 50% que la réponse finalement enregistrée soit l'opposé de celle choisie.\nJe choisis 100% si je pense connaître l'évènement précis en question et que je suis sûr de moi. Sinon, je jauge ma certitude entre 50 et 100.</text:p>
          </table:table-cell>
          <table:table-cell office:value-type="string">
            <text:p>Si une information supplémentaire m'intéresse, j'irai la chercher moi-même. Je ne souhaite pas recevoir une multitude de dossiers de presse que je ne lirai sans doute pas. Ainsi, je choisis "non" avec la mise minimum pour conserver mes UME</text:p>
          </table:table-cell>
          <table:table-cell office:value-type="string">
            <text:p>Oui</text:p>
          </table:table-cell>
          <table:table-cell office:value-type="string">
            <text:p>guillaume.brault@ecl20.ec-lyon.fr</text:p>
          </table:table-cell>
        </table:table-row>
        <table:table-row table:style-name="ro1">
          <table:table-cell office:value-type="string">
            <text:p>294929_201117_212208_M047885.csv</text:p>
          </table:table-cell>
          <table:table-cell office:value-type="string">
            <text:p>589965_201117_212802_M047885.csv</text:p>
          </table:table-cell>
          <table:table-cell office:value-type="string">
            <text:p>2020-11-17_21:23:19</text:p>
          </table:table-cell>
          <table:table-cell office:value-type="string">
            <text:p>2020-11-17_22:23:19</text:p>
          </table:table-cell>
          <table:table-cell office:value-type="string">
            <text:p>M047885</text:p>
          </table:table-cell>
          <table:table-cell office:value-type="string">
            <text:p>https://www.testable.org/experiment/4303/589965/start</text:p>
          </table:table-cell>
          <table:table-cell office:value-type="float" office:value="294913">
            <text:p>294913</text:p>
          </table:table-cell>
          <table:table-cell office:value-type="float" office:value="4.9152166666667">
            <text:p>4.9152166667</text:p>
          </table:table-cell>
          <table:table-cell office:value-type="string">
            <text:p>Presque toujours</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Télévision;Radio;Journaux et magazines papier;Internet;Réseaux sociaux;Votre entourage</text:p>
          </table:table-cell>
          <table:table-cell office:value-type="string">
            <text:p>Plus de 4 à 5 fois par jour</text:p>
          </table:table-cell>
          <table:table-cell office:value-type="float" office:value="5">
            <text:p>5</text:p>
          </table:table-cell>
          <table:table-cell office:value-type="string">
            <text:p>Je me demandais à quel point l'information me paraissait vraisemblable puis je cliquais sur l'échelle qui me semblait correspondre à cela.</text:p>
          </table:table-cell>
          <table:table-cell office:value-type="string">
            <text:p>En fonction de si j'avais vraiment envie d'en savoir plus sur le sujet.</text:p>
          </table:table-cell>
          <table:table-cell office:value-type="string">
            <text:p>Oui</text:p>
          </table:table-cell>
          <table:table-cell office:value-type="string">
            <text:p>ines.battisti4@gmail.com</text:p>
          </table:table-cell>
        </table:table-row>
        <table:table-row table:style-name="ro1">
          <table:table-cell office:value-type="string">
            <text:p>294929_201117_212423_M046777.csv</text:p>
          </table:table-cell>
          <table:table-cell office:value-type="string">
            <text:p>589965_201117_212827_M046777.csv</text:p>
          </table:table-cell>
          <table:table-cell office:value-type="string">
            <text:p>2020-11-17_21:25:03</text:p>
          </table:table-cell>
          <table:table-cell office:value-type="string">
            <text:p>2020-11-17_22:25:03</text:p>
          </table:table-cell>
          <table:table-cell office:value-type="string">
            <text:p>M046777</text:p>
          </table:table-cell>
          <table:table-cell office:value-type="string">
            <text:p>https://www.testable.org/experiment/4303/589965/start</text:p>
          </table:table-cell>
          <table:table-cell office:value-type="float" office:value="214705">
            <text:p>214705</text:p>
          </table:table-cell>
          <table:table-cell office:value-type="float" office:value="3.5784166666667">
            <text:p>3.5784166667</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Souvent</text:p>
          </table:table-cell>
          <table:table-cell table:number-columns-repeated="2" office:value-type="string">
            <text:p>De temps en temps</text:p>
          </table:table-cell>
          <table:table-cell office:value-type="string">
            <text:p>Télévision;Radio;Journaux et magazines papier;Internet;Réseaux sociaux</text:p>
          </table:table-cell>
          <table:table-cell office:value-type="string">
            <text:p>2 à 3 fois par jour</text:p>
          </table:table-cell>
          <table:table-cell office:value-type="float" office:value="4">
            <text:p>4</text:p>
          </table:table-cell>
          <table:table-cell office:value-type="string">
            <text:p>Selon la confiance en ma réponse, moins de 15 chances/100 si je ne suis pas sûre et entre 30 et 90 chances/100 quand je suis plus convaincue.</text:p>
          </table:table-cell>
          <table:table-cell office:value-type="string">
            <text:p>Selon mon intérêt pour le sujet.</text:p>
          </table:table-cell>
          <table:table-cell office:value-type="string">
            <text:p>Non</text:p>
          </table:table-cell>
          <table:table-cell office:value-type="string">
            <text:p>lucile.laug@sfr.fr</text:p>
          </table:table-cell>
        </table:table-row>
        <table:table-row table:style-name="ro1">
          <table:table-cell office:value-type="string">
            <text:p>294929_201117_212852_M004082.csv</text:p>
          </table:table-cell>
          <table:table-cell office:value-type="string">
            <text:p>589965_201117_213510_M004082.csv</text:p>
          </table:table-cell>
          <table:table-cell office:value-type="string">
            <text:p>2020-11-17_21:30:30</text:p>
          </table:table-cell>
          <table:table-cell office:value-type="string">
            <text:p>2020-11-17_22:30:30</text:p>
          </table:table-cell>
          <table:table-cell office:value-type="string">
            <text:p>M004082</text:p>
          </table:table-cell>
          <table:table-cell office:value-type="string">
            <text:p>https://www.testable.org/experiment/4303/589965/start</text:p>
          </table:table-cell>
          <table:table-cell office:value-type="float" office:value="301444">
            <text:p>301444</text:p>
          </table:table-cell>
          <table:table-cell office:value-type="float" office:value="5.0240666666667">
            <text:p>5.0240666667</text:p>
          </table:table-cell>
          <table:table-cell office:value-type="string">
            <text:p>Presque toujours</text:p>
          </table:table-cell>
          <table:table-cell table:number-columns-repeated="3" office:value-type="string">
            <text:p>Souvent</text:p>
          </table:table-cell>
          <table:table-cell table:number-columns-repeated="3"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Internet;Réseaux sociaux;Votre entourage</text:p>
          </table:table-cell>
          <table:table-cell office:value-type="string">
            <text:p>1 fois par jour</text:p>
          </table:table-cell>
          <table:table-cell office:value-type="float" office:value="2">
            <text:p>2</text:p>
          </table:table-cell>
          <table:table-cell office:value-type="string">
            <text:p>Répondre en fonction de ma certitude que la réponse était bonne ou fausse</text:p>
          </table:table-cell>
          <table:table-cell office:value-type="string">
            <text:p>Si cela m'intéressait ou non</text:p>
          </table:table-cell>
          <table:table-cell office:value-type="string">
            <text:p>Oui, j'espère !</text:p>
          </table:table-cell>
          <table:table-cell office:value-type="string">
            <text:p>ines.lali87@gmail.com</text:p>
          </table:table-cell>
        </table:table-row>
        <table:table-row table:style-name="ro1">
          <table:table-cell office:value-type="string">
            <text:p>294929_201117_213713_M073763.csv</text:p>
          </table:table-cell>
          <table:table-cell office:value-type="string">
            <text:p>589965_201117_214022_Mélissa.csv</text:p>
          </table:table-cell>
          <table:table-cell office:value-type="string">
            <text:p>2020-11-17_21:37:58</text:p>
          </table:table-cell>
          <table:table-cell office:value-type="string">
            <text:p>2020-11-17_22:37:58</text:p>
          </table:table-cell>
          <table:table-cell office:value-type="string">
            <text:p>Mélissa</text:p>
          </table:table-cell>
          <table:table-cell office:value-type="string">
            <text:p>https://www.testable.org/experiment/4303/589965/start</text:p>
          </table:table-cell>
          <table:table-cell office:value-type="float" office:value="160549">
            <text:p>160549</text:p>
          </table:table-cell>
          <table:table-cell office:value-type="float" office:value="2.6758166666667">
            <text:p>2.6758166667</text:p>
          </table:table-cell>
          <table:table-cell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Télévision;Journaux et magazines papier;Réseaux sociaux</text:p>
          </table:table-cell>
          <table:table-cell office:value-type="string">
            <text:p>2 à 3 fois par jour</text:p>
          </table:table-cell>
          <table:table-cell office:value-type="float" office:value="5">
            <text:p>5</text:p>
          </table:table-cell>
          <table:table-cell office:value-type="string">
            <text:p>Selon mon ressenti</text:p>
          </table:table-cell>
          <table:table-cell office:value-type="string">
            <text:p>Si cela m'intéressais ou non</text:p>
          </table:table-cell>
          <table:table-cell office:value-type="string">
            <text:p>Oui</text:p>
          </table:table-cell>
          <table:table-cell office:value-type="string">
            <text:p>s.phao99@gmail.com</text:p>
          </table:table-cell>
        </table:table-row>
        <table:table-row table:style-name="ro1">
          <table:table-cell office:value-type="string">
            <text:p>294929_201117_214935_M029960.csv</text:p>
          </table:table-cell>
          <table:table-cell office:value-type="string">
            <text:p>589965_201117_215455_M029960.csv</text:p>
          </table:table-cell>
          <table:table-cell office:value-type="string">
            <text:p>2020-11-17_21:50:19</text:p>
          </table:table-cell>
          <table:table-cell office:value-type="string">
            <text:p>2020-11-17_22:50:19</text:p>
          </table:table-cell>
          <table:table-cell office:value-type="string">
            <text:p>M029960</text:p>
          </table:table-cell>
          <table:table-cell office:value-type="string">
            <text:p>https://www.testable.org/experiment/4303/589965/start</text:p>
          </table:table-cell>
          <table:table-cell office:value-type="float" office:value="288183">
            <text:p>288183</text:p>
          </table:table-cell>
          <table:table-cell office:value-type="float" office:value="4.80305">
            <text:p>4.80305</text:p>
          </table:table-cell>
          <table:table-cell table:number-columns-repeated="5" office:value-type="string">
            <text:p>Presque toujours</text:p>
          </table:table-cell>
          <table:table-cell table:number-columns-repeated="2" office:value-type="string">
            <text:p>Souvent</text:p>
          </table:table-cell>
          <table:table-cell table:number-columns-repeated="2" office:value-type="string">
            <text:p>Presque toujours</text:p>
          </table:table-cell>
          <table:table-cell office:value-type="string">
            <text:p>Souvent</text:p>
          </table:table-cell>
          <table:table-cell office:value-type="string">
            <text:p>Journaux et magazines papier;Internet</text:p>
          </table:table-cell>
          <table:table-cell office:value-type="string">
            <text:p>Plus de 4 à 5 fois par jour</text:p>
          </table:table-cell>
          <table:table-cell office:value-type="string">
            <text:p>Près d'une dizaine.</text:p>
          </table:table-cell>
          <table:table-cell office:value-type="string">
            <text:p>Si j'étais certain de ma réponse, je mettais entre 95 et 100, au cas où un robot avec un fort pourcentage puisse me coriger, entre 60 et 95 si j'étais confiant de ma réponse, et avoisinants les 50 si je n'étais pas sûr</text:p>
          </table:table-cell>
          <table:table-cell office:value-type="string">
            <text:p>Aucune stratégie</text:p>
          </table:table-cell>
          <table:table-cell office:value-type="string">
            <text:p>Non</text:p>
          </table:table-cell>
          <table:table-cell office:value-type="string">
            <text:p>tbrouart@gmail.com</text:p>
          </table:table-cell>
        </table:table-row>
        <table:table-row table:style-name="ro1">
          <table:table-cell office:value-type="string">
            <text:p>294929_201117_215304_M086148.csv</text:p>
          </table:table-cell>
          <table:table-cell office:value-type="string">
            <text:p>589965_201117_215636_Maria.csv</text:p>
          </table:table-cell>
          <table:table-cell office:value-type="string">
            <text:p>2020-11-17_21:53:43</text:p>
          </table:table-cell>
          <table:table-cell office:value-type="string">
            <text:p>2020-11-17_22:53:43</text:p>
          </table:table-cell>
          <table:table-cell office:value-type="string">
            <text:p>Maria</text:p>
          </table:table-cell>
          <table:table-cell office:value-type="string">
            <text:p>https://www.testable.org/experiment/4303/589965/start</text:p>
          </table:table-cell>
          <table:table-cell office:value-type="float" office:value="183888">
            <text:p>183888</text:p>
          </table:table-cell>
          <table:table-cell office:value-type="float" office:value="3.0648">
            <text:p>3.0648</text:p>
          </table:table-cell>
          <table:table-cell office:value-type="string">
            <text:p>Presque toujours</text:p>
          </table:table-cell>
          <table:table-cell office:value-type="string">
            <text:p>Presque jamais</text:p>
          </table:table-cell>
          <table:table-cell office:value-type="string">
            <text:p>Souvent</text:p>
          </table:table-cell>
          <table:table-cell office:value-type="string">
            <text:p>Presque jamais</text:p>
          </table:table-cell>
          <table:table-cell table:number-columns-repeated="2" office:value-type="string">
            <text:p>Souvent</text:p>
          </table:table-cell>
          <table:table-cell table:number-columns-repeated="2" office:value-type="string">
            <text:p>Presque toujours</text:p>
          </table:table-cell>
          <table:table-cell table:number-columns-repeated="2" office:value-type="string">
            <text:p>De temps en temps</text:p>
          </table:table-cell>
          <table:table-cell office:value-type="string">
            <text:p>Télévision;Internet;Réseaux sociaux;Votre entourage</text:p>
          </table:table-cell>
          <table:table-cell office:value-type="string">
            <text:p>2 à 3 fois par semaine</text:p>
          </table:table-cell>
          <table:table-cell office:value-type="float" office:value="2">
            <text:p>2</text:p>
          </table:table-cell>
          <table:table-cell office:value-type="string">
            <text:p>De faire refléter ma façon de penser tout en essayant de proposer des combinaisons un peu plus différentes ou plus mesurées.</text:p>
          </table:table-cell>
          <table:table-cell office:value-type="string">
            <text:p>En fonction de l'importance pour moi du sujet</text:p>
          </table:table-cell>
          <table:table-cell office:value-type="string">
            <text:p>Sûrement, cela peut être enrichissant</text:p>
          </table:table-cell>
          <table:table-cell office:value-type="string">
            <text:p>maria.rivieree@gmail.com</text:p>
          </table:table-cell>
        </table:table-row>
        <table:table-row table:style-name="ro1">
          <table:table-cell office:value-type="string">
            <text:p>294929_201117_214858_M031068.csv</text:p>
          </table:table-cell>
          <table:table-cell office:value-type="string">
            <text:p>589965_201117_215733_Guillaume-Reynaert.csv</text:p>
          </table:table-cell>
          <table:table-cell office:value-type="string">
            <text:p>2020-11-17_21:50:25</text:p>
          </table:table-cell>
          <table:table-cell office:value-type="string">
            <text:p>2020-11-17_22:50:25</text:p>
          </table:table-cell>
          <table:table-cell office:value-type="string">
            <text:p>Guillaume </text:p>
          </table:table-cell>
          <table:table-cell office:value-type="string">
            <text:p>https://www.testable.org/experiment/4303/589965/start</text:p>
          </table:table-cell>
          <table:table-cell office:value-type="float" office:value="443048">
            <text:p>443048</text:p>
          </table:table-cell>
          <table:table-cell office:value-type="float" office:value="7.3841333333333">
            <text:p>7.3841333333</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De temps en temps</text:p>
          </table:table-cell>
          <table:table-cell table:number-columns-repeated="3" office:value-type="string">
            <text:p>Souvent</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Radio;Journaux et magazines papier;Internet;Réseaux sociaux</text:p>
          </table:table-cell>
          <table:table-cell office:value-type="string">
            <text:p>4 à 5 fois par jour</text:p>
          </table:table-cell>
          <table:table-cell office:value-type="string">
            <text:p>Principalement 2 : Le Monde et Les Echos</text:p>
          </table:table-cell>
          <table:table-cell office:value-type="string">
            <text:p>Selon mes connaissances sur la question : si j'étais sûr ou presque je mettais un gros pourcentage, autrement j'avais tendance à mettre de faibles pourcentages</text:p>
          </table:table-cell>
          <table:table-cell office:value-type="string">
            <text:p>Selon ma curiosité lié aux sujets et la véracité des sujets. Je ne souhaitais pas recevoir d'informations sur des sujets que je n'apprécie pas et / ou qui ne m'intéressent pas.</text:p>
          </table:table-cell>
          <table:table-cell office:value-type="string">
            <text:p>Non mais je compte bien m'informer sur des sujets qui ont éveillé ma curiosité</text:p>
          </table:table-cell>
          <table:table-cell office:value-type="string">
            <text:p>guillaume.reynaert@orange.fr</text:p>
          </table:table-cell>
        </table:table-row>
        <table:table-row table:style-name="ro1">
          <table:table-cell office:value-type="string">
            <text:p>294929_201117_215817_M028852.csv</text:p>
          </table:table-cell>
          <table:table-cell office:value-type="string">
            <text:p>589965_201117_220503_PIERRE-WYSOCKI.csv</text:p>
          </table:table-cell>
          <table:table-cell office:value-type="string">
            <text:p>2020-11-17_21:59:20</text:p>
          </table:table-cell>
          <table:table-cell office:value-type="string">
            <text:p>2020-11-17_22:59:20</text:p>
          </table:table-cell>
          <table:table-cell office:value-type="string">
            <text:p>PIERRE WYS</text:p>
          </table:table-cell>
          <table:table-cell office:value-type="string">
            <text:p>https://www.testable.org/experiment/4303/589965/start</text:p>
          </table:table-cell>
          <table:table-cell office:value-type="float" office:value="377515">
            <text:p>377515</text:p>
          </table:table-cell>
          <table:table-cell office:value-type="float" office:value="6.2919166666667">
            <text:p>6.2919166667</text:p>
          </table:table-cell>
          <table:table-cell table:number-columns-repeated="7" office:value-type="string">
            <text:p>Presque toujours</text:p>
          </table:table-cell>
          <table:table-cell office:value-type="string">
            <text:p>Souvent</text:p>
          </table:table-cell>
          <table:table-cell table:number-columns-repeated="2" office:value-type="string">
            <text:p>Presque toujours</text:p>
          </table:table-cell>
          <table:table-cell office:value-type="string">
            <text:p>Journaux et magazines papier;Internet;Votre entourage</text:p>
          </table:table-cell>
          <table:table-cell office:value-type="string">
            <text:p>Plus de 4 à 5 fois par jour</text:p>
          </table:table-cell>
          <table:table-cell office:value-type="string">
            <text:p>Le Monde, The New York Times, El Pais, Contrepoints, Les Echos</text:p>
          </table:table-cell>
          <table:table-cell office:value-type="string">
            <text:p>Simplement en me demandant si oui ou non je trouvais cela possible ou crédible.</text:p>
          </table:table-cell>
          <table:table-cell office:value-type="string">
            <text:p>J'ai choisi de ne demander aucune information supplémentaire.</text:p>
          </table:table-cell>
          <table:table-cell office:value-type="string">
            <text:p>Oui</text:p>
          </table:table-cell>
          <table:table-cell office:value-type="string">
            <text:p>wysockipierre@gmail.com</text:p>
          </table:table-cell>
        </table:table-row>
        <table:table-row table:style-name="ro1">
          <table:table-cell office:value-type="string">
            <text:p>294929_201117_222633_M090580.csv</text:p>
          </table:table-cell>
          <table:table-cell office:value-type="string">
            <text:p>589965_201117_223111_M090580.csv</text:p>
          </table:table-cell>
          <table:table-cell office:value-type="string">
            <text:p>2020-11-17_22:27:25</text:p>
          </table:table-cell>
          <table:table-cell office:value-type="string">
            <text:p>2020-11-17_23:27:25</text:p>
          </table:table-cell>
          <table:table-cell office:value-type="string">
            <text:p>M090580</text:p>
          </table:table-cell>
          <table:table-cell office:value-type="string">
            <text:p>https://www.testable.org/experiment/4303/589965/start</text:p>
          </table:table-cell>
          <table:table-cell office:value-type="float" office:value="242750">
            <text:p>242750</text:p>
          </table:table-cell>
          <table:table-cell office:value-type="float" office:value="4.0458333333333">
            <text:p>4.0458333333</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Presque jamais</text:p>
          </table:table-cell>
          <table:table-cell office:value-type="string">
            <text:p>Souvent</text:p>
          </table:table-cell>
          <table:table-cell office:value-type="string">
            <text:p>Presque jamais</text:p>
          </table:table-cell>
          <table:table-cell office:value-type="string">
            <text:p>Télévision;Internet;Réseaux sociaux;Votre entourage</text:p>
          </table:table-cell>
          <table:table-cell office:value-type="string">
            <text:p>2 à 3 fois par jour</text:p>
          </table:table-cell>
          <table:table-cell office:value-type="float" office:value="2">
            <text:p>2</text:p>
          </table:table-cell>
          <table:table-cell office:value-type="string">
            <text:p>me demander si c'était plausible ou non et si j'en avais déjà entendu parler</text:p>
          </table:table-cell>
          <table:table-cell office:value-type="string">
            <text:p>je ne souhaite pas en être informé</text:p>
          </table:table-cell>
          <table:table-cell office:value-type="string">
            <text:p>non</text:p>
          </table:table-cell>
          <table:table-cell office:value-type="string">
            <text:p>thomas.jacques@edu.em-lyon.com</text:p>
          </table:table-cell>
        </table:table-row>
        <table:table-row table:style-name="ro1">
          <table:table-cell office:value-type="string">
            <text:p>294929_201117_223422_M043453.csv</text:p>
          </table:table-cell>
          <table:table-cell office:value-type="string">
            <text:p>589965_201117_223920_RENARD.csv</text:p>
          </table:table-cell>
          <table:table-cell office:value-type="string">
            <text:p>2020-11-17_22:35:06</text:p>
          </table:table-cell>
          <table:table-cell office:value-type="string">
            <text:p>2020-11-17_23:35:06</text:p>
          </table:table-cell>
          <table:table-cell office:value-type="string">
            <text:p>RENARD</text:p>
          </table:table-cell>
          <table:table-cell office:value-type="string">
            <text:p>https://www.testable.org/experiment/4303/589965/start</text:p>
          </table:table-cell>
          <table:table-cell office:value-type="float" office:value="272334">
            <text:p>272334</text:p>
          </table:table-cell>
          <table:table-cell office:value-type="float" office:value="4.5389">
            <text:p>4.5389</text:p>
          </table:table-cell>
          <table:table-cell office:value-type="string">
            <text:p>Souvent</text:p>
          </table:table-cell>
          <table:table-cell office:value-type="string">
            <text:p>De temps en temps</text:p>
          </table:table-cell>
          <table:table-cell office:value-type="string">
            <text:p>Presque jamais</text:p>
          </table:table-cell>
          <table:table-cell table:number-columns-repeated="4" office:value-type="string">
            <text:p>De temps en temps</text:p>
          </table:table-cell>
          <table:table-cell table:number-columns-repeated="2" office:value-type="string">
            <text:p>Presque jamais</text:p>
          </table:table-cell>
          <table:table-cell office:value-type="string">
            <text:p>De temps en temps</text:p>
          </table:table-cell>
          <table:table-cell office:value-type="string">
            <text:p>Télévision;Internet;Réseaux sociaux;Votre entourage</text:p>
          </table:table-cell>
          <table:table-cell office:value-type="string">
            <text:p>2 à 3 fois par jour</text:p>
          </table:table-cell>
          <table:table-cell office:value-type="string">
            <text:p>3 principalement</text:p>
          </table:table-cell>
          <table:table-cell office:value-type="string">
            <text:p>Je me suivais mon instinct et j'attendais de voir si en me reposant la question, ma réponse était toujours aussi "certaine"\nQuand je ne savais pas quoi répondre je mettais environ 10%</text:p>
          </table:table-cell>
          <table:table-cell office:value-type="string">
            <text:p>Quand l'information m'intéresse, quand cela touche à des sujets où j'ai déjà de la connaissance, j'ai déjà un avis et je souhaite en savoir plus. Parfois je l'ai fait par curiosité, pour savoir si la réponse est vraie ou non</text:p>
          </table:table-cell>
          <table:table-cell office:value-type="string">
            <text:p>oui</text:p>
          </table:table-cell>
          <table:table-cell office:value-type="string">
            <text:p>philippine.renard@edu.emlyon.com</text:p>
          </table:table-cell>
        </table:table-row>
        <table:table-row table:style-name="ro1">
          <table:table-cell office:value-type="string">
            <text:p>294929_201117_224503_M056946.csv</text:p>
          </table:table-cell>
          <table:table-cell office:value-type="string">
            <text:p>589965_201117_224836_Sylvie-Jiang.csv</text:p>
          </table:table-cell>
          <table:table-cell office:value-type="string">
            <text:p>2020-11-17_22:45:33</text:p>
          </table:table-cell>
          <table:table-cell office:value-type="string">
            <text:p>2020-11-17_23:45:33</text:p>
          </table:table-cell>
          <table:table-cell office:value-type="string">
            <text:p>Sylvie Jia</text:p>
          </table:table-cell>
          <table:table-cell office:value-type="string">
            <text:p>https://www.testable.org/experiment/4303/589965/start</text:p>
          </table:table-cell>
          <table:table-cell office:value-type="float" office:value="199105">
            <text:p>199105</text:p>
          </table:table-cell>
          <table:table-cell office:value-type="float" office:value="3.3184166666667">
            <text:p>3.3184166667</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Souvent</text:p>
          </table:table-cell>
          <table:table-cell table:number-columns-repeated="3" office:value-type="string">
            <text:p>Presque toujours</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Internet;Réseaux sociaux;Votre entourage</text:p>
          </table:table-cell>
          <table:table-cell office:value-type="string">
            <text:p>2 à 3 fois par semaine</text:p>
          </table:table-cell>
          <table:table-cell office:value-type="string">
            <text:p>2-3</text:p>
          </table:table-cell>
          <table:table-cell office:value-type="string">
            <text:p>J'ai choisi par tranche de 25</text:p>
          </table:table-cell>
          <table:table-cell office:value-type="string">
            <text:p>Selon mes envies</text:p>
          </table:table-cell>
          <table:table-cell office:value-type="string">
            <text:p>Non</text:p>
          </table:table-cell>
          <table:table-cell office:value-type="string">
            <text:p>sylvie.jiang07@gmail.com</text:p>
          </table:table-cell>
        </table:table-row>
        <table:table-row table:style-name="ro1">
          <table:table-cell office:value-type="string">
            <text:p>294929_201117_224525_M085040.csv</text:p>
          </table:table-cell>
          <table:table-cell office:value-type="string">
            <text:p>589965_201117_224919_Martin-Bouillot.csv</text:p>
          </table:table-cell>
          <table:table-cell office:value-type="string">
            <text:p>2020-11-17_22:45:58</text:p>
          </table:table-cell>
          <table:table-cell office:value-type="string">
            <text:p>2020-11-17_23:45:58</text:p>
          </table:table-cell>
          <table:table-cell office:value-type="string">
            <text:p>Martin Bou</text:p>
          </table:table-cell>
          <table:table-cell office:value-type="string">
            <text:p>https://www.testable.org/experiment/4303/589965/start</text:p>
          </table:table-cell>
          <table:table-cell office:value-type="float" office:value="214171">
            <text:p>214171</text:p>
          </table:table-cell>
          <table:table-cell office:value-type="float" office:value="3.5695166666667">
            <text:p>3.5695166667</text:p>
          </table:table-cell>
          <table:table-cell table:number-columns-repeated="2" office:value-type="string">
            <text:p>Souvent</text:p>
          </table:table-cell>
          <table:table-cell office:value-type="string">
            <text:p>De temps en temps</text:p>
          </table:table-cell>
          <table:table-cell office:value-type="string">
            <text:p>Presque toujours</text:p>
          </table:table-cell>
          <table:table-cell office:value-type="string">
            <text:p>Souvent</text:p>
          </table:table-cell>
          <table:table-cell table:number-columns-repeated="2" office:value-type="string">
            <text:p>Presque toujours</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Internet;Réseaux sociaux</text:p>
          </table:table-cell>
          <table:table-cell office:value-type="string">
            <text:p>1 fois par jour</text:p>
          </table:table-cell>
          <table:table-cell office:value-type="float" office:value="2">
            <text:p>2</text:p>
          </table:table-cell>
          <table:table-cell office:value-type="string">
            <text:p>Mon a priori et mes connaissances</text:p>
          </table:table-cell>
          <table:table-cell office:value-type="string">
            <text:p>Mon intérêt a priori, mes connaissances, mon envie d'en savoir plus</text:p>
          </table:table-cell>
          <table:table-cell office:value-type="string">
            <text:p>oui</text:p>
          </table:table-cell>
          <table:table-cell office:value-type="string">
            <text:p>martin.bouillot@ecl17.ec-lyon.fr</text:p>
          </table:table-cell>
        </table:table-row>
        <table:table-row table:style-name="ro1">
          <table:table-cell office:value-type="string">
            <text:p>294929_201117_231309_M088364.csv</text:p>
          </table:table-cell>
          <table:table-cell office:value-type="string">
            <text:p>589965_201117_231815_M088364.csv</text:p>
          </table:table-cell>
          <table:table-cell office:value-type="string">
            <text:p>2020-11-17_23:13:28</text:p>
          </table:table-cell>
          <table:table-cell office:value-type="string">
            <text:p>2020-11-18_00:13:28</text:p>
          </table:table-cell>
          <table:table-cell office:value-type="string">
            <text:p>M088364</text:p>
          </table:table-cell>
          <table:table-cell office:value-type="string">
            <text:p>https://www.testable.org/experiment/4303/589965/start</text:p>
          </table:table-cell>
          <table:table-cell office:value-type="float" office:value="307762">
            <text:p>307762</text:p>
          </table:table-cell>
          <table:table-cell office:value-type="float" office:value="5.1293666666667">
            <text:p>5.1293666667</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table:number-columns-repeated="3" office:value-type="string">
            <text:p>Presque toujours</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Télévision;Journaux et magazines papier;Internet;Votre entourage</text:p>
          </table:table-cell>
          <table:table-cell office:value-type="string">
            <text:p>2 à 3 fois par jour</text:p>
          </table:table-cell>
          <table:table-cell office:value-type="float" office:value="3">
            <text:p>3</text:p>
          </table:table-cell>
          <table:table-cell office:value-type="string">
            <text:p>À chaque fois je me demandais si j'allais me placer sur le coté vrai ou le coté faux, puis j'essayais d'estimer si c'était : probable, peu probable, très probable...\nparfois je savais</text:p>
          </table:table-cell>
          <table:table-cell office:value-type="string">
            <text:p>à quel point est ce que ça m'interesse ou non\nsi cela ne m'interesse pas du tout ou très fortement : paie cher</text:p>
          </table:table-cell>
          <table:table-cell office:value-type="string">
            <text:p>oui</text:p>
          </table:table-cell>
          <table:table-cell office:value-type="string">
            <text:p>leo.laurier@edu.em-lyon.com</text:p>
          </table:table-cell>
        </table:table-row>
        <table:table-row table:style-name="ro1">
          <table:table-cell office:value-type="string">
            <text:p>294929_201117_231607_M013143.csv</text:p>
          </table:table-cell>
          <table:table-cell office:value-type="string">
            <text:p>589965_201117_232526_cv.csv</text:p>
          </table:table-cell>
          <table:table-cell office:value-type="string">
            <text:p>2020-11-17_23:16:40</text:p>
          </table:table-cell>
          <table:table-cell office:value-type="string">
            <text:p>2020-11-18_00:16:40</text:p>
          </table:table-cell>
          <table:table-cell office:value-type="string">
            <text:p>cv</text:p>
          </table:table-cell>
          <table:table-cell office:value-type="string">
            <text:p>https://www.testable.org/experiment/4303/589965/start</text:p>
          </table:table-cell>
          <table:table-cell office:value-type="float" office:value="548357">
            <text:p>548357</text:p>
          </table:table-cell>
          <table:table-cell office:value-type="float" office:value="9.1392833333333">
            <text:p>9.1392833333</text:p>
          </table:table-cell>
          <table:table-cell office:value-type="string">
            <text:p>Presque toujours</text:p>
          </table:table-cell>
          <table:table-cell office:value-type="string">
            <text:p>Souvent</text:p>
          </table:table-cell>
          <table:table-cell office:value-type="string">
            <text:p>De temps en temps</text:p>
          </table:table-cell>
          <table:table-cell office:value-type="string">
            <text:p>Souvent</text:p>
          </table:table-cell>
          <table:table-cell table:number-columns-repeated="2" office:value-type="string">
            <text:p>Presque toujours</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Presque jamais</text:p>
          </table:table-cell>
          <table:table-cell office:value-type="string">
            <text:p>Télévision;Radio;Journaux et magazines papier;Internet;Réseaux sociaux;Votre entourage</text:p>
          </table:table-cell>
          <table:table-cell office:value-type="string">
            <text:p>Plus de 4 à 5 fois par jour</text:p>
          </table:table-cell>
          <table:table-cell office:value-type="string">
            <text:p>+/- 10</text:p>
          </table:table-cell>
          <table:table-cell office:value-type="string">
            <text:p>par tranche de pourcentage et puis reglage final en fonction de l'intuition</text:p>
          </table:table-cell>
          <table:table-cell office:value-type="string">
            <text:p>en fonction de mes envies</text:p>
          </table:table-cell>
          <table:table-cell office:value-type="string">
            <text:p>plutot oui</text:p>
          </table:table-cell>
          <table:table-cell office:value-type="string">
            <text:p>2ville.co@gmail.com</text:p>
          </table:table-cell>
        </table:table-row>
        <table:table-row table:style-name="ro1">
          <table:table-cell office:value-type="string">
            <text:p>294929_201118_000804_M012035.csv</text:p>
          </table:table-cell>
          <table:table-cell office:value-type="string">
            <text:p>589965_201118_001322_M012035.csv</text:p>
          </table:table-cell>
          <table:table-cell office:value-type="string">
            <text:p>2020-11-18_00:08:56</text:p>
          </table:table-cell>
          <table:table-cell office:value-type="string">
            <text:p>2020-11-18_01:08:56</text:p>
          </table:table-cell>
          <table:table-cell office:value-type="string">
            <text:p>M012035</text:p>
          </table:table-cell>
          <table:table-cell office:value-type="string">
            <text:p>https://www.testable.org/experiment/4303/589965/start</text:p>
          </table:table-cell>
          <table:table-cell office:value-type="float" office:value="277780">
            <text:p>277780</text:p>
          </table:table-cell>
          <table:table-cell office:value-type="float" office:value="4.6296666666667">
            <text:p>4.6296666667</text:p>
          </table:table-cell>
          <table:table-cell table:number-columns-repeated="3" office:value-type="string">
            <text:p>Souvent</text:p>
          </table:table-cell>
          <table:table-cell office:value-type="string">
            <text:p>De temps en temps</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office:value-type="string">
            <text:p>De temps en temps</text:p>
          </table:table-cell>
          <table:table-cell office:value-type="string">
            <text:p>Télévision;Journaux et magazines papier;Internet</text:p>
          </table:table-cell>
          <table:table-cell office:value-type="string">
            <text:p>4 à 5 fois par jour</text:p>
          </table:table-cell>
          <table:table-cell office:value-type="float" office:value="4">
            <text:p>4</text:p>
          </table:table-cell>
          <table:table-cell office:value-type="string">
            <text:p>J'ai attribué une sorte de note selon mon niveau de certitude sur la véracité de l'information</text:p>
          </table:table-cell>
          <table:table-cell office:value-type="string">
            <text:p>J'ai décidé à mi-chemin qu'il vallait mieux m'informer avec un dossier envoyé par une source sûre qu'en cherchant les informations par moi-même après le test, comme je l'avais initialement prévu</text:p>
          </table:table-cell>
          <table:table-cell office:value-type="string">
            <text:p>Oui</text:p>
          </table:table-cell>
          <table:table-cell office:value-type="string">
            <text:p>labannere.loic@gmail.com</text:p>
          </table:table-cell>
        </table:table-row>
        <table:table-row table:style-name="ro1">
          <table:table-cell office:value-type="string">
            <text:p>294929_201118_004924_M098533.csv</text:p>
          </table:table-cell>
          <table:table-cell office:value-type="string">
            <text:p>589965_201118_005741_M098533.csv</text:p>
          </table:table-cell>
          <table:table-cell office:value-type="string">
            <text:p>2020-11-18_00:50:33</text:p>
          </table:table-cell>
          <table:table-cell office:value-type="string">
            <text:p>2020-11-18_01:50:33</text:p>
          </table:table-cell>
          <table:table-cell office:value-type="string">
            <text:p>M098533</text:p>
          </table:table-cell>
          <table:table-cell office:value-type="string">
            <text:p>https://www.testable.org/experiment/4303/589965/start</text:p>
          </table:table-cell>
          <table:table-cell office:value-type="float" office:value="448365">
            <text:p>448365</text:p>
          </table:table-cell>
          <table:table-cell office:value-type="float" office:value="7.47275">
            <text:p>7.47275</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table:number-columns-repeated="3"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Télévision;Journaux et magazines papier;Internet;Réseaux sociaux;Votre entourage</text:p>
          </table:table-cell>
          <table:table-cell office:value-type="string">
            <text:p>4 à 5 fois par jour</text:p>
          </table:table-cell>
          <table:table-cell office:value-type="float" office:value="12">
            <text:p>12</text:p>
          </table:table-cell>
          <table:table-cell office:value-type="string">
            <text:p>basé sur 50%. Plus de 50% voulait dire que j'étais plus confiant dans ma reponse que l'inverse.</text:p>
          </table:table-cell>
          <table:table-cell office:value-type="string">
            <text:p>Souvent 25 quand je voulasi avoir des informations car je les veux vraiement et je ne pas perdre ce que je n'ai pas encore. Pour ne pas avoir une information c'etait l'inverse je donnais tres peu, avoir l'information me convient aussi</text:p>
          </table:table-cell>
          <table:table-cell office:value-type="string">
            <text:p>oui</text:p>
          </table:table-cell>
          <table:table-cell office:value-type="string">
            <text:p>agaranth@gmail.com</text:p>
          </table:table-cell>
        </table:table-row>
        <table:table-row table:style-name="ro1">
          <table:table-cell office:value-type="string">
            <text:p>294929_201118_080355_M024420.csv</text:p>
          </table:table-cell>
          <table:table-cell office:value-type="string">
            <text:p>589965_201118_080824_M024420.csv</text:p>
          </table:table-cell>
          <table:table-cell office:value-type="string">
            <text:p>2020-11-18_08:04:50</text:p>
          </table:table-cell>
          <table:table-cell office:value-type="string">
            <text:p>2020-11-18_09:04:50</text:p>
          </table:table-cell>
          <table:table-cell office:value-type="string">
            <text:p>M024420</text:p>
          </table:table-cell>
          <table:table-cell office:value-type="string">
            <text:p>https://www.testable.org/experiment/4303/589965/start</text:p>
          </table:table-cell>
          <table:table-cell office:value-type="float" office:value="233278">
            <text:p>233278</text:p>
          </table:table-cell>
          <table:table-cell office:value-type="float" office:value="3.8879666666667">
            <text:p>3.8879666667</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Télévision;Internet;Réseaux sociaux;Votre entourage</text:p>
          </table:table-cell>
          <table:table-cell office:value-type="string">
            <text:p>4 à 5 fois parsemaine</text:p>
          </table:table-cell>
          <table:table-cell office:value-type="float" office:value="2">
            <text:p>2</text:p>
          </table:table-cell>
          <table:table-cell office:value-type="string">
            <text:p>Au delà de 50% et aux alentours de 100% si je pensais être plus ou moin sûre.</text:p>
          </table:table-cell>
          <table:table-cell office:value-type="string">
            <text:p>Dire de ne pas en vouloir et mettre un faible chiffre pour ne pas en recevoir.</text:p>
          </table:table-cell>
          <table:table-cell office:value-type="string">
            <text:p>Non</text:p>
          </table:table-cell>
          <table:table-cell office:value-type="string">
            <text:p>noemie.sivignon@ecl19.ec-lyon.fr</text:p>
          </table:table-cell>
        </table:table-row>
        <table:table-row table:style-name="ro1">
          <table:table-cell office:value-type="string">
            <text:p>294929_201118_081205_M096317.csv</text:p>
          </table:table-cell>
          <table:table-cell office:value-type="string">
            <text:p>589965_201118_081538_nathan.rousseau02@gmail.com.csv</text:p>
          </table:table-cell>
          <table:table-cell office:value-type="string">
            <text:p>2020-11-18_08:12:47</text:p>
          </table:table-cell>
          <table:table-cell office:value-type="string">
            <text:p>2020-11-18_09:12:47</text:p>
          </table:table-cell>
          <table:table-cell office:value-type="string">
            <text:p>nathan.rou</text:p>
          </table:table-cell>
          <table:table-cell office:value-type="string">
            <text:p>https://www.testable.org/experiment/4303/589965/start</text:p>
          </table:table-cell>
          <table:table-cell office:value-type="float" office:value="192553">
            <text:p>192553</text:p>
          </table:table-cell>
          <table:table-cell office:value-type="float" office:value="3.2092166666667">
            <text:p>3.2092166667</text:p>
          </table:table-cell>
          <table:table-cell table:number-columns-repeated="2" office:value-type="string">
            <text:p>Souvent</text:p>
          </table:table-cell>
          <table:table-cell table:number-columns-repeated="5" office:value-type="string">
            <text:p>Presque toujours</text:p>
          </table:table-cell>
          <table:table-cell table:number-columns-repeated="3" office:value-type="string">
            <text:p>Souvent</text:p>
          </table:table-cell>
          <table:table-cell office:value-type="string">
            <text:p>Radio;Journaux et magazines papier;Internet</text:p>
          </table:table-cell>
          <table:table-cell office:value-type="string">
            <text:p>2 à 3 fois par jour</text:p>
          </table:table-cell>
          <table:table-cell office:value-type="float" office:value="4">
            <text:p>4</text:p>
          </table:table-cell>
          <table:table-cell office:value-type="string">
            <text:p>Ce qui mesemblait viable ou pas. Si j'en avais entendu parler ou pas</text:p>
          </table:table-cell>
          <table:table-cell office:value-type="string">
            <text:p>En fonction de mes centres d'intérêts</text:p>
          </table:table-cell>
          <table:table-cell office:value-type="string">
            <text:p>oui</text:p>
          </table:table-cell>
          <table:table-cell office:value-type="string">
            <text:p>nathan.rousseau02@gmail.com</text:p>
          </table:table-cell>
        </table:table-row>
        <table:table-row table:style-name="ro1">
          <table:table-cell office:value-type="string">
            <text:p>294929_201118_082215_M067115.csv</text:p>
          </table:table-cell>
          <table:table-cell office:value-type="string">
            <text:p>589965_201118_082719_M067115-.csv</text:p>
          </table:table-cell>
          <table:table-cell office:value-type="string">
            <text:p>2020-11-18_08:23:12</text:p>
          </table:table-cell>
          <table:table-cell office:value-type="string">
            <text:p>2020-11-18_09:23:12</text:p>
          </table:table-cell>
          <table:table-cell office:value-type="string">
            <text:p>M067115 </text:p>
          </table:table-cell>
          <table:table-cell office:value-type="string">
            <text:p>https://www.testable.org/experiment/4303/589965/start</text:p>
          </table:table-cell>
          <table:table-cell office:value-type="float" office:value="258666">
            <text:p>258666</text:p>
          </table:table-cell>
          <table:table-cell office:value-type="float" office:value="4.3111">
            <text:p>4.3111</text:p>
          </table:table-cell>
          <table:table-cell office:value-type="string">
            <text:p>Presque toujours</text:p>
          </table:table-cell>
          <table:table-cell office:value-type="string">
            <text:p>Presque jamais</text:p>
          </table:table-cell>
          <table:table-cell office:value-type="string">
            <text:p>De temps en temp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Souvent</text:p>
          </table:table-cell>
          <table:table-cell office:value-type="string">
            <text:p>Internet</text:p>
          </table:table-cell>
          <table:table-cell office:value-type="string">
            <text:p>1 fois par jour</text:p>
          </table:table-cell>
          <table:table-cell office:value-type="float" office:value="2">
            <text:p>2</text:p>
          </table:table-cell>
          <table:table-cell office:value-type="string">
            <text:p>Ce que je savais, des incohérences dans l'énoncé</text:p>
          </table:table-cell>
          <table:table-cell office:value-type="string">
            <text:p>Optimiser le cout et la probabilité d'avoir bon</text:p>
          </table:table-cell>
          <table:table-cell office:value-type="string">
            <text:p>Oui</text:p>
          </table:table-cell>
          <table:table-cell office:value-type="string">
            <text:p>loic.tocquet@gmail.com</text:p>
          </table:table-cell>
        </table:table-row>
        <table:table-row table:style-name="ro1">
          <table:table-cell office:value-type="string">
            <text:p>294929_201118_091722_M051406.csv</text:p>
          </table:table-cell>
          <table:table-cell office:value-type="string">
            <text:p>589965_201118_092132_Camille-Naulleau.csv</text:p>
          </table:table-cell>
          <table:table-cell office:value-type="string">
            <text:p>2020-11-18_09:18:30</text:p>
          </table:table-cell>
          <table:table-cell office:value-type="string">
            <text:p>2020-11-18_10:18:30</text:p>
          </table:table-cell>
          <table:table-cell office:value-type="string">
            <text:p>Camille Na</text:p>
          </table:table-cell>
          <table:table-cell office:value-type="string">
            <text:p>https://www.testable.org/experiment/4303/589965/start</text:p>
          </table:table-cell>
          <table:table-cell office:value-type="float" office:value="198330">
            <text:p>198330</text:p>
          </table:table-cell>
          <table:table-cell office:value-type="float" office:value="3.3055">
            <text:p>3.3055</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Souvent</text:p>
          </table:table-cell>
          <table:table-cell table:number-columns-repeated="2" office:value-type="string">
            <text:p>Presque jamais</text:p>
          </table:table-cell>
          <table:table-cell office:value-type="string">
            <text:p>De temps en temps</text:p>
          </table:table-cell>
          <table:table-cell office:value-type="string">
            <text:p>Télévision;Journaux et magazines papier;Internet;Réseaux sociaux;Votre entourage</text:p>
          </table:table-cell>
          <table:table-cell office:value-type="string">
            <text:p>2 à 3 fois par semaine</text:p>
          </table:table-cell>
          <table:table-cell office:value-type="float" office:value="3">
            <text:p>3</text:p>
          </table:table-cell>
          <table:table-cell office:value-type="string">
            <text:p>Plutôt à l'instinct</text:p>
          </table:table-cell>
          <table:table-cell office:value-type="string">
            <text:p>Je me suis dit que je pouvais avoir accès à toutes ces informations via internet sans payer donc j'ai répondu le minimum à chaque fois.</text:p>
          </table:table-cell>
          <table:table-cell office:value-type="string">
            <text:p>Je n'étais pas sûre, plus oui que non.</text:p>
          </table:table-cell>
          <table:table-cell office:value-type="string">
            <text:p>camille.naulleau@outlook.fr</text:p>
          </table:table-cell>
        </table:table-row>
        <table:table-row table:style-name="ro1">
          <table:table-cell office:value-type="string">
            <text:p>294929_201118_093601_M008711.csv</text:p>
          </table:table-cell>
          <table:table-cell office:value-type="string">
            <text:p>589965_201118_094043_M008711.csv</text:p>
          </table:table-cell>
          <table:table-cell office:value-type="string">
            <text:p>2020-11-18_09:37:05</text:p>
          </table:table-cell>
          <table:table-cell office:value-type="string">
            <text:p>2020-11-18_10:37:05</text:p>
          </table:table-cell>
          <table:table-cell office:value-type="string">
            <text:p>M008711</text:p>
          </table:table-cell>
          <table:table-cell office:value-type="string">
            <text:p>https://www.testable.org/experiment/4303/589965/start</text:p>
          </table:table-cell>
          <table:table-cell office:value-type="float" office:value="233286">
            <text:p>233286</text:p>
          </table:table-cell>
          <table:table-cell office:value-type="float" office:value="3.8881">
            <text:p>3.8881</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Presque jamais</text:p>
          </table:table-cell>
          <table:table-cell table:number-columns-repeated="2" office:value-type="string">
            <text:p>Souvent</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Souvent</text:p>
          </table:table-cell>
          <table:table-cell office:value-type="string">
            <text:p>Radio;Internet;Réseaux sociaux;Votre entourage</text:p>
          </table:table-cell>
          <table:table-cell office:value-type="string">
            <text:p>2 à 3 fois par jour</text:p>
          </table:table-cell>
          <table:table-cell office:value-type="float" office:value="2">
            <text:p>2</text:p>
          </table:table-cell>
          <table:table-cell office:value-type="string">
            <text:p>VOIR SI L'information me paraissait abérante ou plausible</text:p>
          </table:table-cell>
          <table:table-cell office:value-type="string">
            <text:p>si je n'étais pas sûre je choisissais les information et si je pensais connaitre le sujet je ne les choissisais pas, si les informations me paraissainet abérante je ne les prenaient pas</text:p>
          </table:table-cell>
          <table:table-cell office:value-type="string">
            <text:p>non</text:p>
          </table:table-cell>
          <table:table-cell office:value-type="string">
            <text:p>lise.mercat@gmail.com</text:p>
          </table:table-cell>
        </table:table-row>
        <table:table-row table:style-name="ro1">
          <table:table-cell office:value-type="string">
            <text:p>294929_201118_093908_M080608.csv</text:p>
          </table:table-cell>
          <table:table-cell office:value-type="string">
            <text:p>589965_201118_094341_Paul-J-E.csv</text:p>
          </table:table-cell>
          <table:table-cell office:value-type="string">
            <text:p>2020-11-18_09:39:44</text:p>
          </table:table-cell>
          <table:table-cell office:value-type="string">
            <text:p>2020-11-18_10:39:44</text:p>
          </table:table-cell>
          <table:table-cell office:value-type="string">
            <text:p>Paul J-E</text:p>
          </table:table-cell>
          <table:table-cell office:value-type="string">
            <text:p>https://www.testable.org/experiment/4303/589965/start</text:p>
          </table:table-cell>
          <table:table-cell office:value-type="float" office:value="260948">
            <text:p>260948</text:p>
          </table:table-cell>
          <table:table-cell office:value-type="float" office:value="4.3491333333333">
            <text:p>4.3491333333</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office:value-type="string">
            <text:p>Presque toujours</text:p>
          </table:table-cell>
          <table:table-cell office:value-type="string">
            <text:p>Souvent</text:p>
          </table:table-cell>
          <table:table-cell office:value-type="string">
            <text:p>Journaux et magazines papier;Internet;Votre entourage</text:p>
          </table:table-cell>
          <table:table-cell office:value-type="string">
            <text:p>2 à 3 fois par jour</text:p>
          </table:table-cell>
          <table:table-cell office:value-type="float" office:value="3">
            <text:p>3</text:p>
          </table:table-cell>
          <table:table-cell office:value-type="string">
            <text:p>Pas vraiment de stratégie, j'ai essayé d'être honnête sur mon évaluation des situations.</text:p>
          </table:table-cell>
          <table:table-cell office:value-type="string">
            <text:p>J'ai juger si ces informations pourraient m'être réellement utiles ultérieurement.</text:p>
          </table:table-cell>
          <table:table-cell office:value-type="string">
            <text:p>Oui je le pensais.</text:p>
          </table:table-cell>
          <table:table-cell office:value-type="string">
            <text:p>paul.jeanelie@edu.em-lyon.com</text:p>
          </table:table-cell>
        </table:table-row>
        <table:table-row table:style-name="ro1">
          <table:table-cell office:value-type="string">
            <text:p>294929_201118_094750_M006495.csv</text:p>
          </table:table-cell>
          <table:table-cell office:value-type="string">
            <text:p>589965_201118_095057_Maximilien-de-BENGY-M006495.csv</text:p>
          </table:table-cell>
          <table:table-cell office:value-type="string">
            <text:p>2020-11-18_09:48:51</text:p>
          </table:table-cell>
          <table:table-cell office:value-type="string">
            <text:p>2020-11-18_10:48:51</text:p>
          </table:table-cell>
          <table:table-cell office:value-type="string">
            <text:p>Maximilien</text:p>
          </table:table-cell>
          <table:table-cell office:value-type="string">
            <text:p>https://www.testable.org/experiment/4303/589965/start</text:p>
          </table:table-cell>
          <table:table-cell office:value-type="float" office:value="144104">
            <text:p>144104</text:p>
          </table:table-cell>
          <table:table-cell office:value-type="float" office:value="2.4017333333333">
            <text:p>2.4017333333</text:p>
          </table:table-cell>
          <table:table-cell office:value-type="string">
            <text:p>De temps en temps</text:p>
          </table:table-cell>
          <table:table-cell office:value-type="string">
            <text:p>Souvent</text:p>
          </table:table-cell>
          <table:table-cell table:number-columns-repeated="3" office:value-type="string">
            <text:p>De temps en temps</text:p>
          </table:table-cell>
          <table:table-cell office:value-type="string">
            <text:p>Souvent</text:p>
          </table:table-cell>
          <table:table-cell office:value-type="string">
            <text:p>Presque toujours</text:p>
          </table:table-cell>
          <table:table-cell office:value-type="string">
            <text:p>Souvent</text:p>
          </table:table-cell>
          <table:table-cell table:number-columns-repeated="2" office:value-type="string">
            <text:p>De temps en temps</text:p>
          </table:table-cell>
          <table:table-cell office:value-type="string">
            <text:p>Journaux et magazines papier</text:p>
          </table:table-cell>
          <table:table-cell office:value-type="string">
            <text:p>2 à 3 fois par semaine</text:p>
          </table:table-cell>
          <table:table-cell office:value-type="float" office:value="3">
            <text:p>3</text:p>
          </table:table-cell>
          <table:table-cell table:number-columns-repeated="2" office:value-type="string">
            <text:p>au feeling</text:p>
          </table:table-cell>
          <table:table-cell office:value-type="string">
            <text:p>non</text:p>
          </table:table-cell>
          <table:table-cell office:value-type="string">
            <text:p>maximiliendebengy@orange.fr</text:p>
          </table:table-cell>
        </table:table-row>
        <table:table-row table:style-name="ro1">
          <table:table-cell office:value-type="string">
            <text:p>294929_201118_094800_M064899.csv</text:p>
          </table:table-cell>
          <table:table-cell office:value-type="string">
            <text:p>589965_201118_095257_M064899.csv</text:p>
          </table:table-cell>
          <table:table-cell office:value-type="string">
            <text:p>2020-11-18_09:49:35</text:p>
          </table:table-cell>
          <table:table-cell office:value-type="string">
            <text:p>2020-11-18_10:49:35</text:p>
          </table:table-cell>
          <table:table-cell office:value-type="string">
            <text:p>M064899</text:p>
          </table:table-cell>
          <table:table-cell office:value-type="string">
            <text:p>https://www.testable.org/experiment/4303/589965/start</text:p>
          </table:table-cell>
          <table:table-cell office:value-type="float" office:value="214488">
            <text:p>214488</text:p>
          </table:table-cell>
          <table:table-cell office:value-type="float" office:value="3.5748">
            <text:p>3.5748</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Télévision;Radio;Journaux et magazines papier;Internet;Réseaux sociaux;Votre entourage</text:p>
          </table:table-cell>
          <table:table-cell office:value-type="string">
            <text:p>1 fois par jour</text:p>
          </table:table-cell>
          <table:table-cell office:value-type="float" office:value="4">
            <text:p>4</text:p>
          </table:table-cell>
          <table:table-cell office:value-type="string">
            <text:p>Choisir des chiffres faibles sans aller dans l'extrème certitude.</text:p>
          </table:table-cell>
          <table:table-cell office:value-type="string">
            <text:p>Choisir la plupart de temps de recevoir des informations complémentaires.</text:p>
          </table:table-cell>
          <table:table-cell office:value-type="string">
            <text:p>Plus ou moins</text:p>
          </table:table-cell>
          <table:table-cell office:value-type="string">
            <text:p>anais.guicherd@gmail.com</text:p>
          </table:table-cell>
        </table:table-row>
        <table:table-row table:style-name="ro1">
          <table:table-cell office:value-type="string">
            <text:p>294929_201118_095049_M009819.csv</text:p>
          </table:table-cell>
          <table:table-cell office:value-type="string">
            <text:p>589965_201118_095520_Valentin.csv</text:p>
          </table:table-cell>
          <table:table-cell office:value-type="string">
            <text:p>2020-11-18_09:51:27</text:p>
          </table:table-cell>
          <table:table-cell office:value-type="string">
            <text:p>2020-11-18_10:51:27</text:p>
          </table:table-cell>
          <table:table-cell office:value-type="string">
            <text:p>Valentin</text:p>
          </table:table-cell>
          <table:table-cell office:value-type="string">
            <text:p>https://www.testable.org/experiment/4303/589965/start</text:p>
          </table:table-cell>
          <table:table-cell office:value-type="float" office:value="250856">
            <text:p>250856</text:p>
          </table:table-cell>
          <table:table-cell office:value-type="float" office:value="4.1809333333333">
            <text:p>4.1809333333</text:p>
          </table:table-cell>
          <table:table-cell table:number-columns-repeated="2" office:value-type="string">
            <text:p>Souvent</text:p>
          </table:table-cell>
          <table:table-cell table:number-columns-repeated="2" office:value-type="string">
            <text:p>De temps en temps</text:p>
          </table:table-cell>
          <table:table-cell office:value-type="string">
            <text:p>Presque toujours</text:p>
          </table:table-cell>
          <table:table-cell office:value-type="string">
            <text:p>Souvent</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Télévision;Radio;Internet</text:p>
          </table:table-cell>
          <table:table-cell office:value-type="string">
            <text:p>2 à 3 fois par jour</text:p>
          </table:table-cell>
          <table:table-cell office:value-type="string">
            <text:p>Une dizainne</text:p>
          </table:table-cell>
          <table:table-cell office:value-type="string">
            <text:p>Ma connaissance du thème abordé, mais en prenant du recul sut toutes les information que j'avais.</text:p>
          </table:table-cell>
          <table:table-cell office:value-type="string">
            <text:p>Si le sujet m'intéressait grandement et que je n'était pas convaincu à 100% de ma réponse.</text:p>
          </table:table-cell>
          <table:table-cell office:value-type="string">
            <text:p>Oui</text:p>
          </table:table-cell>
          <table:table-cell office:value-type="string">
            <text:p>valentin1709.baizeau@gmail.com</text:p>
          </table:table-cell>
        </table:table-row>
        <table:table-row table:style-name="ro1">
          <table:table-cell office:value-type="string">
            <text:p>294929_201118_095926_M079500.csv</text:p>
          </table:table-cell>
          <table:table-cell office:value-type="string">
            <text:p>589965_201118_100341_M079500.csv</text:p>
          </table:table-cell>
          <table:table-cell office:value-type="string">
            <text:p>2020-11-18_10:00:35</text:p>
          </table:table-cell>
          <table:table-cell office:value-type="string">
            <text:p>2020-11-18_11:00:35</text:p>
          </table:table-cell>
          <table:table-cell office:value-type="string">
            <text:p>M079500</text:p>
          </table:table-cell>
          <table:table-cell office:value-type="string">
            <text:p>https://www.testable.org/experiment/4303/589965/start</text:p>
          </table:table-cell>
          <table:table-cell office:value-type="float" office:value="196627">
            <text:p>196627</text:p>
          </table:table-cell>
          <table:table-cell office:value-type="float" office:value="3.2771166666667">
            <text:p>3.2771166667</text:p>
          </table:table-cell>
          <table:table-cell office:value-type="string">
            <text:p>Presque toujours</text:p>
          </table:table-cell>
          <table:table-cell table:number-columns-repeated="2" office:value-type="string">
            <text:p>De temps en temps</text:p>
          </table:table-cell>
          <table:table-cell table:number-columns-repeated="3" office:value-type="string">
            <text:p>Souvent</text:p>
          </table:table-cell>
          <table:table-cell office:value-type="string">
            <text:p>De temps en temps</text:p>
          </table:table-cell>
          <table:table-cell office:value-type="string">
            <text:p>Presque jamais</text:p>
          </table:table-cell>
          <table:table-cell table:number-columns-repeated="2" office:value-type="string">
            <text:p>Souvent</text:p>
          </table:table-cell>
          <table:table-cell office:value-type="string">
            <text:p>Télévision;Internet;Réseaux sociaux;Votre entourage</text:p>
          </table:table-cell>
          <table:table-cell office:value-type="string">
            <text:p>2 à 3 fois par jour</text:p>
          </table:table-cell>
          <table:table-cell office:value-type="float" office:value="3">
            <text:p>3</text:p>
          </table:table-cell>
          <table:table-cell office:value-type="string">
            <text:p>Utilisation de mes connaissances personelles, est-ce cohérent ?</text:p>
          </table:table-cell>
          <table:table-cell office:value-type="string">
            <text:p>suivant que les informations me percutent</text:p>
          </table:table-cell>
          <table:table-cell office:value-type="string">
            <text:p>Oui</text:p>
          </table:table-cell>
          <table:table-cell office:value-type="string">
            <text:p>mathis.chappaz@gmail.com</text:p>
          </table:table-cell>
        </table:table-row>
        <table:table-row table:style-name="ro1">
          <table:table-cell office:value-type="string">
            <text:p>294929_201118_095914_M014251.csv</text:p>
          </table:table-cell>
          <table:table-cell office:value-type="string">
            <text:p>589965_201118_100444_Paul.csv</text:p>
          </table:table-cell>
          <table:table-cell office:value-type="string">
            <text:p>2020-11-18_10:00:55</text:p>
          </table:table-cell>
          <table:table-cell office:value-type="string">
            <text:p>2020-11-18_11:00:55</text:p>
          </table:table-cell>
          <table:table-cell office:value-type="string">
            <text:p>Paul</text:p>
          </table:table-cell>
          <table:table-cell office:value-type="string">
            <text:p>https://www.testable.org/experiment/4303/589965/start</text:p>
          </table:table-cell>
          <table:table-cell office:value-type="float" office:value="245551">
            <text:p>245551</text:p>
          </table:table-cell>
          <table:table-cell office:value-type="float" office:value="4.0925166666667">
            <text:p>4.0925166667</text:p>
          </table:table-cell>
          <table:table-cell table:number-columns-repeated="2" office:value-type="string">
            <text:p>Souvent</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table:number-columns-repeated="2" office:value-type="string">
            <text:p>Souvent</text:p>
          </table:table-cell>
          <table:table-cell office:value-type="string">
            <text:p>Télévision;Radio;Journaux et magazines papier;Internet;Réseaux sociaux;Votre entourage</text:p>
          </table:table-cell>
          <table:table-cell office:value-type="string">
            <text:p>Plus de 4 à 5 fois par jour</text:p>
          </table:table-cell>
          <table:table-cell office:value-type="string">
            <text:p>plus de 5</text:p>
          </table:table-cell>
          <table:table-cell office:value-type="string">
            <text:p>Je me suis fait confiance, et lorsque je ne connaissais pas la réponse je tentais d'utiliser le bon sens</text:p>
          </table:table-cell>
          <table:table-cell office:value-type="string">
            <text:p>Toujours ne pas demander d'infos supplémentaires car ça aura un cout.</text:p>
          </table:table-cell>
          <table:table-cell office:value-type="string">
            <text:p>Normalement tout ce qui est dit en consigne est vrai donc je pense que oui j'aurais pu recevoir des informations.</text:p>
          </table:table-cell>
          <table:table-cell office:value-type="string">
            <text:p>paulwittmann14@outlook.fr</text:p>
          </table:table-cell>
        </table:table-row>
        <table:table-row table:style-name="ro1">
          <table:table-cell office:value-type="string">
            <text:p>294929_201118_100003_M063791.csv</text:p>
          </table:table-cell>
          <table:table-cell office:value-type="string">
            <text:p>589965_201118_100505_Adèle.csv</text:p>
          </table:table-cell>
          <table:table-cell office:value-type="string">
            <text:p>2020-11-18_10:01:19</text:p>
          </table:table-cell>
          <table:table-cell office:value-type="string">
            <text:p>2020-11-18_11:01:19</text:p>
          </table:table-cell>
          <table:table-cell office:value-type="string">
            <text:p>Adèle</text:p>
          </table:table-cell>
          <table:table-cell office:value-type="string">
            <text:p>https://www.testable.org/experiment/4303/589965/start</text:p>
          </table:table-cell>
          <table:table-cell office:value-type="float" office:value="236899">
            <text:p>236899</text:p>
          </table:table-cell>
          <table:table-cell office:value-type="float" office:value="3.9483166666667">
            <text:p>3.9483166667</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Presque toujours</text:p>
          </table:table-cell>
          <table:table-cell table:number-columns-repeated="2" office:value-type="string">
            <text:p>Souvent</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Télévision;Radio;Journaux et magazines papier;Internet;Réseaux sociaux;Votre entourage</text:p>
          </table:table-cell>
          <table:table-cell office:value-type="string">
            <text:p>4 à 5 fois par jour</text:p>
          </table:table-cell>
          <table:table-cell office:value-type="float" office:value="4">
            <text:p>4</text:p>
          </table:table-cell>
          <table:table-cell office:value-type="string">
            <text:p>J'ai suivi mon "instinct" et mon bon sens.</text:p>
          </table:table-cell>
          <table:table-cell office:value-type="string">
            <text:p>Ne jamais demander d'infos et être prêt à payer 0, pour éviter de payer.</text:p>
          </table:table-cell>
          <table:table-cell office:value-type="string">
            <text:p>Je pense que les consignes sont hônnetes, donc oui j'aurais pu recevoir des infos supplémentaires.</text:p>
          </table:table-cell>
          <table:table-cell office:value-type="string">
            <text:p>cheval.adele@gmail.com</text:p>
          </table:table-cell>
        </table:table-row>
        <table:table-row table:style-name="ro1">
          <table:table-cell office:value-type="string">
            <text:p>294929_201118_095932_M066007.csv</text:p>
          </table:table-cell>
          <table:table-cell office:value-type="string">
            <text:p>589965_201118_100539_M066007.csv</text:p>
          </table:table-cell>
          <table:table-cell office:value-type="string">
            <text:p>2020-11-18_10:00:08</text:p>
          </table:table-cell>
          <table:table-cell office:value-type="string">
            <text:p>2020-11-18_11:00:08</text:p>
          </table:table-cell>
          <table:table-cell office:value-type="string">
            <text:p>M066007</text:p>
          </table:table-cell>
          <table:table-cell office:value-type="string">
            <text:p>https://www.testable.org/experiment/4303/589965/start</text:p>
          </table:table-cell>
          <table:table-cell office:value-type="float" office:value="350453">
            <text:p>350453</text:p>
          </table:table-cell>
          <table:table-cell office:value-type="float" office:value="5.8408833333333">
            <text:p>5.8408833333</text:p>
          </table:table-cell>
          <table:table-cell office:value-type="string">
            <text:p>Presque toujours</text:p>
          </table:table-cell>
          <table:table-cell office:value-type="string">
            <text:p>Presque jamais</text:p>
          </table:table-cell>
          <table:table-cell office:value-type="string">
            <text:p>De temps en temps</text:p>
          </table:table-cell>
          <table:table-cell office:value-type="string">
            <text:p>Presque jamais</text:p>
          </table:table-cell>
          <table:table-cell table:number-columns-repeated="2" office:value-type="string">
            <text:p>Souvent</text:p>
          </table:table-cell>
          <table:table-cell office:value-type="string">
            <text:p>De temps en temps</text:p>
          </table:table-cell>
          <table:table-cell office:value-type="string">
            <text:p>Presque jamais</text:p>
          </table:table-cell>
          <table:table-cell office:value-type="string">
            <text:p>Souvent</text:p>
          </table:table-cell>
          <table:table-cell office:value-type="string">
            <text:p>Presque jamais</text:p>
          </table:table-cell>
          <table:table-cell office:value-type="string">
            <text:p>Télévision;Radio;Journaux et magazines papier;Votre entourage</text:p>
          </table:table-cell>
          <table:table-cell office:value-type="string">
            <text:p>2 à 3 fois par semaine</text:p>
          </table:table-cell>
          <table:table-cell office:value-type="float" office:value="2">
            <text:p>2</text:p>
          </table:table-cell>
          <table:table-cell office:value-type="string">
            <text:p>Penser à ce que j'ai lu ou entendu.\nMe demander si c'est trop sensationnel pour être vrai quand je n'en ai pas entendu parler.</text:p>
          </table:table-cell>
          <table:table-cell office:value-type="string">
            <text:p>L'intérêt que je porte au sujet et si c'est primordial d'en savoir plus pour faire des choix.</text:p>
          </table:table-cell>
          <table:table-cell office:value-type="string">
            <text:p>J'étais dubitatif car le lire aurait été trop long par rapport au temps indicatif de l'expérience.</text:p>
          </table:table-cell>
          <table:table-cell office:value-type="string">
            <text:p>thibault.maletras@orange.fr</text:p>
          </table:table-cell>
        </table:table-row>
        <table:table-row table:style-name="ro1">
          <table:table-cell office:value-type="string">
            <text:p>294929_201118_100721_M078392.csv</text:p>
          </table:table-cell>
          <table:table-cell office:value-type="string">
            <text:p>589965_201118_101046_svallet.csv</text:p>
          </table:table-cell>
          <table:table-cell office:value-type="string">
            <text:p>2020-11-18_10:08:02</text:p>
          </table:table-cell>
          <table:table-cell office:value-type="string">
            <text:p>2020-11-18_11:08:02</text:p>
          </table:table-cell>
          <table:table-cell office:value-type="string">
            <text:p>svallet</text:p>
          </table:table-cell>
          <table:table-cell office:value-type="string">
            <text:p>https://www.testable.org/experiment/4303/589965/start</text:p>
          </table:table-cell>
          <table:table-cell office:value-type="float" office:value="179657">
            <text:p>179657</text:p>
          </table:table-cell>
          <table:table-cell office:value-type="float" office:value="2.9942833333333">
            <text:p>2.9942833333</text:p>
          </table:table-cell>
          <table:table-cell table:number-columns-repeated="4"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Télévision;Réseaux sociaux;Votre entourage</text:p>
          </table:table-cell>
          <table:table-cell office:value-type="string">
            <text:p>2 à 3 fois par semaine</text:p>
          </table:table-cell>
          <table:table-cell office:value-type="float" office:value="5">
            <text:p>5</text:p>
          </table:table-cell>
          <table:table-cell office:value-type="string">
            <text:p>J'ai fait selon mon intuition</text:p>
          </table:table-cell>
          <table:table-cell office:value-type="string">
            <text:p>J'ai réfléchi en fonction des probabilités et de ce que j'aurais fait dans la vraie vie</text:p>
          </table:table-cell>
          <table:table-cell office:value-type="string">
            <text:p>Non</text:p>
          </table:table-cell>
          <table:table-cell office:value-type="string">
            <text:p>serena.vallet@ecl19.ec-lyon.fr</text:p>
          </table:table-cell>
        </table:table-row>
        <table:table-row table:style-name="ro1">
          <table:table-cell office:value-type="string">
            <text:p>294929_201118_100933_M094101.csv</text:p>
          </table:table-cell>
          <table:table-cell office:value-type="string">
            <text:p>589965_201118_101615_M094101.csv</text:p>
          </table:table-cell>
          <table:table-cell office:value-type="string">
            <text:p>2020-11-18_10:10:28</text:p>
          </table:table-cell>
          <table:table-cell office:value-type="string">
            <text:p>2020-11-18_11:10:28</text:p>
          </table:table-cell>
          <table:table-cell office:value-type="string">
            <text:p>M094101</text:p>
          </table:table-cell>
          <table:table-cell office:value-type="string">
            <text:p>https://www.testable.org/experiment/4303/589965/start</text:p>
          </table:table-cell>
          <table:table-cell office:value-type="float" office:value="364753">
            <text:p>364753</text:p>
          </table:table-cell>
          <table:table-cell office:value-type="float" office:value="6.0792166666667">
            <text:p>6.0792166667</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Presque jamais</text:p>
          </table:table-cell>
          <table:table-cell table:number-columns-repeated="3" office:value-type="string">
            <text:p>Souvent</text:p>
          </table:table-cell>
          <table:table-cell table:number-columns-repeated="3" office:value-type="string">
            <text:p>De temps en temps</text:p>
          </table:table-cell>
          <table:table-cell office:value-type="string">
            <text:p>Télévision;Radio;Internet;Réseaux sociaux;Votre entourage</text:p>
          </table:table-cell>
          <table:table-cell office:value-type="string">
            <text:p>1 fois par jour</text:p>
          </table:table-cell>
          <table:table-cell office:value-type="float" office:value="4">
            <text:p>4</text:p>
          </table:table-cell>
          <table:table-cell office:value-type="string">
            <text:p>Je me suis servi de mes connaissances personnelles et j'ai estimé le nombre de chances sur 100 que l'information soit vraie ou fausse.</text:p>
          </table:table-cell>
          <table:table-cell office:value-type="string">
            <text:p>Je n'ai pas voulu recevoir d'informations supplémentaires et j'ai mis à pour avoir le moins à payer.</text:p>
          </table:table-cell>
          <table:table-cell office:value-type="string">
            <text:p>Non</text:p>
          </table:table-cell>
          <table:table-cell office:value-type="string">
            <text:p>timothedodin45@gmail.com</text:p>
          </table:table-cell>
        </table:table-row>
        <table:table-row table:style-name="ro1">
          <table:table-cell office:value-type="string">
            <text:p>294929_201118_101355_M091885.csv</text:p>
          </table:table-cell>
          <table:table-cell office:value-type="string">
            <text:p>589965_201118_101957_M091885.csv</text:p>
          </table:table-cell>
          <table:table-cell office:value-type="string">
            <text:p>2020-11-18_10:15:21</text:p>
          </table:table-cell>
          <table:table-cell office:value-type="string">
            <text:p>2020-11-18_11:15:21</text:p>
          </table:table-cell>
          <table:table-cell office:value-type="string">
            <text:p>M091885</text:p>
          </table:table-cell>
          <table:table-cell office:value-type="string">
            <text:p>https://www.testable.org/experiment/4303/589965/start</text:p>
          </table:table-cell>
          <table:table-cell office:value-type="float" office:value="287642">
            <text:p>287642</text:p>
          </table:table-cell>
          <table:table-cell office:value-type="float" office:value="4.7940333333333">
            <text:p>4.7940333333</text:p>
          </table:table-cell>
          <table:table-cell office:value-type="string">
            <text:p>Souvent</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Télévision;Internet;Réseaux sociaux;Votre entourage</text:p>
          </table:table-cell>
          <table:table-cell office:value-type="string">
            <text:p>2 à 3 fois par jour</text:p>
          </table:table-cell>
          <table:table-cell office:value-type="string">
            <text:p>3/4</text:p>
          </table:table-cell>
          <table:table-cell office:value-type="string">
            <text:p>Je plaçais le cursueur sur le pourcentage qui me semblait représenter à quel point j'étais sûr(e) de mon affirmation "vrai" ou "faux".</text:p>
          </table:table-cell>
          <table:table-cell office:value-type="string">
            <text:p>Je plaçais le curseur en fonction de ma volonté d'en savoir plus à ce sujet. J'étais particulièrment intéressé(e) par les questions liées à l'nevironnement, pour lesquelles donc, je "misais" davantage de crédits UME.</text:p>
          </table:table-cell>
          <table:table-cell office:value-type="string">
            <text:p>Oui</text:p>
          </table:table-cell>
          <table:table-cell office:value-type="string">
            <text:p>ramdanelamya@hotmail.fr</text:p>
          </table:table-cell>
        </table:table-row>
        <table:table-row table:style-name="ro1">
          <table:table-cell office:value-type="string">
            <text:p>294929_201118_102753_M002974.csv</text:p>
          </table:table-cell>
          <table:table-cell office:value-type="string">
            <text:p>589965_201118_103053_mfrey.csv</text:p>
          </table:table-cell>
          <table:table-cell office:value-type="string">
            <text:p>2020-11-18_10:28:52</text:p>
          </table:table-cell>
          <table:table-cell office:value-type="string">
            <text:p>2020-11-18_11:28:52</text:p>
          </table:table-cell>
          <table:table-cell office:value-type="string">
            <text:p>mfrey</text:p>
          </table:table-cell>
          <table:table-cell office:value-type="string">
            <text:p>https://www.testable.org/experiment/4303/589965/start</text:p>
          </table:table-cell>
          <table:table-cell office:value-type="float" office:value="130730">
            <text:p>130730</text:p>
          </table:table-cell>
          <table:table-cell office:value-type="float" office:value="2.1788333333333">
            <text:p>2.1788333333</text:p>
          </table:table-cell>
          <table:table-cell office:value-type="string">
            <text:p>Presque toujours</text:p>
          </table:table-cell>
          <table:table-cell table:number-columns-repeated="3" office:value-type="string">
            <text:p>Souvent</text:p>
          </table:table-cell>
          <table:table-cell office:value-type="string">
            <text:p>Presque toujours</text:p>
          </table:table-cell>
          <table:table-cell table:number-columns-repeated="2" office:value-type="string">
            <text:p>Souvent</text:p>
          </table:table-cell>
          <table:table-cell table:number-columns-repeated="2" office:value-type="string">
            <text:p>De temps en temps</text:p>
          </table:table-cell>
          <table:table-cell office:value-type="string">
            <text:p>Souvent</text:p>
          </table:table-cell>
          <table:table-cell office:value-type="string">
            <text:p>Télévision;Réseaux sociaux</text:p>
          </table:table-cell>
          <table:table-cell office:value-type="string">
            <text:p>2 à 3 fois par semaine</text:p>
          </table:table-cell>
          <table:table-cell office:value-type="float" office:value="6">
            <text:p>6</text:p>
          </table:table-cell>
          <table:table-cell office:value-type="string">
            <text:p>culture générale</text:p>
          </table:table-cell>
          <table:table-cell office:value-type="string">
            <text:p>dépend de l'intérêt au sujet</text:p>
          </table:table-cell>
          <table:table-cell office:value-type="string">
            <text:p>je n'en avais aucune idée</text:p>
          </table:table-cell>
          <table:table-cell office:value-type="string">
            <text:p>marine.frey@ecl17.ec-lyon.fr</text:p>
          </table:table-cell>
        </table:table-row>
        <table:table-row table:style-name="ro1">
          <table:table-cell office:value-type="string">
            <text:p>294929_201118_103319_M049190.csv</text:p>
          </table:table-cell>
          <table:table-cell office:value-type="string">
            <text:p>589965_201118_103654_M049190.csv</text:p>
          </table:table-cell>
          <table:table-cell office:value-type="string">
            <text:p>2020-11-18_10:33:40</text:p>
          </table:table-cell>
          <table:table-cell office:value-type="string">
            <text:p>2020-11-18_11:33:40</text:p>
          </table:table-cell>
          <table:table-cell office:value-type="string">
            <text:p>M049190</text:p>
          </table:table-cell>
          <table:table-cell office:value-type="string">
            <text:p>https://www.testable.org/experiment/4303/589965/start</text:p>
          </table:table-cell>
          <table:table-cell office:value-type="float" office:value="205053">
            <text:p>205053</text:p>
          </table:table-cell>
          <table:table-cell office:value-type="float" office:value="3.41755">
            <text:p>3.41755</text:p>
          </table:table-cell>
          <table:table-cell table:number-columns-repeated="2" office:value-type="string">
            <text:p>De temps en temps</text:p>
          </table:table-cell>
          <table:table-cell table:number-columns-repeated="2" office:value-type="string">
            <text:p>Souvent</text:p>
          </table:table-cell>
          <table:table-cell office:value-type="string">
            <text:p>Presque toujours</text:p>
          </table:table-cell>
          <table:table-cell table:number-columns-repeated="2" office:value-type="string">
            <text:p>De temps en temps</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Journaux et magazines papier;Internet</text:p>
          </table:table-cell>
          <table:table-cell office:value-type="string">
            <text:p>2 à 3 fois par jour</text:p>
          </table:table-cell>
          <table:table-cell office:value-type="float" office:value="8">
            <text:p>8</text:p>
          </table:table-cell>
          <table:table-cell office:value-type="string">
            <text:p>Selon mon degré de certitude</text:p>
          </table:table-cell>
          <table:table-cell office:value-type="string">
            <text:p>J'ai largement décidé de ne pas recevoir d'informations supplémentaires pour maximiser mes gains.</text:p>
          </table:table-cell>
          <table:table-cell office:value-type="string">
            <text:p>Ce n'est pas le plus important ici pour moi</text:p>
          </table:table-cell>
          <table:table-cell office:value-type="string">
            <text:p>enguerran.vandenbossche@gmail.com</text:p>
          </table:table-cell>
        </table:table-row>
        <table:table-row table:style-name="ro1">
          <table:table-cell office:value-type="string">
            <text:p>294929_201118_104615_M019988.csv</text:p>
          </table:table-cell>
          <table:table-cell office:value-type="string">
            <text:p>589965_201118_105017_M019988.csv</text:p>
          </table:table-cell>
          <table:table-cell office:value-type="string">
            <text:p>2020-11-18_10:46:59</text:p>
          </table:table-cell>
          <table:table-cell office:value-type="string">
            <text:p>2020-11-18_11:46:59</text:p>
          </table:table-cell>
          <table:table-cell office:value-type="string">
            <text:p>M019988</text:p>
          </table:table-cell>
          <table:table-cell office:value-type="string">
            <text:p>https://www.testable.org/experiment/4303/589965/start</text:p>
          </table:table-cell>
          <table:table-cell office:value-type="float" office:value="208915">
            <text:p>208915</text:p>
          </table:table-cell>
          <table:table-cell office:value-type="float" office:value="3.4819166666667">
            <text:p>3.4819166667</text:p>
          </table:table-cell>
          <table:table-cell office:value-type="string">
            <text:p>Souvent</text:p>
          </table:table-cell>
          <table:table-cell table:number-columns-repeated="2" office:value-type="string">
            <text:p>De temps en temps</text:p>
          </table:table-cell>
          <table:table-cell office:value-type="string">
            <text:p>Presque jamais</text:p>
          </table:table-cell>
          <table:table-cell office:value-type="string">
            <text:p>Presque toujours</text:p>
          </table:table-cell>
          <table:table-cell table:number-columns-repeated="2" office:value-type="string">
            <text:p>De temps en temp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Télévision;Radio;Journaux et magazines papier;Internet;Réseaux sociaux</text:p>
          </table:table-cell>
          <table:table-cell office:value-type="string">
            <text:p>4 à 5 fois par jour</text:p>
          </table:table-cell>
          <table:table-cell office:value-type="float" office:value="5">
            <text:p>5</text:p>
          </table:table-cell>
          <table:table-cell office:value-type="string">
            <text:p>Pure intuition - recherche mémorielle</text:p>
          </table:table-cell>
          <table:table-cell office:value-type="string">
            <text:p>Je ne souhaitais pas dilapider mon capital d'UEM</text:p>
          </table:table-cell>
          <table:table-cell office:value-type="string">
            <text:p>Oui</text:p>
          </table:table-cell>
          <table:table-cell office:value-type="string">
            <text:p>hilloulinromain@gmail.com</text:p>
          </table:table-cell>
        </table:table-row>
        <table:table-row table:style-name="ro1">
          <table:table-cell office:value-type="string">
            <text:p>294929_201118_104038_M058054.csv</text:p>
          </table:table-cell>
          <table:table-cell office:value-type="string">
            <text:p>589965_201118_105151_aurel.mrt.csv</text:p>
          </table:table-cell>
          <table:table-cell office:value-type="string">
            <text:p>2020-11-18_10:41:52</text:p>
          </table:table-cell>
          <table:table-cell office:value-type="string">
            <text:p>2020-11-18_11:41:52</text:p>
          </table:table-cell>
          <table:table-cell office:value-type="string">
            <text:p>aurel.mrt</text:p>
          </table:table-cell>
          <table:table-cell office:value-type="string">
            <text:p>https://www.testable.org/experiment/4303/589965/start</text:p>
          </table:table-cell>
          <table:table-cell office:value-type="float" office:value="621872">
            <text:p>621872</text:p>
          </table:table-cell>
          <table:table-cell office:value-type="float" office:value="10.364533333333">
            <text:p>10.3645333333</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Souvent</text:p>
          </table:table-cell>
          <table:table-cell table:number-columns-repeated="2" office:value-type="string">
            <text:p>Presque toujours</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office:value-type="string">
            <text:p>Télévision;Journaux et magazines papier;Internet;Réseaux sociaux;Votre entourage</text:p>
          </table:table-cell>
          <table:table-cell office:value-type="string">
            <text:p>2 à 3 fois par jour</text:p>
          </table:table-cell>
          <table:table-cell office:value-type="string">
            <text:p>Environ 5/6</text:p>
          </table:table-cell>
          <table:table-cell office:value-type="string">
            <text:p>Quand j'étais sûr, je mettais le curseur à 90 environ, pour éviter que le robot réponde à ma place. \nQuand je ne l'étais pas, je mettais le curseur très faible, d'autant plus quand des informations délicates/provocatrices/un peu complotistes me paraissaient vraies de prime abord. \nParfois, je me servais donc des connaissances acquises pendant mes études en HG-géopolitique. L reste du temps, j'essayais de réfléchir car certaines informations paraissaient folles mais possibles.</text:p>
          </table:table-cell>
          <table:table-cell office:value-type="string">
            <text:p>Quand le sujet m'intéressait, ce qui est souvent le cas quand je suis curieux, je demandais des informations en plus. Quand j'avais un doute également. Le montant dépendait de mon niveau de curiosité quant au sujet abordé. \nQuand j'étais quasi sûr, je ne demandais pas plus d'informations, mais je mettais le curseur très bas dans ce cas : en effet, je ne vois pas l'intérêt de payer pour ne pas avoir d'informations complémentaires... Autant en profiter, c'est bien de s'instruire!</text:p>
          </table:table-cell>
          <table:table-cell office:value-type="string">
            <text:p>Non je ne pensais pas mais c'est une bonne idée!</text:p>
          </table:table-cell>
          <table:table-cell office:value-type="string">
            <text:p>aurelien.mornet@edu.em-lyon.com</text:p>
          </table:table-cell>
        </table:table-row>
        <table:table-row table:style-name="ro1">
          <table:table-cell office:value-type="string">
            <text:p>294929_201118_104839_M062683.csv</text:p>
          </table:table-cell>
          <table:table-cell office:value-type="string">
            <text:p>589965_201118_105500_M062683.csv</text:p>
          </table:table-cell>
          <table:table-cell office:value-type="string">
            <text:p>2020-11-18_10:49:55</text:p>
          </table:table-cell>
          <table:table-cell office:value-type="string">
            <text:p>2020-11-18_11:49:55</text:p>
          </table:table-cell>
          <table:table-cell office:value-type="string">
            <text:p>M062683</text:p>
          </table:table-cell>
          <table:table-cell office:value-type="string">
            <text:p>https://www.testable.org/experiment/4303/589965/start</text:p>
          </table:table-cell>
          <table:table-cell office:value-type="float" office:value="320442">
            <text:p>320442</text:p>
          </table:table-cell>
          <table:table-cell office:value-type="float" office:value="5.3407">
            <text:p>5.3407</text:p>
          </table:table-cell>
          <table:table-cell office:value-type="string">
            <text:p>Souvent</text:p>
          </table:table-cell>
          <table:table-cell office:value-type="string">
            <text:p>Presque jamais</text:p>
          </table:table-cell>
          <table:table-cell office:value-type="string">
            <text:p>Souvent</text:p>
          </table:table-cell>
          <table:table-cell office:value-type="string">
            <text:p>Presque jamais</text:p>
          </table:table-cell>
          <table:table-cell table:number-columns-repeated="2" office:value-type="string">
            <text:p>De temps en temps</text:p>
          </table:table-cell>
          <table:table-cell office:value-type="string">
            <text:p>Souvent</text:p>
          </table:table-cell>
          <table:table-cell table:number-columns-repeated="3" office:value-type="string">
            <text:p>De temps en temps</text:p>
          </table:table-cell>
          <table:table-cell office:value-type="string">
            <text:p>Journaux et magazines papier;Internet;Réseaux sociaux;Votre entourage</text:p>
          </table:table-cell>
          <table:table-cell office:value-type="string">
            <text:p>4 à 5 fois parsemaine</text:p>
          </table:table-cell>
          <table:table-cell office:value-type="float" office:value="4">
            <text:p>4</text:p>
          </table:table-cell>
          <table:table-cell office:value-type="string">
            <text:p>selon ma connaissance du sujet</text:p>
          </table:table-cell>
          <table:table-cell office:value-type="string">
            <text:p>ne jamais en prendre au risque de voir ses gains baisser</text:p>
          </table:table-cell>
          <table:table-cell office:value-type="string">
            <text:p>Oui</text:p>
          </table:table-cell>
          <table:table-cell office:value-type="string">
            <text:p>benjaminguellaff@gmail.com</text:p>
          </table:table-cell>
        </table:table-row>
        <table:table-row table:style-name="ro1">
          <table:table-cell office:value-type="string">
            <text:p>294929_201118_111105_M018880.csv</text:p>
          </table:table-cell>
          <table:table-cell office:value-type="string">
            <text:p>589965_201118_111511_M018880.csv</text:p>
          </table:table-cell>
          <table:table-cell office:value-type="string">
            <text:p>2020-11-18_11:12:45</text:p>
          </table:table-cell>
          <table:table-cell office:value-type="string">
            <text:p>2020-11-18_12:12:45</text:p>
          </table:table-cell>
          <table:table-cell office:value-type="string">
            <text:p>M018880</text:p>
          </table:table-cell>
          <table:table-cell office:value-type="string">
            <text:p>https://www.testable.org/experiment/4303/589965/start</text:p>
          </table:table-cell>
          <table:table-cell office:value-type="float" office:value="162002">
            <text:p>162002</text:p>
          </table:table-cell>
          <table:table-cell office:value-type="float" office:value="2.7000333333333">
            <text:p>2.7000333333</text:p>
          </table:table-cell>
          <table:table-cell office:value-type="string">
            <text:p>Presque toujours</text:p>
          </table:table-cell>
          <table:table-cell office:value-type="string">
            <text:p>Presque jamais</text:p>
          </table:table-cell>
          <table:table-cell office:value-type="string">
            <text:p>Souvent</text:p>
          </table:table-cell>
          <table:table-cell office:value-type="string">
            <text:p>De temps en temps</text:p>
          </table:table-cell>
          <table:table-cell table:number-columns-repeated="2" office:value-type="string">
            <text:p>Presque toujours</text:p>
          </table:table-cell>
          <table:table-cell office:value-type="string">
            <text:p>Souvent</text:p>
          </table:table-cell>
          <table:table-cell table:number-columns-repeated="2" office:value-type="string">
            <text:p>De temps en temps</text:p>
          </table:table-cell>
          <table:table-cell office:value-type="string">
            <text:p>Souvent</text:p>
          </table:table-cell>
          <table:table-cell office:value-type="string">
            <text:p>Télévision;Internet;Réseaux sociaux</text:p>
          </table:table-cell>
          <table:table-cell office:value-type="string">
            <text:p>1 fois par jour</text:p>
          </table:table-cell>
          <table:table-cell office:value-type="float" office:value="2">
            <text:p>2</text:p>
          </table:table-cell>
          <table:table-cell office:value-type="string">
            <text:p>Par rapport à ma connaissance du sujet ou non</text:p>
          </table:table-cell>
          <table:table-cell office:value-type="string">
            <text:p>Selon mon intérêt pour la question</text:p>
          </table:table-cell>
          <table:table-cell office:value-type="string">
            <text:p>Oui</text:p>
          </table:table-cell>
          <table:table-cell office:value-type="string">
            <text:p>antoine.lezin@edu.em-lyon.com</text:p>
          </table:table-cell>
        </table:table-row>
        <table:table-row table:style-name="ro1">
          <table:table-cell office:value-type="string">
            <text:p>294929_201118_115354_M060467.csv</text:p>
          </table:table-cell>
          <table:table-cell office:value-type="string">
            <text:p>589965_201118_115836_victor-curdy.csv</text:p>
          </table:table-cell>
          <table:table-cell office:value-type="string">
            <text:p>2020-11-18_11:54:29</text:p>
          </table:table-cell>
          <table:table-cell office:value-type="string">
            <text:p>2020-11-18_12:54:29</text:p>
          </table:table-cell>
          <table:table-cell office:value-type="string">
            <text:p>victor cur</text:p>
          </table:table-cell>
          <table:table-cell office:value-type="string">
            <text:p>https://www.testable.org/experiment/4303/589965/start</text:p>
          </table:table-cell>
          <table:table-cell office:value-type="float" office:value="260605">
            <text:p>260605</text:p>
          </table:table-cell>
          <table:table-cell office:value-type="float" office:value="4.3434166666667">
            <text:p>4.3434166667</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jamais</text:p>
          </table:table-cell>
          <table:table-cell table:number-columns-repeated="2" office:value-type="string">
            <text:p>Souvent</text:p>
          </table:table-cell>
          <table:table-cell table:number-columns-repeated="2" office:value-type="string">
            <text:p>De temps en temps</text:p>
          </table:table-cell>
          <table:table-cell table:number-columns-repeated="2" office:value-type="string">
            <text:p>Souvent</text:p>
          </table:table-cell>
          <table:table-cell office:value-type="string">
            <text:p>Internet;Réseaux sociaux</text:p>
          </table:table-cell>
          <table:table-cell office:value-type="string">
            <text:p>2 à 3 fois par jour</text:p>
          </table:table-cell>
          <table:table-cell office:value-type="float" office:value="4">
            <text:p>4</text:p>
          </table:table-cell>
          <table:table-cell office:value-type="string">
            <text:p>Je me fiais à mes connaissances, et j'ajustais mes réponses en fonction de si j'étais sure ou non.</text:p>
          </table:table-cell>
          <table:table-cell office:value-type="string">
            <text:p>Si je n'etais pas vraiment sur je choisisait les informations supplementaire et vis versa</text:p>
          </table:table-cell>
          <table:table-cell office:value-type="string">
            <text:p>Oui</text:p>
          </table:table-cell>
          <table:table-cell office:value-type="string">
            <text:p>victor.97120@gmail.com</text:p>
          </table:table-cell>
        </table:table-row>
        <table:table-row table:style-name="ro1">
          <table:table-cell office:value-type="string">
            <text:p>294929_201118_124249_M033481.csv</text:p>
          </table:table-cell>
          <table:table-cell office:value-type="string">
            <text:p>589965_201118_124913_cyril.laborde@edu.em-lyon.com.csv</text:p>
          </table:table-cell>
          <table:table-cell office:value-type="string">
            <text:p>2020-11-18_12:44:07</text:p>
          </table:table-cell>
          <table:table-cell office:value-type="string">
            <text:p>2020-11-18_13:44:07</text:p>
          </table:table-cell>
          <table:table-cell office:value-type="string">
            <text:p>cyril.labo</text:p>
          </table:table-cell>
          <table:table-cell office:value-type="string">
            <text:p>https://www.testable.org/experiment/4303/589965/start</text:p>
          </table:table-cell>
          <table:table-cell office:value-type="float" office:value="321835">
            <text:p>321835</text:p>
          </table:table-cell>
          <table:table-cell office:value-type="float" office:value="5.3639166666667">
            <text:p>5.3639166667</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Journaux et magazines papier;Internet;Réseaux sociaux;Votre entourage</text:p>
          </table:table-cell>
          <table:table-cell office:value-type="string">
            <text:p>2 à 3 fois par semaine</text:p>
          </table:table-cell>
          <table:table-cell office:value-type="string">
            <text:p>3 (FT, NYT, Le Monde)</text:p>
          </table:table-cell>
          <table:table-cell office:value-type="string">
            <text:p>Si je n'avais aucune idée de la réponse, je mettais 50%, ce qui optimisait les chances de bonnes réponses. Si le robot avait moins, de chance, j'avais 1/2 chances et sinon il avait plus de chance que moi. \nSi j'étais presque sûr, je mettais le curseur vers 80.\nJ'allais rarement en dessous de 30 car si le robot était à 31, il n'y avait quand même pas beaucoup de chance que "nous" ayons raison</text:p>
          </table:table-cell>
          <table:table-cell office:value-type="string">
            <text:p>Si le sujet m'intéresse, je demande l'information</text:p>
          </table:table-cell>
          <table:table-cell office:value-type="string">
            <text:p>Non, car je proposais pas de grandes sommes</text:p>
          </table:table-cell>
          <table:table-cell office:value-type="string">
            <text:p>cyril.laborde@edu.em-lyon.com</text:p>
          </table:table-cell>
        </table:table-row>
        <table:table-row table:style-name="ro1">
          <table:table-cell office:value-type="string">
            <text:p>294929_201118_125053_M045866.csv</text:p>
          </table:table-cell>
          <table:table-cell office:value-type="string">
            <text:p>589965_201118_125535_M045866.csv</text:p>
          </table:table-cell>
          <table:table-cell office:value-type="string">
            <text:p>2020-11-18_12:51:19</text:p>
          </table:table-cell>
          <table:table-cell office:value-type="string">
            <text:p>2020-11-18_13:51:19</text:p>
          </table:table-cell>
          <table:table-cell office:value-type="string">
            <text:p>M045866</text:p>
          </table:table-cell>
          <table:table-cell office:value-type="string">
            <text:p>https://www.testable.org/experiment/4303/589965/start</text:p>
          </table:table-cell>
          <table:table-cell office:value-type="float" office:value="288637">
            <text:p>288637</text:p>
          </table:table-cell>
          <table:table-cell office:value-type="float" office:value="4.8106166666667">
            <text:p>4.8106166667</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Télévision;Internet;Réseaux sociaux;Votre entourage</text:p>
          </table:table-cell>
          <table:table-cell office:value-type="string">
            <text:p>4 à 5 fois parsemaine</text:p>
          </table:table-cell>
          <table:table-cell office:value-type="float" office:value="4">
            <text:p>4</text:p>
          </table:table-cell>
          <table:table-cell office:value-type="string">
            <text:p>Zn fonction de si j'étais sûr de moi.</text:p>
          </table:table-cell>
          <table:table-cell office:value-type="string">
            <text:p>Si cela m'intéresse</text:p>
          </table:table-cell>
          <table:table-cell office:value-type="string">
            <text:p>Je l'espèrai</text:p>
          </table:table-cell>
          <table:table-cell office:value-type="string">
            <text:p>gontharet.etienne@gmail.com</text:p>
          </table:table-cell>
        </table:table-row>
        <table:table-row table:style-name="ro1">
          <table:table-cell office:value-type="string">
            <text:p>294929_201118_142902_M016664.csv</text:p>
          </table:table-cell>
          <table:table-cell office:value-type="string">
            <text:p>589965_201118_143244_Alice.csv</text:p>
          </table:table-cell>
          <table:table-cell office:value-type="string">
            <text:p>2020-11-18_14:29:30</text:p>
          </table:table-cell>
          <table:table-cell office:value-type="string">
            <text:p>2020-11-18_15:29:30</text:p>
          </table:table-cell>
          <table:table-cell office:value-type="string">
            <text:p>Alice</text:p>
          </table:table-cell>
          <table:table-cell office:value-type="string">
            <text:p>https://www.testable.org/experiment/4303/589965/start</text:p>
          </table:table-cell>
          <table:table-cell office:value-type="float" office:value="209752">
            <text:p>209752</text:p>
          </table:table-cell>
          <table:table-cell office:value-type="float" office:value="3.4958666666667">
            <text:p>3.4958666667</text:p>
          </table:table-cell>
          <table:table-cell table:number-columns-repeated="5" office:value-type="string">
            <text:p>Souvent</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De temps en temps</text:p>
          </table:table-cell>
          <table:table-cell office:value-type="string">
            <text:p>Radio;Journaux et magazines papier;Internet;Réseaux sociaux;Votre entourage</text:p>
          </table:table-cell>
          <table:table-cell office:value-type="string">
            <text:p>2 à 3 fois par jour</text:p>
          </table:table-cell>
          <table:table-cell office:value-type="float" office:value="3">
            <text:p>3</text:p>
          </table:table-cell>
          <table:table-cell office:value-type="string">
            <text:p>Appui sur mes connaissances, analyse de la formulation (si elle est "choc")</text:p>
          </table:table-cell>
          <table:table-cell office:value-type="string">
            <text:p>En général je les voulaient, plus j'étais sûr de moi et moins j'étais prête à investir pour savoir</text:p>
          </table:table-cell>
          <table:table-cell office:value-type="string">
            <text:p>Oui</text:p>
          </table:table-cell>
          <table:table-cell office:value-type="string">
            <text:p>alicemariloutalbot@gmail.com</text:p>
          </table:table-cell>
        </table:table-row>
        <table:table-row table:style-name="ro1">
          <table:table-cell office:value-type="string">
            <text:p>294929_201118_150048_M089472.csv</text:p>
          </table:table-cell>
          <table:table-cell office:value-type="string">
            <text:p>589965_201118_150634_Marie.csv</text:p>
          </table:table-cell>
          <table:table-cell office:value-type="string">
            <text:p>2020-11-18_15:01:32</text:p>
          </table:table-cell>
          <table:table-cell office:value-type="string">
            <text:p>2020-11-18_16:01:32</text:p>
          </table:table-cell>
          <table:table-cell office:value-type="string">
            <text:p>Marie</text:p>
          </table:table-cell>
          <table:table-cell office:value-type="string">
            <text:p>https://www.testable.org/experiment/4303/589965/start</text:p>
          </table:table-cell>
          <table:table-cell office:value-type="float" office:value="328783">
            <text:p>328783</text:p>
          </table:table-cell>
          <table:table-cell office:value-type="float" office:value="5.4797166666667">
            <text:p>5.4797166667</text:p>
          </table:table-cell>
          <table:table-cell table:number-columns-repeated="3" office:value-type="string">
            <text:p>Souvent</text:p>
          </table:table-cell>
          <table:table-cell table:number-columns-repeated="2" office:value-type="string">
            <text:p>De temps en temps</text:p>
          </table:table-cell>
          <table:table-cell office:value-type="string">
            <text:p>Souvent</text:p>
          </table:table-cell>
          <table:table-cell table:number-columns-repeated="3" office:value-type="string">
            <text:p>De temps en temps</text:p>
          </table:table-cell>
          <table:table-cell office:value-type="string">
            <text:p>Souvent</text:p>
          </table:table-cell>
          <table:table-cell office:value-type="string">
            <text:p>Télévision;Internet;Réseaux sociaux;Votre entourage</text:p>
          </table:table-cell>
          <table:table-cell office:value-type="string">
            <text:p>2 à 3 fois par semaine</text:p>
          </table:table-cell>
          <table:table-cell office:value-type="float" office:value="3">
            <text:p>3</text:p>
          </table:table-cell>
          <table:table-cell office:value-type="string">
            <text:p>Mettre ce que je pense</text:p>
          </table:table-cell>
          <table:table-cell office:value-type="string">
            <text:p>Je ne voulais pas vraiment recevoir d'informations supplémentaire sur ses sujets</text:p>
          </table:table-cell>
          <table:table-cell office:value-type="string">
            <text:p>Oui</text:p>
          </table:table-cell>
          <table:table-cell office:value-type="string">
            <text:p>marie.ojc@gmail.com</text:p>
          </table:table-cell>
        </table:table-row>
        <table:table-row table:style-name="ro1">
          <table:table-cell office:value-type="string">
            <text:p>294929_201118_150550_M088561.csv</text:p>
          </table:table-cell>
          <table:table-cell office:value-type="string">
            <text:p>589965_201118_151041_Antoine.csv</text:p>
          </table:table-cell>
          <table:table-cell office:value-type="string">
            <text:p>2020-11-18_15:06:33</text:p>
          </table:table-cell>
          <table:table-cell office:value-type="string">
            <text:p>2020-11-18_16:06:33</text:p>
          </table:table-cell>
          <table:table-cell office:value-type="string">
            <text:p>Antoine</text:p>
          </table:table-cell>
          <table:table-cell office:value-type="string">
            <text:p>https://www.testable.org/experiment/4303/589965/start</text:p>
          </table:table-cell>
          <table:table-cell office:value-type="float" office:value="262910">
            <text:p>262910</text:p>
          </table:table-cell>
          <table:table-cell office:value-type="float" office:value="4.3818333333333">
            <text:p>4.3818333333</text:p>
          </table:table-cell>
          <table:table-cell office:value-type="string">
            <text:p>De temps en temps</text:p>
          </table:table-cell>
          <table:table-cell table:number-columns-repeated="2" office:value-type="string">
            <text:p>Souvent</text:p>
          </table:table-cell>
          <table:table-cell office:value-type="string">
            <text:p>De temps en temps</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table:number-columns-repeated="2" office:value-type="string">
            <text:p>Presque toujours</text:p>
          </table:table-cell>
          <table:table-cell office:value-type="string">
            <text:p>Radio;Internet;Votre entourage</text:p>
          </table:table-cell>
          <table:table-cell office:value-type="string">
            <text:p>2 à 3 fois par semaine</text:p>
          </table:table-cell>
          <table:table-cell office:value-type="float" office:value="4">
            <text:p>4</text:p>
          </table:table-cell>
          <table:table-cell office:value-type="string">
            <text:p>Presque toujours supérieur à 50% (car un robot qui a moins de 50% de chance d'avoir juste me semble inutile). Après cela, je choisis en fonction de ma certitude.</text:p>
          </table:table-cell>
          <table:table-cell office:value-type="string">
            <text:p>Celles qui m'intéresse le plus.</text:p>
          </table:table-cell>
          <table:table-cell office:value-type="string">
            <text:p>Oui</text:p>
          </table:table-cell>
          <table:table-cell office:value-type="string">
            <text:p>antoine.choleteyraud@gmail.com</text:p>
          </table:table-cell>
        </table:table-row>
        <table:table-row table:style-name="ro1">
          <table:table-cell office:value-type="string">
            <text:p>294929_201118_161255_M072852.csv</text:p>
          </table:table-cell>
          <table:table-cell office:value-type="string">
            <text:p>589965_201118_161710_M072852.csv</text:p>
          </table:table-cell>
          <table:table-cell office:value-type="string">
            <text:p>2020-11-18_16:13:55</text:p>
          </table:table-cell>
          <table:table-cell office:value-type="string">
            <text:p>2020-11-18_17:13:55</text:p>
          </table:table-cell>
          <table:table-cell office:value-type="string">
            <text:p>M072852</text:p>
          </table:table-cell>
          <table:table-cell office:value-type="string">
            <text:p>https://www.testable.org/experiment/4303/589965/start</text:p>
          </table:table-cell>
          <table:table-cell office:value-type="float" office:value="215018">
            <text:p>215018</text:p>
          </table:table-cell>
          <table:table-cell office:value-type="float" office:value="3.5836333333333">
            <text:p>3.5836333333</text:p>
          </table:table-cell>
          <table:table-cell table:number-columns-repeated="5"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table:number-columns-repeated="2" office:value-type="string">
            <text:p>Presque toujours</text:p>
          </table:table-cell>
          <table:table-cell office:value-type="string">
            <text:p>Journaux et magazines papier;Internet;Réseaux sociaux;Votre entourage</text:p>
          </table:table-cell>
          <table:table-cell office:value-type="string">
            <text:p>Plus de 4 à 5 fois par jour</text:p>
          </table:table-cell>
          <table:table-cell office:value-type="string">
            <text:p>une dizaine</text:p>
          </table:table-cell>
          <table:table-cell office:value-type="string">
            <text:p>les informations à ma disposition</text:p>
          </table:table-cell>
          <table:table-cell office:value-type="string">
            <text:p>à l'existence d'un doute ET d'un intêret pour le sujet j'ai demandé des informations supplémentaires</text:p>
          </table:table-cell>
          <table:table-cell office:value-type="string">
            <text:p>Non</text:p>
          </table:table-cell>
          <table:table-cell office:value-type="string">
            <text:p>nathan.staulus@univ-lyon2.fr</text:p>
          </table:table-cell>
        </table:table-row>
        <table:table-row table:style-name="ro1">
          <table:table-cell office:value-type="string">
            <text:p>294929_201118_162055_M015556.csv</text:p>
          </table:table-cell>
          <table:table-cell office:value-type="string">
            <text:p>589965_201118_162518_cfantine@yahoo.com.csv</text:p>
          </table:table-cell>
          <table:table-cell office:value-type="string">
            <text:p>2020-11-18_16:21:36</text:p>
          </table:table-cell>
          <table:table-cell office:value-type="string">
            <text:p>2020-11-18_17:21:36</text:p>
          </table:table-cell>
          <table:table-cell office:value-type="string">
            <text:p>cfantine@y</text:p>
          </table:table-cell>
          <table:table-cell office:value-type="string">
            <text:p>https://www.testable.org/experiment/4303/589965/start</text:p>
          </table:table-cell>
          <table:table-cell office:value-type="float" office:value="232019">
            <text:p>232019</text:p>
          </table:table-cell>
          <table:table-cell office:value-type="float" office:value="3.8669833333333">
            <text:p>3.8669833333</text:p>
          </table:table-cell>
          <table:table-cell office:value-type="string">
            <text:p>Souvent</text:p>
          </table:table-cell>
          <table:table-cell table:number-columns-repeated="2"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office:value-type="string">
            <text:p>De temps en temps</text:p>
          </table:table-cell>
          <table:table-cell office:value-type="string">
            <text:p>Télévision;Internet;Réseaux sociaux;Votre entourage</text:p>
          </table:table-cell>
          <table:table-cell office:value-type="string">
            <text:p>Plus de 4 à 5 fois par jour</text:p>
          </table:table-cell>
          <table:table-cell office:value-type="string">
            <text:p>trois</text:p>
          </table:table-cell>
          <table:table-cell office:value-type="string">
            <text:p>Je me demander moins de vue et je voyait si je trouvais ça plus ou moins vrai ou faux</text:p>
          </table:table-cell>
          <table:table-cell office:value-type="string">
            <text:p>Selon l'informations émise</text:p>
          </table:table-cell>
          <table:table-cell office:value-type="string">
            <text:p>Nan</text:p>
          </table:table-cell>
          <table:table-cell office:value-type="string">
            <text:p>cfantina@yahoo.com</text:p>
          </table:table-cell>
        </table:table-row>
        <table:table-row table:style-name="ro1">
          <table:table-cell office:value-type="string">
            <text:p>294929_201118_173703_M004279.csv</text:p>
          </table:table-cell>
          <table:table-cell office:value-type="string">
            <text:p>589965_201118_174103_moudoud.csv</text:p>
          </table:table-cell>
          <table:table-cell office:value-type="string">
            <text:p>2020-11-18_17:37:54</text:p>
          </table:table-cell>
          <table:table-cell office:value-type="string">
            <text:p>2020-11-18_18:37:54</text:p>
          </table:table-cell>
          <table:table-cell office:value-type="string">
            <text:p>moudoud</text:p>
          </table:table-cell>
          <table:table-cell office:value-type="string">
            <text:p>https://www.testable.org/experiment/4303/589965/start</text:p>
          </table:table-cell>
          <table:table-cell office:value-type="float" office:value="206819">
            <text:p>206819</text:p>
          </table:table-cell>
          <table:table-cell office:value-type="float" office:value="3.4469833333333">
            <text:p>3.4469833333</text:p>
          </table:table-cell>
          <table:table-cell table:number-columns-repeated="3" office:value-type="string">
            <text:p>Souvent</text:p>
          </table:table-cell>
          <table:table-cell office:value-type="string">
            <text:p>De temps en temps</text:p>
          </table:table-cell>
          <table:table-cell table:number-columns-repeated="3" office:value-type="string">
            <text:p>Presque toujours</text:p>
          </table:table-cell>
          <table:table-cell office:value-type="string">
            <text:p>De temps en temps</text:p>
          </table:table-cell>
          <table:table-cell table:number-columns-repeated="2" office:value-type="string">
            <text:p>Presque toujours</text:p>
          </table:table-cell>
          <table:table-cell office:value-type="string">
            <text:p>Télévision;Radio;Internet;Réseaux sociaux;Votre entourage</text:p>
          </table:table-cell>
          <table:table-cell office:value-type="string">
            <text:p>4 à 5 fois par jour</text:p>
          </table:table-cell>
          <table:table-cell office:value-type="float" office:value="15">
            <text:p>15</text:p>
          </table:table-cell>
          <table:table-cell office:value-type="string">
            <text:p>selon mes connaissances, le réalisme de l'information</text:p>
          </table:table-cell>
          <table:table-cell office:value-type="string">
            <text:p>selon mon intérêt pour l'information</text:p>
          </table:table-cell>
          <table:table-cell office:value-type="string">
            <text:p>non</text:p>
          </table:table-cell>
          <table:table-cell office:value-type="string">
            <text:p>imoudoud@yahoo.com</text:p>
          </table:table-cell>
        </table:table-row>
        <table:table-row table:style-name="ro1">
          <table:table-cell office:value-type="string">
            <text:p>294929_201118_175415_M015359.csv</text:p>
          </table:table-cell>
          <table:table-cell office:value-type="string">
            <text:p>589965_201118_175715_Tran-Quy.csv</text:p>
          </table:table-cell>
          <table:table-cell office:value-type="string">
            <text:p>2020-11-18_17:55:06</text:p>
          </table:table-cell>
          <table:table-cell office:value-type="string">
            <text:p>2020-11-18_18:55:06</text:p>
          </table:table-cell>
          <table:table-cell office:value-type="string">
            <text:p>Tran-Quy</text:p>
          </table:table-cell>
          <table:table-cell office:value-type="string">
            <text:p>https://www.testable.org/experiment/4303/589965/start</text:p>
          </table:table-cell>
          <table:table-cell office:value-type="float" office:value="140618">
            <text:p>140618</text:p>
          </table:table-cell>
          <table:table-cell office:value-type="float" office:value="2.3436333333333">
            <text:p>2.3436333333</text:p>
          </table:table-cell>
          <table:table-cell table:number-columns-repeated="2"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table:number-columns-repeated="2" office:value-type="string">
            <text:p>De temps en temps</text:p>
          </table:table-cell>
          <table:table-cell table:number-columns-repeated="2" office:value-type="string">
            <text:p>Presque toujours</text:p>
          </table:table-cell>
          <table:table-cell office:value-type="string">
            <text:p>Journaux et magazines papier;Internet</text:p>
          </table:table-cell>
          <table:table-cell office:value-type="string">
            <text:p>2 à 3 fois par semaine</text:p>
          </table:table-cell>
          <table:table-cell office:value-type="float" office:value="3">
            <text:p>3</text:p>
          </table:table-cell>
          <table:table-cell office:value-type="string">
            <text:p>selon mon intuition</text:p>
          </table:table-cell>
          <table:table-cell office:value-type="string">
            <text:p>selon mon interet</text:p>
          </table:table-cell>
          <table:table-cell office:value-type="string">
            <text:p>je l'espere</text:p>
          </table:table-cell>
          <table:table-cell office:value-type="string">
            <text:p>tranquyc2@hotmail.com</text:p>
          </table:table-cell>
        </table:table-row>
        <table:table-row table:style-name="ro1">
          <table:table-cell office:value-type="string">
            <text:p>294929_201118_181206_M045669.csv</text:p>
          </table:table-cell>
          <table:table-cell office:value-type="string">
            <text:p>589965_201118_181743_Cécile.csv</text:p>
          </table:table-cell>
          <table:table-cell office:value-type="string">
            <text:p>2020-11-18_18:12:29</text:p>
          </table:table-cell>
          <table:table-cell office:value-type="string">
            <text:p>2020-11-18_19:12:29</text:p>
          </table:table-cell>
          <table:table-cell office:value-type="string">
            <text:p>Cécile</text:p>
          </table:table-cell>
          <table:table-cell office:value-type="string">
            <text:p>https://www.testable.org/experiment/4303/589965/start</text:p>
          </table:table-cell>
          <table:table-cell office:value-type="float" office:value="331508">
            <text:p>331508</text:p>
          </table:table-cell>
          <table:table-cell office:value-type="float" office:value="5.5251333333333">
            <text:p>5.5251333333</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Presque toujours</text:p>
          </table:table-cell>
          <table:table-cell table:number-columns-repeated="4" office:value-type="string">
            <text:p>Souvent</text:p>
          </table:table-cell>
          <table:table-cell office:value-type="string">
            <text:p>Presque toujours</text:p>
          </table:table-cell>
          <table:table-cell office:value-type="string">
            <text:p>Télévision;Journaux et magazines papier;Internet;Réseaux sociaux;Votre entourage</text:p>
          </table:table-cell>
          <table:table-cell office:value-type="string">
            <text:p>2 à 3 fois par jour</text:p>
          </table:table-cell>
          <table:table-cell office:value-type="float" office:value="5">
            <text:p>5</text:p>
          </table:table-cell>
          <table:table-cell office:value-type="string">
            <text:p>Je me basais sur ce que je savais déjà du sujet, puis, en fonction de la grosseur des chiffres et ce qu'ils m'évoquaient, j'étais plus ou moins sûr de la véracité de l'information.</text:p>
          </table:table-cell>
          <table:table-cell office:value-type="string">
            <text:p>Je choisissais de recevoir des informations supplémentaires pour des sujets qui m'intéressaient particulièrement et sur lesquels j'avais un doute lors de la formulation de l'information.</text:p>
          </table:table-cell>
          <table:table-cell office:value-type="string">
            <text:p>Oui, car beaucoup d'informations, vraies ou fausses, étaient très pertinentes et m'ont amené à me poser de vraies questions. Si je ne reçois pas d'informations supplémentaires à la fin de l'expérience, j'irai les chercher par moi-même !</text:p>
          </table:table-cell>
          <table:table-cell office:value-type="string">
            <text:p>cecile.mp.peron@gmail.com</text:p>
          </table:table-cell>
        </table:table-row>
        <table:table-row table:style-name="ro1">
          <table:table-cell office:value-type="string">
            <text:p>294929_201118_182731_M057143.csv</text:p>
          </table:table-cell>
          <table:table-cell office:value-type="string">
            <text:p>589965_201118_183455_Oweïss-Ettaki.csv</text:p>
          </table:table-cell>
          <table:table-cell office:value-type="string">
            <text:p>2020-11-18_18:29:00</text:p>
          </table:table-cell>
          <table:table-cell office:value-type="string">
            <text:p>2020-11-18_19:29:00</text:p>
          </table:table-cell>
          <table:table-cell office:value-type="string">
            <text:p>Oweïss Ett</text:p>
          </table:table-cell>
          <table:table-cell office:value-type="string">
            <text:p>https://www.testable.org/experiment/4303/589965/start</text:p>
          </table:table-cell>
          <table:table-cell office:value-type="float" office:value="367846">
            <text:p>367846</text:p>
          </table:table-cell>
          <table:table-cell office:value-type="float" office:value="6.1307666666667">
            <text:p>6.1307666667</text:p>
          </table:table-cell>
          <table:table-cell office:value-type="string">
            <text:p>Presque toujours</text:p>
          </table:table-cell>
          <table:table-cell office:value-type="string">
            <text:p>Presque jamais</text:p>
          </table:table-cell>
          <table:table-cell office:value-type="string">
            <text:p>Presque toujours</text:p>
          </table:table-cell>
          <table:table-cell office:value-type="string">
            <text:p>Presque jamais</text:p>
          </table:table-cell>
          <table:table-cell office:value-type="string">
            <text:p>Souvent</text:p>
          </table:table-cell>
          <table:table-cell office:value-type="string">
            <text:p>De temps en temps</text:p>
          </table:table-cell>
          <table:table-cell table:number-columns-repeated="3" office:value-type="string">
            <text:p>Presque toujours</text:p>
          </table:table-cell>
          <table:table-cell office:value-type="string">
            <text:p>De temps en temps</text:p>
          </table:table-cell>
          <table:table-cell office:value-type="string">
            <text:p>Télévision;Journaux et magazines papier;Internet;Réseaux sociaux</text:p>
          </table:table-cell>
          <table:table-cell office:value-type="string">
            <text:p>4 à 5 fois parsemaine</text:p>
          </table:table-cell>
          <table:table-cell office:value-type="float" office:value="4">
            <text:p>4</text:p>
          </table:table-cell>
          <table:table-cell office:value-type="string">
            <text:p>J'ai décidé de mettre 100% lorsque j'étais certain de ma réponse, environ 80% lorsque j'étais presque certain de ma réponse, 50% lorsque je pensais que la réponse était juste mais qu'un doute subsistait et 20% lorsqu'il me semblait intuitivement que ma réponse était juste mais que je n'avais aucune certitude sur la véracité de ma réponse</text:p>
          </table:table-cell>
          <table:table-cell office:value-type="string">
            <text:p>J'ai choisi de mettre 0 à chaque fois puisque le système de perte de points me semblait trop risqué</text:p>
          </table:table-cell>
          <table:table-cell office:value-type="string">
            <text:p>Oui</text:p>
          </table:table-cell>
          <table:table-cell office:value-type="string">
            <text:p>oweiss.ettaki@edu.em-lyon.com</text:p>
          </table:table-cell>
        </table:table-row>
        <table:table-row table:style-name="ro1">
          <table:table-cell office:value-type="string">
            <text:p>294929_201118_184440_M099641.csv</text:p>
          </table:table-cell>
          <table:table-cell office:value-type="string">
            <text:p>589965_201118_185017_Agathe.csv</text:p>
          </table:table-cell>
          <table:table-cell office:value-type="string">
            <text:p>2020-11-18_18:45:25</text:p>
          </table:table-cell>
          <table:table-cell office:value-type="string">
            <text:p>2020-11-18_19:45:25</text:p>
          </table:table-cell>
          <table:table-cell office:value-type="string">
            <text:p>Agathe</text:p>
          </table:table-cell>
          <table:table-cell office:value-type="string">
            <text:p>https://www.testable.org/experiment/4303/589965/start</text:p>
          </table:table-cell>
          <table:table-cell office:value-type="float" office:value="310201">
            <text:p>310201</text:p>
          </table:table-cell>
          <table:table-cell office:value-type="float" office:value="5.1700166666667">
            <text:p>5.1700166667</text:p>
          </table:table-cell>
          <table:table-cell office:value-type="string">
            <text:p>Souvent</text:p>
          </table:table-cell>
          <table:table-cell office:value-type="string">
            <text:p>Presque jamais</text:p>
          </table:table-cell>
          <table:table-cell table:number-columns-repeated="2" office:value-type="string">
            <text:p>De temps en temps</text:p>
          </table:table-cell>
          <table:table-cell table:number-columns-repeated="4" office:value-type="string">
            <text:p>Souvent</text:p>
          </table:table-cell>
          <table:table-cell office:value-type="string">
            <text:p>Presque jamais</text:p>
          </table:table-cell>
          <table:table-cell office:value-type="string">
            <text:p>De temps en temps</text:p>
          </table:table-cell>
          <table:table-cell office:value-type="string">
            <text:p>Télévision;Internet;Réseaux sociaux;Votre entourage</text:p>
          </table:table-cell>
          <table:table-cell office:value-type="string">
            <text:p>1 fois par jour</text:p>
          </table:table-cell>
          <table:table-cell office:value-type="float" office:value="4">
            <text:p>4</text:p>
          </table:table-cell>
          <table:table-cell office:value-type="string">
            <text:p>En fonction de mes connaissances et si je ne savais vraiment pas, je faisais varier le curseur en fonction de la probabilité que j'attribuais à la véracité de l'information.</text:p>
          </table:table-cell>
          <table:table-cell office:value-type="string">
            <text:p>Si le sujet m'interrait de base ou si l'information m'intriguais, me semblait étrange.</text:p>
          </table:table-cell>
          <table:table-cell office:value-type="string">
            <text:p>Oui</text:p>
          </table:table-cell>
          <table:table-cell office:value-type="string">
            <text:p>agathe.derbaghdassarian@edu.em-lyon.com</text:p>
          </table:table-cell>
        </table:table-row>
        <table:table-row table:style-name="ro1">
          <table:table-cell office:value-type="string">
            <text:p>294929_201118_185807_M027941.csv</text:p>
          </table:table-cell>
          <table:table-cell office:value-type="string">
            <text:p>589965_201118_190227_Anaïs-Pasco.csv</text:p>
          </table:table-cell>
          <table:table-cell office:value-type="string">
            <text:p>2020-11-18_18:58:58</text:p>
          </table:table-cell>
          <table:table-cell office:value-type="string">
            <text:p>2020-11-18_19:58:58</text:p>
          </table:table-cell>
          <table:table-cell office:value-type="string">
            <text:p>Anaïs Pasc</text:p>
          </table:table-cell>
          <table:table-cell office:value-type="string">
            <text:p>https://www.testable.org/experiment/4303/589965/start</text:p>
          </table:table-cell>
          <table:table-cell office:value-type="float" office:value="224018">
            <text:p>224018</text:p>
          </table:table-cell>
          <table:table-cell office:value-type="float" office:value="3.7336333333333">
            <text:p>3.7336333333</text:p>
          </table:table-cell>
          <table:table-cell office:value-type="string">
            <text:p>Presque toujours</text:p>
          </table:table-cell>
          <table:table-cell table:number-columns-repeated="2" office:value-type="string">
            <text:p>De temps en temps</text:p>
          </table:table-cell>
          <table:table-cell table:number-columns-repeated="4" office:value-type="string">
            <text:p>Presque toujour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Télévision;Journaux et magazines papier;Internet;Réseaux sociaux;Votre entourage</text:p>
          </table:table-cell>
          <table:table-cell office:value-type="string">
            <text:p>4 à 5 fois par jour</text:p>
          </table:table-cell>
          <table:table-cell office:value-type="float" office:value="4">
            <text:p>4</text:p>
          </table:table-cell>
          <table:table-cell office:value-type="string">
            <text:p>ma stratégie etait de suivre mon instinct</text:p>
          </table:table-cell>
          <table:table-cell office:value-type="string">
            <text:p>je voulais une information supplementaire si je n'etais vraiment pas sure ou si la brève m'interessait vraiment</text:p>
          </table:table-cell>
          <table:table-cell office:value-type="string">
            <text:p>Je ne pensais pas</text:p>
          </table:table-cell>
          <table:table-cell office:value-type="string">
            <text:p>pasco.anais@outlook.fr</text:p>
          </table:table-cell>
        </table:table-row>
        <table:table-row table:style-name="ro1">
          <table:table-cell office:value-type="string">
            <text:p>294929_201118_185721_M085237.csv</text:p>
          </table:table-cell>
          <table:table-cell office:value-type="string">
            <text:p>589965_201118_190311_Vincent-Touret.csv</text:p>
          </table:table-cell>
          <table:table-cell office:value-type="string">
            <text:p>2020-11-18_18:58:07</text:p>
          </table:table-cell>
          <table:table-cell office:value-type="string">
            <text:p>2020-11-18_19:58:07</text:p>
          </table:table-cell>
          <table:table-cell office:value-type="string">
            <text:p>Vincent To</text:p>
          </table:table-cell>
          <table:table-cell office:value-type="string">
            <text:p>https://www.testable.org/experiment/4303/589965/start</text:p>
          </table:table-cell>
          <table:table-cell office:value-type="float" office:value="315038">
            <text:p>315038</text:p>
          </table:table-cell>
          <table:table-cell office:value-type="float" office:value="5.2506333333333">
            <text:p>5.2506333333</text:p>
          </table:table-cell>
          <table:table-cell table:number-columns-repeated="2" office:value-type="string">
            <text:p>De temps en temps</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De temps en temps</text:p>
          </table:table-cell>
          <table:table-cell office:value-type="string">
            <text:p>Souvent</text:p>
          </table:table-cell>
          <table:table-cell office:value-type="string">
            <text:p>Internet;Réseaux sociaux;Votre entourage</text:p>
          </table:table-cell>
          <table:table-cell office:value-type="string">
            <text:p>2 à 3 fois par jour</text:p>
          </table:table-cell>
          <table:table-cell office:value-type="float" office:value="4">
            <text:p>4</text:p>
          </table:table-cell>
          <table:table-cell office:value-type="string">
            <text:p>je me fiais à mon instinct</text:p>
          </table:table-cell>
          <table:table-cell office:value-type="string">
            <text:p>en fonction de la confiance en ma réponse (et donc en mon instinct)</text:p>
          </table:table-cell>
          <table:table-cell office:value-type="string">
            <text:p>oui</text:p>
          </table:table-cell>
          <table:table-cell office:value-type="string">
            <text:p>vincent.touret@edu.em-lyon.com</text:p>
          </table:table-cell>
        </table:table-row>
        <table:table-row table:style-name="ro1">
          <table:table-cell office:value-type="string">
            <text:p>294929_201118_190308_M075068.csv</text:p>
          </table:table-cell>
          <table:table-cell office:value-type="string">
            <text:p>589965_201118_190950_yarambaud@live.fr.csv</text:p>
          </table:table-cell>
          <table:table-cell office:value-type="string">
            <text:p>2020-11-18_19:04:36</text:p>
          </table:table-cell>
          <table:table-cell office:value-type="string">
            <text:p>2020-11-18_20:04:36</text:p>
          </table:table-cell>
          <table:table-cell office:value-type="string">
            <text:p>yarambaud@</text:p>
          </table:table-cell>
          <table:table-cell office:value-type="string">
            <text:p>https://www.testable.org/experiment/4303/589965/start</text:p>
          </table:table-cell>
          <table:table-cell office:value-type="float" office:value="332243">
            <text:p>332243</text:p>
          </table:table-cell>
          <table:table-cell office:value-type="float" office:value="5.5373833333333">
            <text:p>5.5373833333</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table:number-columns-repeated="2" office:value-type="string">
            <text:p>Souvent</text:p>
          </table:table-cell>
          <table:table-cell office:value-type="string">
            <text:p>Télévision;Radio;Journaux et magazines papier;Internet;Votre entourage</text:p>
          </table:table-cell>
          <table:table-cell office:value-type="string">
            <text:p>4 à 5 fois parsemaine</text:p>
          </table:table-cell>
          <table:table-cell office:value-type="float" office:value="6">
            <text:p>6</text:p>
          </table:table-cell>
          <table:table-cell office:value-type="string">
            <text:p>J'ai fait appel à ma mémoire et à mon instinct sur la possible véracité de la question, ensuite j'estimais à quel point je pouvais être sur de ma propre réponse.</text:p>
          </table:table-cell>
          <table:table-cell office:value-type="string">
            <text:p>J'ai choisi de recevoir des informations sur des sujets qui m'intéressaient et dont je ne connais pas toutes les informations</text:p>
          </table:table-cell>
          <table:table-cell office:value-type="string">
            <text:p>Je l'ai espéré</text:p>
          </table:table-cell>
          <table:table-cell office:value-type="string">
            <text:p>yarambaud@live.fr</text:p>
          </table:table-cell>
        </table:table-row>
        <table:table-row table:style-name="ro1">
          <table:table-cell office:value-type="string">
            <text:p>294929_201118_194045_M022204.csv</text:p>
          </table:table-cell>
          <table:table-cell office:value-type="string">
            <text:p>589965_201118_194609_M022204.csv</text:p>
          </table:table-cell>
          <table:table-cell office:value-type="string">
            <text:p>2020-11-18_19:41:28</text:p>
          </table:table-cell>
          <table:table-cell office:value-type="string">
            <text:p>2020-11-18_20:41:28</text:p>
          </table:table-cell>
          <table:table-cell office:value-type="string">
            <text:p>M022204</text:p>
          </table:table-cell>
          <table:table-cell office:value-type="string">
            <text:p>https://www.testable.org/experiment/4303/589965/start</text:p>
          </table:table-cell>
          <table:table-cell office:value-type="float" office:value="294977">
            <text:p>294977</text:p>
          </table:table-cell>
          <table:table-cell office:value-type="float" office:value="4.9162833333333">
            <text:p>4.9162833333</text:p>
          </table:table-cell>
          <table:table-cell office:value-type="string">
            <text:p>Souvent</text:p>
          </table:table-cell>
          <table:table-cell office:value-type="string">
            <text:p>Presque jamais</text:p>
          </table:table-cell>
          <table:table-cell office:value-type="string">
            <text:p>De temps en temps</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Presque jamais</text:p>
          </table:table-cell>
          <table:table-cell office:value-type="string">
            <text:p>De temps en temps</text:p>
          </table:table-cell>
          <table:table-cell office:value-type="string">
            <text:p>Souvent</text:p>
          </table:table-cell>
          <table:table-cell office:value-type="string">
            <text:p>Télévision;Internet;Réseaux sociaux;Votre entourage</text:p>
          </table:table-cell>
          <table:table-cell office:value-type="string">
            <text:p>2 à 3 fois par jour</text:p>
          </table:table-cell>
          <table:table-cell office:value-type="float" office:value="3">
            <text:p>3</text:p>
          </table:table-cell>
          <table:table-cell office:value-type="string">
            <text:p>J'ai essayé de me baser sur mes connaissances.</text:p>
          </table:table-cell>
          <table:table-cell office:value-type="string">
            <text:p>En fonction de ce que je savais sur le sujet et de mon intérêt.</text:p>
          </table:table-cell>
          <table:table-cell office:value-type="string">
            <text:p>Non.</text:p>
          </table:table-cell>
          <table:table-cell office:value-type="string">
            <text:p>elisamirre@hotmail.fr</text:p>
          </table:table-cell>
        </table:table-row>
        <table:table-row table:style-name="ro1">
          <table:table-cell office:value-type="string">
            <text:p>294929_201118_200323_M029049.csv</text:p>
          </table:table-cell>
          <table:table-cell office:value-type="string">
            <text:p>589965_201118_200736_M029049.csv</text:p>
          </table:table-cell>
          <table:table-cell office:value-type="string">
            <text:p>2020-11-18_20:04:16</text:p>
          </table:table-cell>
          <table:table-cell office:value-type="string">
            <text:p>2020-11-18_21:04:16</text:p>
          </table:table-cell>
          <table:table-cell office:value-type="string">
            <text:p>M029049</text:p>
          </table:table-cell>
          <table:table-cell office:value-type="string">
            <text:p>https://www.testable.org/experiment/4303/589965/start</text:p>
          </table:table-cell>
          <table:table-cell office:value-type="float" office:value="209640">
            <text:p>209640</text:p>
          </table:table-cell>
          <table:table-cell office:value-type="float" office:value="3.494">
            <text:p>3.494</text:p>
          </table:table-cell>
          <table:table-cell office:value-type="string">
            <text:p>Presque toujours</text:p>
          </table:table-cell>
          <table:table-cell office:value-type="string">
            <text:p>De temps en temps</text:p>
          </table:table-cell>
          <table:table-cell office:value-type="string">
            <text:p>Souvent</text:p>
          </table:table-cell>
          <table:table-cell table:number-columns-repeated="2" office:value-type="string">
            <text:p>Presque toujours</text:p>
          </table:table-cell>
          <table:table-cell table:number-columns-repeated="2" office:value-type="string">
            <text:p>Souvent</text:p>
          </table:table-cell>
          <table:table-cell table:number-columns-repeated="2" office:value-type="string">
            <text:p>De temps en temps</text:p>
          </table:table-cell>
          <table:table-cell office:value-type="string">
            <text:p>Presque toujours</text:p>
          </table:table-cell>
          <table:table-cell office:value-type="string">
            <text:p>Réseaux sociaux;Votre entourage</text:p>
          </table:table-cell>
          <table:table-cell office:value-type="string">
            <text:p>Plus de 4 à 5 fois par jour</text:p>
          </table:table-cell>
          <table:table-cell office:value-type="float" office:value="2">
            <text:p>2</text:p>
          </table:table-cell>
          <table:table-cell office:value-type="string">
            <text:p>j'ai fait confiance à mes connaissances personnelles</text:p>
          </table:table-cell>
          <table:table-cell office:value-type="string">
            <text:p>Plus j'étais confiant, plus je demandais à ne pas recevoir d'informations supplémentaires, et je mettais aisni beaucoup d'argent dans ce fait</text:p>
          </table:table-cell>
          <table:table-cell office:value-type="string">
            <text:p>oui je le pensais</text:p>
          </table:table-cell>
          <table:table-cell office:value-type="string">
            <text:p>louiscouput@gmail.com</text:p>
          </table:table-cell>
        </table:table-row>
        <table:table-row table:style-name="ro1">
          <table:table-cell office:value-type="string">
            <text:p>294929_201118_201334_M069528.csv</text:p>
          </table:table-cell>
          <table:table-cell office:value-type="string">
            <text:p>589965_201118_201844_1920.csv</text:p>
          </table:table-cell>
          <table:table-cell office:value-type="string">
            <text:p>2020-11-18_20:14:25</text:p>
          </table:table-cell>
          <table:table-cell office:value-type="string">
            <text:p>2020-11-18_21:14:25</text:p>
          </table:table-cell>
          <table:table-cell office:value-type="float" office:value="1920">
            <text:p>1920</text:p>
          </table:table-cell>
          <table:table-cell office:value-type="string">
            <text:p>https://www.testable.org/experiment/4303/589965/start</text:p>
          </table:table-cell>
          <table:table-cell office:value-type="float" office:value="268818">
            <text:p>268818</text:p>
          </table:table-cell>
          <table:table-cell office:value-type="float" office:value="4.4803">
            <text:p>4.4803</text:p>
          </table:table-cell>
          <table:table-cell office:value-type="string">
            <text:p>Presque toujours</text:p>
          </table:table-cell>
          <table:table-cell table:number-columns-repeated="2" office:value-type="string">
            <text:p>Souvent</text:p>
          </table:table-cell>
          <table:table-cell table:number-columns-repeated="3" office:value-type="string">
            <text:p>Presque toujours</text:p>
          </table:table-cell>
          <table:table-cell office:value-type="string">
            <text:p>Souvent</text:p>
          </table:table-cell>
          <table:table-cell table:number-columns-repeated="2" office:value-type="string">
            <text:p>De temps en temps</text:p>
          </table:table-cell>
          <table:table-cell office:value-type="string">
            <text:p>Presque toujours</text:p>
          </table:table-cell>
          <table:table-cell office:value-type="string">
            <text:p>Internet;Réseaux sociaux;Votre entourage</text:p>
          </table:table-cell>
          <table:table-cell office:value-type="string">
            <text:p>2 à 3 fois par jour</text:p>
          </table:table-cell>
          <table:table-cell office:value-type="float" office:value="3">
            <text:p>3</text:p>
          </table:table-cell>
          <table:table-cell office:value-type="string">
            <text:p>Choisir plus de 75 lorsque j'étais sûre de moi et moins de 50 lorsque je doutais</text:p>
          </table:table-cell>
          <table:table-cell office:value-type="string">
            <text:p>Aucune stratégie, j'ai mis le montant pour lequel j'aurais vraiment payé pour cette information</text:p>
          </table:table-cell>
          <table:table-cell office:value-type="string">
            <text:p>Pas réellement</text:p>
          </table:table-cell>
          <table:table-cell office:value-type="string">
            <text:p>velluetm@gmail.com</text:p>
          </table:table-cell>
        </table:table-row>
        <table:table-row table:style-name="ro1">
          <table:table-cell office:value-type="string">
            <text:p>294929_201118_215428_M083021.csv</text:p>
          </table:table-cell>
          <table:table-cell office:value-type="string">
            <text:p>589965_201118_215815_Pierre-Sabio.csv</text:p>
          </table:table-cell>
          <table:table-cell office:value-type="string">
            <text:p>2020-11-18_21:55:24</text:p>
          </table:table-cell>
          <table:table-cell office:value-type="string">
            <text:p>2020-11-18_22:55:24</text:p>
          </table:table-cell>
          <table:table-cell office:value-type="string">
            <text:p>Pierre Sab</text:p>
          </table:table-cell>
          <table:table-cell office:value-type="string">
            <text:p>https://www.testable.org/experiment/4303/589965/start</text:p>
          </table:table-cell>
          <table:table-cell office:value-type="float" office:value="183695">
            <text:p>183695</text:p>
          </table:table-cell>
          <table:table-cell office:value-type="float" office:value="3.0615833333333">
            <text:p>3.0615833333</text:p>
          </table:table-cell>
          <table:table-cell office:value-type="string">
            <text:p>De temps en temps</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Presque toujours</text:p>
          </table:table-cell>
          <table:table-cell office:value-type="string">
            <text:p>Souvent</text:p>
          </table:table-cell>
          <table:table-cell table:number-columns-repeated="3" office:value-type="string">
            <text:p>Presque jamais</text:p>
          </table:table-cell>
          <table:table-cell office:value-type="string">
            <text:p>Internet;Réseaux sociaux;Votre entourage</text:p>
          </table:table-cell>
          <table:table-cell office:value-type="string">
            <text:p>2 à 3 fois par jour</text:p>
          </table:table-cell>
          <table:table-cell office:value-type="string">
            <text:p>3/4</text:p>
          </table:table-cell>
          <table:table-cell office:value-type="string">
            <text:p>De mémoire et instinctivement</text:p>
          </table:table-cell>
          <table:table-cell office:value-type="string">
            <text:p>Si j'étais sûr de la réponse, qu'elle soit 100% vraie ou 100% fausse</text:p>
          </table:table-cell>
          <table:table-cell office:value-type="string">
            <text:p>non</text:p>
          </table:table-cell>
          <table:table-cell office:value-type="string">
            <text:p>pierre.sabio2@gmail.com</text:p>
          </table:table-cell>
        </table:table-row>
        <table:table-row table:style-name="ro1">
          <table:table-cell office:value-type="string">
            <text:p>294929_201118_225627_M068420.csv</text:p>
          </table:table-cell>
          <table:table-cell office:value-type="string">
            <text:p>589965_201118_230047_M068420.csv</text:p>
          </table:table-cell>
          <table:table-cell office:value-type="string">
            <text:p>2020-11-18_22:57:28</text:p>
          </table:table-cell>
          <table:table-cell office:value-type="string">
            <text:p>2020-11-18_23:57:28</text:p>
          </table:table-cell>
          <table:table-cell office:value-type="string">
            <text:p>M068420</text:p>
          </table:table-cell>
          <table:table-cell office:value-type="string">
            <text:p>https://www.testable.org/experiment/4303/589965/start</text:p>
          </table:table-cell>
          <table:table-cell office:value-type="float" office:value="225165">
            <text:p>225165</text:p>
          </table:table-cell>
          <table:table-cell office:value-type="float" office:value="3.75275">
            <text:p>3.75275</text:p>
          </table:table-cell>
          <table:table-cell office:value-type="string">
            <text:p>De temps en temps</text:p>
          </table:table-cell>
          <table:table-cell office:value-type="string">
            <text:p>Presque jamais</text:p>
          </table:table-cell>
          <table:table-cell office:value-type="string">
            <text:p>Souvent</text:p>
          </table:table-cell>
          <table:table-cell office:value-type="string">
            <text:p>De temps en temps</text:p>
          </table:table-cell>
          <table:table-cell office:value-type="string">
            <text:p>Souvent</text:p>
          </table:table-cell>
          <table:table-cell office:value-type="string">
            <text:p>De temps en temps</text:p>
          </table:table-cell>
          <table:table-cell table:number-columns-repeated="2" office:value-type="string">
            <text:p>Souvent</text:p>
          </table:table-cell>
          <table:table-cell table:number-columns-repeated="2" office:value-type="string">
            <text:p>Presque toujours</text:p>
          </table:table-cell>
          <table:table-cell office:value-type="string">
            <text:p>Télévision;Radio;Journaux et magazines papier;Internet;Votre entourage</text:p>
          </table:table-cell>
          <table:table-cell office:value-type="string">
            <text:p>2 à 3 fois par semaine</text:p>
          </table:table-cell>
          <table:table-cell office:value-type="float" office:value="3">
            <text:p>3</text:p>
          </table:table-cell>
          <table:table-cell office:value-type="string">
            <text:p>intuition</text:p>
          </table:table-cell>
          <table:table-cell office:value-type="string">
            <text:p>si le sujet m'intéressait</text:p>
          </table:table-cell>
          <table:table-cell office:value-type="string">
            <text:p>oui</text:p>
          </table:table-cell>
          <table:table-cell office:value-type="string">
            <text:p>floriane.sebille@edu.em-lyon.com</text:p>
          </table:table-cell>
        </table:table-row>
        <table:table-row table:style-name="ro1">
          <table:table-cell office:value-type="string">
            <text:p>294929_201119_052153_M052711.csv</text:p>
          </table:table-cell>
          <table:table-cell office:value-type="string">
            <text:p>589965_201119_052456_malka.brafman@gmail.com.csv</text:p>
          </table:table-cell>
          <table:table-cell office:value-type="string">
            <text:p>2020-11-19_05:22:24</text:p>
          </table:table-cell>
          <table:table-cell office:value-type="string">
            <text:p>2020-11-19_06:22:24</text:p>
          </table:table-cell>
          <table:table-cell office:value-type="string">
            <text:p>malka.braf</text:p>
          </table:table-cell>
          <table:table-cell office:value-type="string">
            <text:p>https://www.testable.org/experiment/4303/589965/start</text:p>
          </table:table-cell>
          <table:table-cell office:value-type="float" office:value="165734">
            <text:p>165734</text:p>
          </table:table-cell>
          <table:table-cell office:value-type="float" office:value="2.7622333333333">
            <text:p>2.7622333333</text:p>
          </table:table-cell>
          <table:table-cell office:value-type="string">
            <text:p>Presque toujours</text:p>
          </table:table-cell>
          <table:table-cell office:value-type="string">
            <text:p>De temps en temps</text:p>
          </table:table-cell>
          <table:table-cell table:number-columns-repeated="2" office:value-type="string">
            <text:p>Souvent</text:p>
          </table:table-cell>
          <table:table-cell office:value-type="string">
            <text:p>Presque toujours</text:p>
          </table:table-cell>
          <table:table-cell table:number-columns-repeated="2" office:value-type="string">
            <text:p>Souvent</text:p>
          </table:table-cell>
          <table:table-cell office:value-type="string">
            <text:p>Presque jamais</text:p>
          </table:table-cell>
          <table:table-cell table:number-columns-repeated="2" office:value-type="string">
            <text:p>De temps en temps</text:p>
          </table:table-cell>
          <table:table-cell office:value-type="string">
            <text:p>Télévision;Journaux et magazines papier;Internet;Réseaux sociaux;Votre entourage</text:p>
          </table:table-cell>
          <table:table-cell office:value-type="string">
            <text:p>1 fois par jour</text:p>
          </table:table-cell>
          <table:table-cell office:value-type="float" office:value="5">
            <text:p>5</text:p>
          </table:table-cell>
          <table:table-cell office:value-type="string">
            <text:p>Je me suis fiée à mon intuition</text:p>
          </table:table-cell>
          <table:table-cell office:value-type="string">
            <text:p>J'ai évalué en fonction de l'intérêt que je portais à la question</text:p>
          </table:table-cell>
          <table:table-cell office:value-type="string">
            <text:p>Oui</text:p>
          </table:table-cell>
          <table:table-cell office:value-type="string">
            <text:p>malka.brafman@gmail.com</text:p>
          </table:table-cell>
        </table:table-row>
        <table:table-row table:style-name="ro1">
          <table:table-cell office:value-type="string">
            <text:p>294929_201119_101505_M065096.csv</text:p>
          </table:table-cell>
          <table:table-cell office:value-type="string">
            <text:p>589965_201119_102035_Grégoire-Bon.csv</text:p>
          </table:table-cell>
          <table:table-cell office:value-type="string">
            <text:p>2020-11-19_10:16:20</text:p>
          </table:table-cell>
          <table:table-cell office:value-type="string">
            <text:p>2020-11-19_11:16:20</text:p>
          </table:table-cell>
          <table:table-cell office:value-type="string">
            <text:p>Grégoire B</text:p>
          </table:table-cell>
          <table:table-cell office:value-type="string">
            <text:p>https://www.testable.org/experiment/4303/589965/start</text:p>
          </table:table-cell>
          <table:table-cell office:value-type="float" office:value="277964">
            <text:p>277964</text:p>
          </table:table-cell>
          <table:table-cell office:value-type="float" office:value="4.6327333333333">
            <text:p>4.6327333333</text:p>
          </table:table-cell>
          <table:table-cell office:value-type="string">
            <text:p>Souvent</text:p>
          </table:table-cell>
          <table:table-cell office:value-type="string">
            <text:p>Presque jamais</text:p>
          </table:table-cell>
          <table:table-cell office:value-type="string">
            <text:p>Presque toujours</text:p>
          </table:table-cell>
          <table:table-cell office:value-type="string">
            <text:p>Presque jamais</text:p>
          </table:table-cell>
          <table:table-cell office:value-type="string">
            <text:p>Presque toujours</text:p>
          </table:table-cell>
          <table:table-cell table:number-columns-repeated="2" office:value-type="string">
            <text:p>De temps en temp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Télévision;Internet;Réseaux sociaux;Votre entourage</text:p>
          </table:table-cell>
          <table:table-cell office:value-type="string">
            <text:p>1 fois par jour</text:p>
          </table:table-cell>
          <table:table-cell office:value-type="float" office:value="5">
            <text:p>5</text:p>
          </table:table-cell>
          <table:table-cell office:value-type="string">
            <text:p>La vraisemblance de l'information, mes connaissances personnelles et la forme journalistique.</text:p>
          </table:table-cell>
          <table:table-cell office:value-type="string">
            <text:p>Si le sujet m'intéressait ou non.</text:p>
          </table:table-cell>
          <table:table-cell office:value-type="string">
            <text:p>Oui</text:p>
          </table:table-cell>
          <table:table-cell office:value-type="string">
            <text:p>bon.gregoire@orange.fr</text:p>
          </table:table-cell>
        </table:table-row>
        <table:table-row table:style-name="ro1">
          <table:table-cell office:value-type="string">
            <text:p>294929_201119_104144_M050495.csv</text:p>
          </table:table-cell>
          <table:table-cell office:value-type="string">
            <text:p>589965_201119_104549_M050495.csv</text:p>
          </table:table-cell>
          <table:table-cell office:value-type="string">
            <text:p>2020-11-19_10:42:09</text:p>
          </table:table-cell>
          <table:table-cell office:value-type="string">
            <text:p>2020-11-19_11:42:09</text:p>
          </table:table-cell>
          <table:table-cell office:value-type="string">
            <text:p>M050495</text:p>
          </table:table-cell>
          <table:table-cell office:value-type="string">
            <text:p>https://www.testable.org/experiment/4303/589965/start</text:p>
          </table:table-cell>
          <table:table-cell office:value-type="float" office:value="233140">
            <text:p>233140</text:p>
          </table:table-cell>
          <table:table-cell office:value-type="float" office:value="3.8856666666667">
            <text:p>3.8856666667</text:p>
          </table:table-cell>
          <table:table-cell office:value-type="string">
            <text:p>Souvent</text:p>
          </table:table-cell>
          <table:table-cell office:value-type="string">
            <text:p>Presque toujours</text:p>
          </table:table-cell>
          <table:table-cell table:number-columns-repeated="2" office:value-type="string">
            <text:p>De temps en temps</text:p>
          </table:table-cell>
          <table:table-cell office:value-type="string">
            <text:p>Presque toujours</text:p>
          </table:table-cell>
          <table:table-cell office:value-type="string">
            <text:p>Souvent</text:p>
          </table:table-cell>
          <table:table-cell office:value-type="string">
            <text:p>De temps en temps</text:p>
          </table:table-cell>
          <table:table-cell office:value-type="string">
            <text:p>Presque jamais</text:p>
          </table:table-cell>
          <table:table-cell office:value-type="string">
            <text:p>Presque toujours</text:p>
          </table:table-cell>
          <table:table-cell office:value-type="string">
            <text:p>De temps en temps</text:p>
          </table:table-cell>
          <table:table-cell office:value-type="string">
            <text:p>Télévision;Radio;Journaux et magazines papier;Internet;Réseaux sociaux;Votre entourage</text:p>
          </table:table-cell>
          <table:table-cell office:value-type="string">
            <text:p>Plus de 4 à 5 fois par jour</text:p>
          </table:table-cell>
          <table:table-cell office:value-type="string">
            <text:p>Télévision, téléphone, magazine : 3</text:p>
          </table:table-cell>
          <table:table-cell office:value-type="string">
            <text:p>En fonction de la probabilité de l'information en fonction de mes connaissances de l'actualité, et du détail des informations données (choffres, comparaison, etc)</text:p>
          </table:table-cell>
          <table:table-cell office:value-type="string">
            <text:p>sur les questions qui m'intérressaient,et celles dont je n'étais vraiment pas sure</text:p>
          </table:table-cell>
          <table:table-cell office:value-type="string">
            <text:p>oui</text:p>
          </table:table-cell>
          <table:table-cell office:value-type="string">
            <text:p>sasha.mantel@gmail.com</text:p>
          </table:table-cell>
        </table:table-row>
        <table:table-row table:style-name="ro1">
          <table:table-cell office:value-type="string">
            <text:p>294929_201119_104639_M035894.csv</text:p>
          </table:table-cell>
          <table:table-cell office:value-type="string">
            <text:p>589965_201119_105304_M035894.csv</text:p>
          </table:table-cell>
          <table:table-cell office:value-type="string">
            <text:p>2020-11-19_10:47:33</text:p>
          </table:table-cell>
          <table:table-cell office:value-type="string">
            <text:p>2020-11-19_11:47:33</text:p>
          </table:table-cell>
          <table:table-cell office:value-type="string">
            <text:p>M035894</text:p>
          </table:table-cell>
          <table:table-cell office:value-type="string">
            <text:p>https://www.testable.org/experiment/4303/589965/start</text:p>
          </table:table-cell>
          <table:table-cell office:value-type="float" office:value="345613">
            <text:p>345613</text:p>
          </table:table-cell>
          <table:table-cell office:value-type="float" office:value="5.7602166666667">
            <text:p>5.7602166667</text:p>
          </table:table-cell>
          <table:table-cell office:value-type="string">
            <text:p>De temps en temps</text:p>
          </table:table-cell>
          <table:table-cell office:value-type="string">
            <text:p>Presque jamais</text:p>
          </table:table-cell>
          <table:table-cell office:value-type="string">
            <text:p>De temps en temps</text:p>
          </table:table-cell>
          <table:table-cell office:value-type="string">
            <text:p>Presque jamais</text:p>
          </table:table-cell>
          <table:table-cell table:number-columns-repeated="2" office:value-type="string">
            <text:p>Souvent</text:p>
          </table:table-cell>
          <table:table-cell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Télévision;Radio;Internet;Votre entourage</text:p>
          </table:table-cell>
          <table:table-cell office:value-type="string">
            <text:p>1 fois par semaine</text:p>
          </table:table-cell>
          <table:table-cell office:value-type="string">
            <text:p>Pas beaucoup</text:p>
          </table:table-cell>
          <table:table-cell office:value-type="string">
            <text:p>En fonction de mes connaissances, soit je n'étais pas sûre et je mettais entre 20 et 40%, soit 70-100%</text:p>
          </table:table-cell>
          <table:table-cell office:value-type="string">
            <text:p>En fonction de si ces informations m'intéressaient ou non</text:p>
          </table:table-cell>
          <table:table-cell office:value-type="string">
            <text:p>Peut-être, c'est le hasard</text:p>
          </table:table-cell>
          <table:table-cell office:value-type="string">
            <text:p>emmabl@orange.fr</text:p>
          </table:table-cell>
        </table:table-row>
        <table:table-row table:style-name="ro1">
          <table:table-cell office:value-type="string">
            <text:p>294929_201119_131019_M033678.csv</text:p>
          </table:table-cell>
          <table:table-cell office:value-type="string">
            <text:p>589965_201119_131852_M033678.csv</text:p>
          </table:table-cell>
          <table:table-cell office:value-type="string">
            <text:p>2020-11-19_13:14:27</text:p>
          </table:table-cell>
          <table:table-cell office:value-type="string">
            <text:p>2020-11-19_14:14:27</text:p>
          </table:table-cell>
          <table:table-cell office:value-type="string">
            <text:p>M033678</text:p>
          </table:table-cell>
          <table:table-cell office:value-type="string">
            <text:p>https://www.testable.org/experiment/4303/589965/start</text:p>
          </table:table-cell>
          <table:table-cell office:value-type="float" office:value="278143">
            <text:p>278143</text:p>
          </table:table-cell>
          <table:table-cell office:value-type="float" office:value="4.6357166666667">
            <text:p>4.6357166667</text:p>
          </table:table-cell>
          <table:table-cell office:value-type="string">
            <text:p>Presque toujours</text:p>
          </table:table-cell>
          <table:table-cell office:value-type="string">
            <text:p>Presque jamais</text:p>
          </table:table-cell>
          <table:table-cell office:value-type="string">
            <text:p>De temps en temps</text:p>
          </table:table-cell>
          <table:table-cell table:number-columns-repeated="2" office:value-type="string">
            <text:p>Souvent</text:p>
          </table:table-cell>
          <table:table-cell table:number-columns-repeated="2" office:value-type="string">
            <text:p>Presque toujours</text:p>
          </table:table-cell>
          <table:table-cell office:value-type="string">
            <text:p>Souvent</text:p>
          </table:table-cell>
          <table:table-cell table:number-columns-repeated="2" office:value-type="string">
            <text:p>De temps en temps</text:p>
          </table:table-cell>
          <table:table-cell office:value-type="string">
            <text:p>Réseaux sociaux;Votre entourage</text:p>
          </table:table-cell>
          <table:table-cell office:value-type="string">
            <text:p>2 à 3 fois par semaine</text:p>
          </table:table-cell>
          <table:table-cell office:value-type="float" office:value="2">
            <text:p>2</text:p>
          </table:table-cell>
          <table:table-cell office:value-type="string">
            <text:p>j'essayais de retranscrir mon ressenti du mieux que je pouvais</text:p>
          </table:table-cell>
          <table:table-cell office:value-type="string">
            <text:p>si je voulais vraiment une information je mettais un UME assez fort</text:p>
          </table:table-cell>
          <table:table-cell office:value-type="string">
            <text:p>oui</text:p>
          </table:table-cell>
          <table:table-cell office:value-type="string">
            <text:p>alex.ferriere78@gmail.com</text:p>
          </table:table-cell>
        </table:table-row>
        <table:table-row table:style-name="ro1">
          <table:table-cell office:value-type="string">
            <text:p>294929_201119_132535_M039218.csv</text:p>
          </table:table-cell>
          <table:table-cell office:value-type="string">
            <text:p>589965_201119_133005_camille.delorme@itech.fr.csv</text:p>
          </table:table-cell>
          <table:table-cell office:value-type="string">
            <text:p>2020-11-19_13:26:53</text:p>
          </table:table-cell>
          <table:table-cell office:value-type="string">
            <text:p>2020-11-19_14:26:53</text:p>
          </table:table-cell>
          <table:table-cell office:value-type="string">
            <text:p>camille.de</text:p>
          </table:table-cell>
          <table:table-cell office:value-type="string">
            <text:p>https://www.testable.org/experiment/4303/589965/start</text:p>
          </table:table-cell>
          <table:table-cell office:value-type="float" office:value="205997">
            <text:p>205997</text:p>
          </table:table-cell>
          <table:table-cell office:value-type="float" office:value="3.4332833333333">
            <text:p>3.4332833333</text:p>
          </table:table-cell>
          <table:table-cell office:value-type="string">
            <text:p>Presque toujours</text:p>
          </table:table-cell>
          <table:table-cell table:number-columns-repeated="2" office:value-type="string">
            <text:p>Souvent</text:p>
          </table:table-cell>
          <table:table-cell office:value-type="string">
            <text:p>De temps en temps</text:p>
          </table:table-cell>
          <table:table-cell office:value-type="string">
            <text:p>Souvent</text:p>
          </table:table-cell>
          <table:table-cell office:value-type="string">
            <text:p>Presque toujours</text:p>
          </table:table-cell>
          <table:table-cell table:number-columns-repeated="2" office:value-type="string">
            <text:p>Souvent</text:p>
          </table:table-cell>
          <table:table-cell table:number-columns-repeated="2" office:value-type="string">
            <text:p>De temps en temps</text:p>
          </table:table-cell>
          <table:table-cell office:value-type="string">
            <text:p>Télévision;Radio;Internet;Réseaux sociaux;Votre entourage</text:p>
          </table:table-cell>
          <table:table-cell office:value-type="string">
            <text:p>2 à 3 fois par jour</text:p>
          </table:table-cell>
          <table:table-cell office:value-type="float" office:value="2">
            <text:p>2</text:p>
          </table:table-cell>
          <table:table-cell office:value-type="string">
            <text:p>Grâce à mon bon sens en général ou parfois grâce à mes connaissances</text:p>
          </table:table-cell>
          <table:table-cell office:value-type="string">
            <text:p>j'ai choisi les informations supplémentaires à propos des sujets qui m'intéressaient le plus</text:p>
          </table:table-cell>
          <table:table-cell office:value-type="string">
            <text:p>Non je ne pensais pas car ça ferait beaucoup de mail à envoyer</text:p>
          </table:table-cell>
          <table:table-cell office:value-type="string">
            <text:p>camille.delorme@itech.fr</text:p>
          </table:table-cell>
        </table:table-row>
        <table:table-row table:style-name="ro1">
          <table:table-cell office:value-type="string">
            <text:p>294929_201119_142549_M075979.csv</text:p>
          </table:table-cell>
          <table:table-cell office:value-type="string">
            <text:p>589965_201119_143117_M075979.csv</text:p>
          </table:table-cell>
          <table:table-cell office:value-type="string">
            <text:p>2020-11-19_14:27:03</text:p>
          </table:table-cell>
          <table:table-cell office:value-type="string">
            <text:p>2020-11-19_15:27:03</text:p>
          </table:table-cell>
          <table:table-cell office:value-type="string">
            <text:p>M075979</text:p>
          </table:table-cell>
          <table:table-cell office:value-type="string">
            <text:p>https://www.testable.org/experiment/4303/589965/start</text:p>
          </table:table-cell>
          <table:table-cell office:value-type="float" office:value="267096">
            <text:p>267096</text:p>
          </table:table-cell>
          <table:table-cell office:value-type="float" office:value="4.4516">
            <text:p>4.4516</text:p>
          </table:table-cell>
          <table:table-cell table:number-columns-repeated="2" office:value-type="string">
            <text:p>Souvent</text:p>
          </table:table-cell>
          <table:table-cell office:value-type="string">
            <text:p>Presque toujours</text:p>
          </table:table-cell>
          <table:table-cell table:number-columns-repeated="2"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Souvent</text:p>
          </table:table-cell>
          <table:table-cell office:value-type="string">
            <text:p>Presque toujours</text:p>
          </table:table-cell>
          <table:table-cell office:value-type="string">
            <text:p>Télévision;Internet;Réseaux sociaux</text:p>
          </table:table-cell>
          <table:table-cell office:value-type="string">
            <text:p>1 fois par jour</text:p>
          </table:table-cell>
          <table:table-cell office:value-type="float" office:value="3">
            <text:p>3</text:p>
          </table:table-cell>
          <table:table-cell office:value-type="string">
            <text:p>Plus j'étais sûr de ma réponse, plus je me rapprochais de 100 ou -100, au contraire, moins j'étais sûr de ma réponse, plus je me rapprocahis de 0.</text:p>
          </table:table-cell>
          <table:table-cell office:value-type="string">
            <text:p>Je choisissais d'avoir des suppléments d'informations de sujets qui m'intéressaient ou de sujets dont je jugeais que ma connaissance n'était pas suffisante.</text:p>
          </table:table-cell>
          <table:table-cell office:value-type="string">
            <text:p>Oui</text:p>
          </table:table-cell>
          <table:table-cell office:value-type="string">
            <text:p>louis.brabet@gmail.com</text:p>
          </table:table-cell>
        </table:table-row>
        <table:table-row table:style-name="ro1">
          <table:table-cell office:value-type="string">
            <text:p>294929_201119_154306_M003368.csv</text:p>
          </table:table-cell>
          <table:table-cell office:value-type="string">
            <text:p>589965_201119_154636_LC55.csv</text:p>
          </table:table-cell>
          <table:table-cell office:value-type="string">
            <text:p>2020-11-19_15:44:04</text:p>
          </table:table-cell>
          <table:table-cell office:value-type="string">
            <text:p>2020-11-19_16:44:04</text:p>
          </table:table-cell>
          <table:table-cell office:value-type="string">
            <text:p>LC55</text:p>
          </table:table-cell>
          <table:table-cell office:value-type="string">
            <text:p>https://www.testable.org/experiment/4303/589965/start</text:p>
          </table:table-cell>
          <table:table-cell office:value-type="float" office:value="170415">
            <text:p>170415</text:p>
          </table:table-cell>
          <table:table-cell office:value-type="float" office:value="2.84025">
            <text:p>2.84025</text:p>
          </table:table-cell>
          <table:table-cell office:value-type="string">
            <text:p>De temps en temps</text:p>
          </table:table-cell>
          <table:table-cell office:value-type="string">
            <text:p>Souvent</text:p>
          </table:table-cell>
          <table:table-cell table:number-columns-repeated="4" office:value-type="string">
            <text:p>Presque toujours</text:p>
          </table:table-cell>
          <table:table-cell table:number-columns-repeated="2" office:value-type="string">
            <text:p>Souvent</text:p>
          </table:table-cell>
          <table:table-cell office:value-type="string">
            <text:p>Presque jamais</text:p>
          </table:table-cell>
          <table:table-cell office:value-type="string">
            <text:p>De temps en temps</text:p>
          </table:table-cell>
          <table:table-cell office:value-type="string">
            <text:p>Journaux et magazines papier</text:p>
          </table:table-cell>
          <table:table-cell office:value-type="string">
            <text:p>1 fois par jour</text:p>
          </table:table-cell>
          <table:table-cell office:value-type="float" office:value="4">
            <text:p>4</text:p>
          </table:table-cell>
          <table:table-cell office:value-type="string">
            <text:p>bon sens, suspiscion</text:p>
          </table:table-cell>
          <table:table-cell office:value-type="string">
            <text:p>interet</text:p>
          </table:table-cell>
          <table:table-cell office:value-type="string">
            <text:p>non</text:p>
          </table:table-cell>
          <table:table-cell office:value-type="string">
            <text:p>chevalier.leotm@wanadoo.fr</text:p>
          </table:table-cell>
        </table:table-row>
        <table:table-row table:style-name="ro1">
          <table:table-cell office:value-type="string">
            <text:p>294929_201119_185526_M032176.csv</text:p>
          </table:table-cell>
          <table:table-cell office:value-type="string">
            <text:p>589965_201119_190021_cg.csv</text:p>
          </table:table-cell>
          <table:table-cell office:value-type="string">
            <text:p>2020-11-19_18:56:40</text:p>
          </table:table-cell>
          <table:table-cell office:value-type="string">
            <text:p>2020-11-19_19:56:40</text:p>
          </table:table-cell>
          <table:table-cell office:value-type="string">
            <text:p>cg</text:p>
          </table:table-cell>
          <table:table-cell office:value-type="string">
            <text:p>https://www.testable.org/experiment/4303/589965/start</text:p>
          </table:table-cell>
          <table:table-cell office:value-type="float" office:value="234264">
            <text:p>234264</text:p>
          </table:table-cell>
          <table:table-cell office:value-type="float" office:value="3.9044">
            <text:p>3.9044</text:p>
          </table:table-cell>
          <table:table-cell office:value-type="string">
            <text:p>Presque toujours</text:p>
          </table:table-cell>
          <table:table-cell office:value-type="string">
            <text:p>Souvent</text:p>
          </table:table-cell>
          <table:table-cell office:value-type="string">
            <text:p>Presque jamais</text:p>
          </table:table-cell>
          <table:table-cell table:number-columns-repeated="2" office:value-type="string">
            <text:p>Souvent</text:p>
          </table:table-cell>
          <table:table-cell table:number-columns-repeated="2" office:value-type="string">
            <text:p>Presque toujours</text:p>
          </table:table-cell>
          <table:table-cell office:value-type="string">
            <text:p>De temps en temps</text:p>
          </table:table-cell>
          <table:table-cell office:value-type="string">
            <text:p>Presque toujours</text:p>
          </table:table-cell>
          <table:table-cell office:value-type="string">
            <text:p>De temps en temps</text:p>
          </table:table-cell>
          <table:table-cell office:value-type="string">
            <text:p>Télévision;Internet;Réseaux sociaux;Votre entourage</text:p>
          </table:table-cell>
          <table:table-cell office:value-type="string">
            <text:p>4 à 5 fois parsemaine</text:p>
          </table:table-cell>
          <table:table-cell office:value-type="float" office:value="3">
            <text:p>3</text:p>
          </table:table-cell>
          <table:table-cell office:value-type="string">
            <text:p>si je pense que cest vrai ou faux, je veux que le robot change ma reponse que siil est sur d'avoir bon donc au moins 50</text:p>
          </table:table-cell>
          <table:table-cell office:value-type="string">
            <text:p>je n'en veux pas specilement, et je ne veux pas perdre d'argent surtout</text:p>
          </table:table-cell>
          <table:table-cell office:value-type="string">
            <text:p>non</text:p>
          </table:table-cell>
          <table:table-cell office:value-type="string">
            <text:p>c.gery1999@laposte.net</text:p>
          </table:table-cell>
        </table:table-row>
        <table:table-row table:style-name="ro1" table:number-rows-repeated="1048494">
          <table:table-cell table:number-columns-repeated="25"/>
        </table:table-row>
        <table:table-row table:style-name="ro1">
          <table:table-cell table:number-columns-repeated="25"/>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number:min-integer-digits="1" number:grouping="true"/>
    </number:currency-style>
    <number:currency-style style:name="N122">
      <style:text-properties fo:color="#ff0000"/>
      <number:text>-</number:text>
      <number:currency-symbol number:language="en" number:country="GB">£</number:currency-symbol>
      <number:number number:decimal-places="2" number:min-integer-digits="1" number:grouping="true"/>
      <style:map style:condition="value()&gt;=0" style:apply-style-name="N122P0"/>
    </number:currency-style>
    <number:number-style style:name="N106P0" style:volatile="true">
      <number:text>£</number:text>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text>£</number:text>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text>£</number:text>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text>£</number:text>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text> </number:text>
      <number:number number:decimal-places="0" number:min-integer-digits="1" number:grouping="true"/>
      <number:text> </number:text>
    </number:number-style>
    <number:number-style style:name="N114P1" style:volatile="true">
      <number:text>-</number:text>
      <number:number number:decimal-places="0" number:min-integer-digits="1" number:grouping="true"/>
      <number:text> </number:text>
    </number:number-style>
    <number:number-style style:name="N114P2" style:volatile="true">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0" number:min-integer-digits="1" number:grouping="true"/>
      <number:text> </number:text>
    </number:number-style>
    <number:number-style style:name="N115P1" style:volatile="true">
      <number:text>-£</number:text>
      <number:number number:decimal-places="0" number:min-integer-digits="1" number:grouping="true"/>
      <number:text> </number:text>
    </number:number-style>
    <number:number-style style:name="N115P2" style:volatile="true">
      <number:text> £-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number:text> </number:text>
      <number:number number:decimal-places="2" number:min-integer-digits="1" number:grouping="true"/>
      <number:text> </number:text>
    </number:number-style>
    <number:number-style style:name="N116P1" style:volatile="true">
      <number:text>-</number:text>
      <number:number number:decimal-places="2" number:min-integer-digits="1" number:grouping="true"/>
      <number:text> </number:text>
    </number:number-style>
    <number:number-style style:name="N116P2" style:volatile="true">
      <number:text> -</number:text>
      <number:number number: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17P0" style:volatile="true">
      <number:text> £</number:text>
      <number:number number:decimal-places="2" number:min-integer-digits="1" number:grouping="true"/>
      <number:text> </number:text>
    </number:number-style>
    <number:number-style style:name="N117P1" style:volatile="true">
      <number:text>-£</number:text>
      <number:number number:decimal-places="2" number:min-integer-digits="1" number:grouping="true"/>
      <number:text> </number:text>
    </number:number-style>
    <number:number-style style:name="N117P2" style:volatile="true">
      <number:text> £-</number:text>
      <number:number number: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3" number:min-exponent-digits="1"/>
    </number:number-style>
    <number:date-style style:name="N16106" number:language="en" number:country="GB">
      <number:day number:style="long"/>
      <number:text>-</number:text>
      <number:month number:textual="true"/>
      <number:text>-</number:text>
      <number:year/>
    </number:date-style>
    <number:date-style style:name="N16107" number:language="en" number:country="GB">
      <number:day number:style="long"/>
      <number:text>-</number:text>
      <number:month number:textual="true"/>
    </number:date-style>
    <number:date-style style:name="N16108" number:language="en" number:country="GB">
      <number:month number:textual="true"/>
      <number:text>-</number:text>
      <number:year/>
    </number:date-style>
    <number:time-style style:name="N16109" number:language="en" number:country="GB">
      <number:hours/>
      <number:text>:</number:text>
      <number:minutes number:style="long"/>
      <number:text> </number:text>
      <number:am-pm/>
    </number:time-style>
    <number:time-style style:name="N16110" number:language="en" number:country="GB">
      <number:hours/>
      <number:text>:</number:text>
      <number:minutes number:style="long"/>
      <number:text>:</number:text>
      <number:seconds number:style="long"/>
      <number:text> </number:text>
      <number:am-pm/>
    </number:time-style>
    <number:date-style style:name="N16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fo:color="#000000" fo:font-size="11pt" style:font-name-asian="Microsoft YaHei" style:font-size-asian="11pt" style:font-name-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Heading1_20__28_user_29_" style:display-name="Heading1 (user)" style:family="table-cell" style:parent-style-name="Default">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 fo:font-size="16pt" fo:font-style="italic" fo:text-shadow="none" style:text-underline-style="none" fo:font-weight="bold" style:font-size-asian="16pt" style:font-style-asian="italic" style:font-weight-asian="bold" style:font-name-complex="Arial" style:font-size-complex="16pt" style:font-style-complex="italic" style:font-weight-complex="bold"/>
    </style:style>
    <style:style style:name="Result_20__28_user_29_" style:display-name="Result (user)"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style:style style:name="Result2_20__28_user_29_" style:display-name="Result2 (user)" style:family="table-cell" style:parent-style-name="Default" style:data-style-name="N122">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1pt" fo:font-style="italic" fo:text-shadow="none" style:text-underline-style="solid" style:text-underline-width="auto" style:text-underline-color="font-color" fo:font-weight="bold" style:font-size-asian="11pt" style:font-style-asian="italic" style:font-weight-asian="bold" style:font-name-complex="Arial" style:font-size-complex="11pt" style:font-style-complex="italic"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header-style>
        <style:header-footer-properties fo:margin-left="1.9cm" fo:margin-right="1.9cm" fo:margin-bottom="0.612cm"/>
      </style:header-style>
      <style:footer-style>
        <style:header-footer-properties fo:margin-left="1.9cm" fo:margin-right="1.9cm" fo:margin-top="0.612cm"/>
      </style:footer-style>
    </style:page-layout>
    <style:page-layout style:name="Mpm4">
      <style:page-layout-properties style:num-format="1" style:print-orientation="portrait" fo:margin-top="0cm" fo:margin-bottom="0cm" fo:margin-left="0cm" fo:margin-right="0cm" style:first-page-number="continue" style:scale-to="100%"/>
      <style:header-style>
        <style:header-footer-properties fo:margin-left="1.9cm" fo:margin-right="1.9cm" fo:margin-bottom="0.612cm"/>
      </style:header-style>
      <style:footer-style>
        <style:header-footer-properties fo:margin-left="1.9cm" fo:margin-right="1.9cm" fo:margin-top="0.612cm"/>
      </style:footer-style>
    </style:page-layout>
    <style:style style:name="MT1" style:family="text">
      <style:text-properties fo:color="#000000" style:text-outline="false" style:text-line-through-style="none" style:text-position="0% 100%"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1">01/12/2020</text:date>, <text:time>20:10:00</text:time></text:p>
        </style:region-right>
      </style:header>
      <style:header-left style:display="false"/>
      <style:footer>
        <text:p>Page <text:page-number>1</text:page-number> / <text:page-count>99</text:page-count></text:p>
      </style:footer>
      <style:footer-left style:display="false"/>
    </style:master-page>
    <style:master-page style:name="PageStyle_5f_Feuille1" style:display-name="PageStyle_Feuille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 style:display-name="PageStyle_Feuille1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 style:display-name="PageStyle_Feuille1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 style:display-name="PageStyle_Feuille1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 style:display-name="PageStyle_Feuille1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 style:display-name="PageStyle_Feuille1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 style:display-name="PageStyle_Feuille1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 style:display-name="PageStyle_Feuille1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8" style:display-name="PageStyle_Feuille1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9" style:display-name="PageStyle_Feuille1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0" style:display-name="PageStyle_Feuille1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1" style:display-name="PageStyle_Feuille1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2" style:display-name="PageStyle_Feuille1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3" style:display-name="PageStyle_Feuille1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4" style:display-name="PageStyle_Feuille1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5" style:display-name="PageStyle_Feuille1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6" style:display-name="PageStyle_Feuille1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7" style:display-name="PageStyle_Feuille1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8" style:display-name="PageStyle_Feuille1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19" style:display-name="PageStyle_Feuille1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0" style:display-name="PageStyle_Feuille1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1" style:display-name="PageStyle_Feuille1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2" style:display-name="PageStyle_Feuille1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3" style:display-name="PageStyle_Feuille1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4" style:display-name="PageStyle_Feuille1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5" style:display-name="PageStyle_Feuille1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6" style:display-name="PageStyle_Feuille1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7" style:display-name="PageStyle_Feuille1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8" style:display-name="PageStyle_Feuille1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29" style:display-name="PageStyle_Feuille1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0" style:display-name="PageStyle_Feuille1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1" style:display-name="PageStyle_Feuille1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2" style:display-name="PageStyle_Feuille1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3" style:display-name="PageStyle_Feuille1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4" style:display-name="PageStyle_Feuille1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5" style:display-name="PageStyle_Feuille1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6" style:display-name="PageStyle_Feuille1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7" style:display-name="PageStyle_Feuille1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8" style:display-name="PageStyle_Feuille1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39" style:display-name="PageStyle_Feuille1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0" style:display-name="PageStyle_Feuille1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1" style:display-name="PageStyle_Feuille1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2" style:display-name="PageStyle_Feuille1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3" style:display-name="PageStyle_Feuille1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4" style:display-name="PageStyle_Feuille1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5" style:display-name="PageStyle_Feuille1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6" style:display-name="PageStyle_Feuille1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7" style:display-name="PageStyle_Feuille1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8" style:display-name="PageStyle_Feuille1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49" style:display-name="PageStyle_Feuille1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0" style:display-name="PageStyle_Feuille1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1" style:display-name="PageStyle_Feuille1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2" style:display-name="PageStyle_Feuille1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3" style:display-name="PageStyle_Feuille1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4" style:display-name="PageStyle_Feuille1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5" style:display-name="PageStyle_Feuille1 5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6" style:display-name="PageStyle_Feuille1 5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7" style:display-name="PageStyle_Feuille1 5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8" style:display-name="PageStyle_Feuille1 5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59" style:display-name="PageStyle_Feuille1 59"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0" style:display-name="PageStyle_Feuille1 60"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1" style:display-name="PageStyle_Feuille1 6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2" style:display-name="PageStyle_Feuille1 6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3" style:display-name="PageStyle_Feuille1 6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4" style:display-name="PageStyle_Feuille1 6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5" style:display-name="PageStyle_Feuille1 65"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6" style:display-name="PageStyle_Feuille1 66"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7" style:display-name="PageStyle_Feuille1 67"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8" style:display-name="PageStyle_Feuille1 68"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69" style:display-name="PageStyle_Feuille1 69"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0" style:display-name="PageStyle_Feuille1 70"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1" style:display-name="PageStyle_Feuille1 7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2" style:display-name="PageStyle_Feuille1 7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3" style:display-name="PageStyle_Feuille1 7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4" style:display-name="PageStyle_Feuille1 7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5" style:display-name="PageStyle_Feuille1 75"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6" style:display-name="PageStyle_Feuille1 76"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7" style:display-name="PageStyle_Feuille1 77"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8" style:display-name="PageStyle_Feuille1 78"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79" style:display-name="PageStyle_Feuille1 79"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1_20_80" style:display-name="PageStyle_Feuille1 80"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1T20:09:59.96</dc:date>
    <dc:creator>Valentin Guigon</dc:creator>
    <meta:document-statistic meta:table-count="1" meta:cell-count="2025" meta:object-count="0"/>
    <meta:generator>OpenOffice/4.1.7$Win32 OpenOffice.org_project/417m1$Build-9800</meta:generator>
  </office:meta>
</office:document-meta>
</file>